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ED_0" table:style-name="ta1">
        <table:shapes>
          <draw:frame draw:z-index="0" draw:style-name="gr1" draw:text-style-name="P1" svg:width="356.52mm" svg:height="203.2mm" svg:x="65.88mm" svg:y="12.49mm">
            <loext:p draw:notify-on-update-of-ranges="SEED_0.A5:SEED_0.A5 SEED_0.B5:SEED_0.ALS5 SEED_0.A6:SEED_0.A6 SEED_0.B6:SEED_0.ALS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99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0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07"/>
        </table:table-row>
        <table:table-row table:style-name="ro1">
          <table:table-cell office:value-type="string" calcext:value-type="string">
            <text:p>intiial solution</text:p>
          </table:table-cell>
          <table:table-cell table:number-columns-repeated="200" office:value-type="float" office:value="392110000" calcext:value-type="float">
            <text:p>392110000</text:p>
          </table:table-cell>
          <table:table-cell table:number-columns-repeated="200" office:value-type="float" office:value="392789000" calcext:value-type="float">
            <text:p>392789000</text:p>
          </table:table-cell>
          <table:table-cell table:number-columns-repeated="202" office:value-type="float" office:value="393097000" calcext:value-type="float">
            <text:p>393097000</text:p>
          </table:table-cell>
          <table:table-cell table:number-columns-repeated="201" office:value-type="float" office:value="393205000" calcext:value-type="float">
            <text:p>393205000</text:p>
          </table:table-cell>
          <table:table-cell table:number-columns-repeated="202" office:value-type="float" office:value="393242000" calcext:value-type="float">
            <text:p>393242000</text:p>
          </table:table-cell>
          <table:table-cell office:value-type="float" office:value="393257000" calcext:value-type="float">
            <text:p>393257000</text:p>
          </table:table-cell>
        </table:table-row>
        <table:table-row table:style-name="ro1">
          <table:table-cell office:value-type="string" calcext:value-type="string">
            <text:p>solution after swaps</text:p>
          </table:table-cell>
          <table:table-cell office:value-type="float" office:value="387866000" calcext:value-type="float">
            <text:p>387866000</text:p>
          </table:table-cell>
          <table:table-cell office:value-type="float" office:value="388113000" calcext:value-type="float">
            <text:p>388113000</text:p>
          </table:table-cell>
          <table:table-cell office:value-type="float" office:value="386417000" calcext:value-type="float">
            <text:p>386417000</text:p>
          </table:table-cell>
          <table:table-cell office:value-type="float" office:value="387967000" calcext:value-type="float">
            <text:p>387967000</text:p>
          </table:table-cell>
          <table:table-cell office:value-type="float" office:value="388342000" calcext:value-type="float">
            <text:p>388342000</text:p>
          </table:table-cell>
          <table:table-cell office:value-type="float" office:value="387298000" calcext:value-type="float">
            <text:p>387298000</text:p>
          </table:table-cell>
          <table:table-cell office:value-type="float" office:value="387808000" calcext:value-type="float">
            <text:p>387808000</text:p>
          </table:table-cell>
          <table:table-cell office:value-type="float" office:value="387477000" calcext:value-type="float">
            <text:p>387477000</text:p>
          </table:table-cell>
          <table:table-cell office:value-type="float" office:value="386528000" calcext:value-type="float">
            <text:p>386528000</text:p>
          </table:table-cell>
          <table:table-cell office:value-type="float" office:value="388001000" calcext:value-type="float">
            <text:p>388001000</text:p>
          </table:table-cell>
          <table:table-cell office:value-type="float" office:value="387916000" calcext:value-type="float">
            <text:p>387916000</text:p>
          </table:table-cell>
          <table:table-cell office:value-type="float" office:value="387180000" calcext:value-type="float">
            <text:p>387180000</text:p>
          </table:table-cell>
          <table:table-cell office:value-type="float" office:value="388067000" calcext:value-type="float">
            <text:p>388067000</text:p>
          </table:table-cell>
          <table:table-cell office:value-type="float" office:value="387858000" calcext:value-type="float">
            <text:p>387858000</text:p>
          </table:table-cell>
          <table:table-cell office:value-type="float" office:value="387616000" calcext:value-type="float">
            <text:p>387616000</text:p>
          </table:table-cell>
          <table:table-cell office:value-type="float" office:value="387544000" calcext:value-type="float">
            <text:p>387544000</text:p>
          </table:table-cell>
          <table:table-cell office:value-type="float" office:value="387504000" calcext:value-type="float">
            <text:p>387504000</text:p>
          </table:table-cell>
          <table:table-cell office:value-type="float" office:value="387299000" calcext:value-type="float">
            <text:p>387299000</text:p>
          </table:table-cell>
          <table:table-cell office:value-type="float" office:value="387261000" calcext:value-type="float">
            <text:p>387261000</text:p>
          </table:table-cell>
          <table:table-cell office:value-type="float" office:value="387818000" calcext:value-type="float">
            <text:p>387818000</text:p>
          </table:table-cell>
          <table:table-cell office:value-type="float" office:value="388101000" calcext:value-type="float">
            <text:p>388101000</text:p>
          </table:table-cell>
          <table:table-cell office:value-type="float" office:value="388336000" calcext:value-type="float">
            <text:p>388336000</text:p>
          </table:table-cell>
          <table:table-cell office:value-type="float" office:value="387340000" calcext:value-type="float">
            <text:p>387340000</text:p>
          </table:table-cell>
          <table:table-cell office:value-type="float" office:value="386099000" calcext:value-type="float">
            <text:p>386099000</text:p>
          </table:table-cell>
          <table:table-cell office:value-type="float" office:value="385798000" calcext:value-type="float">
            <text:p>385798000</text:p>
          </table:table-cell>
          <table:table-cell office:value-type="float" office:value="386775000" calcext:value-type="float">
            <text:p>386775000</text:p>
          </table:table-cell>
          <table:table-cell office:value-type="float" office:value="386731000" calcext:value-type="float">
            <text:p>386731000</text:p>
          </table:table-cell>
          <table:table-cell office:value-type="float" office:value="388136000" calcext:value-type="float">
            <text:p>388136000</text:p>
          </table:table-cell>
          <table:table-cell office:value-type="float" office:value="387324000" calcext:value-type="float">
            <text:p>387324000</text:p>
          </table:table-cell>
          <table:table-cell office:value-type="float" office:value="387806000" calcext:value-type="float">
            <text:p>387806000</text:p>
          </table:table-cell>
          <table:table-cell office:value-type="float" office:value="387255000" calcext:value-type="float">
            <text:p>387255000</text:p>
          </table:table-cell>
          <table:table-cell office:value-type="float" office:value="387207000" calcext:value-type="float">
            <text:p>387207000</text:p>
          </table:table-cell>
          <table:table-cell office:value-type="float" office:value="387915000" calcext:value-type="float">
            <text:p>387915000</text:p>
          </table:table-cell>
          <table:table-cell office:value-type="float" office:value="387241000" calcext:value-type="float">
            <text:p>387241000</text:p>
          </table:table-cell>
          <table:table-cell office:value-type="float" office:value="387829000" calcext:value-type="float">
            <text:p>387829000</text:p>
          </table:table-cell>
          <table:table-cell office:value-type="float" office:value="387287000" calcext:value-type="float">
            <text:p>387287000</text:p>
          </table:table-cell>
          <table:table-cell office:value-type="float" office:value="388305000" calcext:value-type="float">
            <text:p>388305000</text:p>
          </table:table-cell>
          <table:table-cell office:value-type="float" office:value="386880000" calcext:value-type="float">
            <text:p>386880000</text:p>
          </table:table-cell>
          <table:table-cell office:value-type="float" office:value="388538000" calcext:value-type="float">
            <text:p>388538000</text:p>
          </table:table-cell>
          <table:table-cell office:value-type="float" office:value="386047000" calcext:value-type="float">
            <text:p>386047000</text:p>
          </table:table-cell>
          <table:table-cell office:value-type="float" office:value="388062000" calcext:value-type="float">
            <text:p>388062000</text:p>
          </table:table-cell>
          <table:table-cell office:value-type="float" office:value="387414000" calcext:value-type="float">
            <text:p>387414000</text:p>
          </table:table-cell>
          <table:table-cell office:value-type="float" office:value="386578000" calcext:value-type="float">
            <text:p>386578000</text:p>
          </table:table-cell>
          <table:table-cell office:value-type="float" office:value="387115000" calcext:value-type="float">
            <text:p>387115000</text:p>
          </table:table-cell>
          <table:table-cell office:value-type="float" office:value="386660000" calcext:value-type="float">
            <text:p>386660000</text:p>
          </table:table-cell>
          <table:table-cell office:value-type="float" office:value="386320000" calcext:value-type="float">
            <text:p>386320000</text:p>
          </table:table-cell>
          <table:table-cell office:value-type="float" office:value="387438000" calcext:value-type="float">
            <text:p>387438000</text:p>
          </table:table-cell>
          <table:table-cell office:value-type="float" office:value="387831000" calcext:value-type="float">
            <text:p>387831000</text:p>
          </table:table-cell>
          <table:table-cell office:value-type="float" office:value="388997000" calcext:value-type="float">
            <text:p>388997000</text:p>
          </table:table-cell>
          <table:table-cell office:value-type="float" office:value="387470000" calcext:value-type="float">
            <text:p>387470000</text:p>
          </table:table-cell>
          <table:table-cell office:value-type="float" office:value="387335000" calcext:value-type="float">
            <text:p>387335000</text:p>
          </table:table-cell>
          <table:table-cell office:value-type="float" office:value="388161000" calcext:value-type="float">
            <text:p>388161000</text:p>
          </table:table-cell>
          <table:table-cell office:value-type="float" office:value="387253000" calcext:value-type="float">
            <text:p>387253000</text:p>
          </table:table-cell>
          <table:table-cell office:value-type="float" office:value="386023000" calcext:value-type="float">
            <text:p>386023000</text:p>
          </table:table-cell>
          <table:table-cell office:value-type="float" office:value="386858000" calcext:value-type="float">
            <text:p>386858000</text:p>
          </table:table-cell>
          <table:table-cell office:value-type="float" office:value="387769000" calcext:value-type="float">
            <text:p>387769000</text:p>
          </table:table-cell>
          <table:table-cell office:value-type="float" office:value="387681000" calcext:value-type="float">
            <text:p>387681000</text:p>
          </table:table-cell>
          <table:table-cell office:value-type="float" office:value="387034000" calcext:value-type="float">
            <text:p>387034000</text:p>
          </table:table-cell>
          <table:table-cell office:value-type="float" office:value="387764000" calcext:value-type="float">
            <text:p>387764000</text:p>
          </table:table-cell>
          <table:table-cell office:value-type="float" office:value="388358000" calcext:value-type="float">
            <text:p>388358000</text:p>
          </table:table-cell>
          <table:table-cell office:value-type="float" office:value="386906000" calcext:value-type="float">
            <text:p>386906000</text:p>
          </table:table-cell>
          <table:table-cell office:value-type="float" office:value="387246000" calcext:value-type="float">
            <text:p>387246000</text:p>
          </table:table-cell>
          <table:table-cell office:value-type="float" office:value="386559000" calcext:value-type="float">
            <text:p>386559000</text:p>
          </table:table-cell>
          <table:table-cell office:value-type="float" office:value="388806000" calcext:value-type="float">
            <text:p>388806000</text:p>
          </table:table-cell>
          <table:table-cell office:value-type="float" office:value="388549000" calcext:value-type="float">
            <text:p>388549000</text:p>
          </table:table-cell>
          <table:table-cell office:value-type="float" office:value="386913000" calcext:value-type="float">
            <text:p>386913000</text:p>
          </table:table-cell>
          <table:table-cell office:value-type="float" office:value="387440000" calcext:value-type="float">
            <text:p>387440000</text:p>
          </table:table-cell>
          <table:table-cell office:value-type="float" office:value="385706000" calcext:value-type="float">
            <text:p>385706000</text:p>
          </table:table-cell>
          <table:table-cell office:value-type="float" office:value="386652000" calcext:value-type="float">
            <text:p>386652000</text:p>
          </table:table-cell>
          <table:table-cell office:value-type="float" office:value="387666000" calcext:value-type="float">
            <text:p>387666000</text:p>
          </table:table-cell>
          <table:table-cell office:value-type="float" office:value="387788000" calcext:value-type="float">
            <text:p>387788000</text:p>
          </table:table-cell>
          <table:table-cell office:value-type="float" office:value="388230000" calcext:value-type="float">
            <text:p>388230000</text:p>
          </table:table-cell>
          <table:table-cell office:value-type="float" office:value="388554000" calcext:value-type="float">
            <text:p>388554000</text:p>
          </table:table-cell>
          <table:table-cell office:value-type="float" office:value="387548000" calcext:value-type="float">
            <text:p>387548000</text:p>
          </table:table-cell>
          <table:table-cell office:value-type="float" office:value="386310000" calcext:value-type="float">
            <text:p>386310000</text:p>
          </table:table-cell>
          <table:table-cell office:value-type="float" office:value="387835000" calcext:value-type="float">
            <text:p>387835000</text:p>
          </table:table-cell>
          <table:table-cell office:value-type="float" office:value="385889000" calcext:value-type="float">
            <text:p>385889000</text:p>
          </table:table-cell>
          <table:table-cell office:value-type="float" office:value="388443000" calcext:value-type="float">
            <text:p>388443000</text:p>
          </table:table-cell>
          <table:table-cell office:value-type="float" office:value="385439000" calcext:value-type="float">
            <text:p>385439000</text:p>
          </table:table-cell>
          <table:table-cell office:value-type="float" office:value="388589000" calcext:value-type="float">
            <text:p>388589000</text:p>
          </table:table-cell>
          <table:table-cell office:value-type="float" office:value="386827000" calcext:value-type="float">
            <text:p>386827000</text:p>
          </table:table-cell>
          <table:table-cell office:value-type="float" office:value="387865000" calcext:value-type="float">
            <text:p>387865000</text:p>
          </table:table-cell>
          <table:table-cell office:value-type="float" office:value="387733000" calcext:value-type="float">
            <text:p>387733000</text:p>
          </table:table-cell>
          <table:table-cell office:value-type="float" office:value="386460000" calcext:value-type="float">
            <text:p>386460000</text:p>
          </table:table-cell>
          <table:table-cell office:value-type="float" office:value="386359000" calcext:value-type="float">
            <text:p>386359000</text:p>
          </table:table-cell>
          <table:table-cell office:value-type="float" office:value="388656000" calcext:value-type="float">
            <text:p>388656000</text:p>
          </table:table-cell>
          <table:table-cell office:value-type="float" office:value="386740000" calcext:value-type="float">
            <text:p>386740000</text:p>
          </table:table-cell>
          <table:table-cell office:value-type="float" office:value="386984000" calcext:value-type="float">
            <text:p>386984000</text:p>
          </table:table-cell>
          <table:table-cell office:value-type="float" office:value="386797000" calcext:value-type="float">
            <text:p>386797000</text:p>
          </table:table-cell>
          <table:table-cell office:value-type="float" office:value="387917000" calcext:value-type="float">
            <text:p>387917000</text:p>
          </table:table-cell>
          <table:table-cell office:value-type="float" office:value="387549000" calcext:value-type="float">
            <text:p>387549000</text:p>
          </table:table-cell>
          <table:table-cell office:value-type="float" office:value="386647000" calcext:value-type="float">
            <text:p>386647000</text:p>
          </table:table-cell>
          <table:table-cell office:value-type="float" office:value="387475000" calcext:value-type="float">
            <text:p>387475000</text:p>
          </table:table-cell>
          <table:table-cell office:value-type="float" office:value="387107000" calcext:value-type="float">
            <text:p>387107000</text:p>
          </table:table-cell>
          <table:table-cell office:value-type="float" office:value="387426000" calcext:value-type="float">
            <text:p>387426000</text:p>
          </table:table-cell>
          <table:table-cell office:value-type="float" office:value="387277000" calcext:value-type="float">
            <text:p>387277000</text:p>
          </table:table-cell>
          <table:table-cell office:value-type="float" office:value="387804000" calcext:value-type="float">
            <text:p>387804000</text:p>
          </table:table-cell>
          <table:table-cell office:value-type="float" office:value="387424000" calcext:value-type="float">
            <text:p>387424000</text:p>
          </table:table-cell>
          <table:table-cell office:value-type="float" office:value="387649000" calcext:value-type="float">
            <text:p>387649000</text:p>
          </table:table-cell>
          <table:table-cell office:value-type="float" office:value="387546000" calcext:value-type="float">
            <text:p>387546000</text:p>
          </table:table-cell>
          <table:table-cell office:value-type="float" office:value="388824000" calcext:value-type="float">
            <text:p>388824000</text:p>
          </table:table-cell>
          <table:table-cell office:value-type="float" office:value="386877000" calcext:value-type="float">
            <text:p>386877000</text:p>
          </table:table-cell>
          <table:table-cell office:value-type="float" office:value="386857000" calcext:value-type="float">
            <text:p>386857000</text:p>
          </table:table-cell>
          <table:table-cell office:value-type="float" office:value="387052000" calcext:value-type="float">
            <text:p>387052000</text:p>
          </table:table-cell>
          <table:table-cell office:value-type="float" office:value="388427000" calcext:value-type="float">
            <text:p>388427000</text:p>
          </table:table-cell>
          <table:table-cell office:value-type="float" office:value="388071000" calcext:value-type="float">
            <text:p>388071000</text:p>
          </table:table-cell>
          <table:table-cell office:value-type="float" office:value="388636000" calcext:value-type="float">
            <text:p>388636000</text:p>
          </table:table-cell>
          <table:table-cell office:value-type="float" office:value="387337000" calcext:value-type="float">
            <text:p>387337000</text:p>
          </table:table-cell>
          <table:table-cell office:value-type="float" office:value="387637000" calcext:value-type="float">
            <text:p>387637000</text:p>
          </table:table-cell>
          <table:table-cell office:value-type="float" office:value="387669000" calcext:value-type="float">
            <text:p>387669000</text:p>
          </table:table-cell>
          <table:table-cell office:value-type="float" office:value="388599000" calcext:value-type="float">
            <text:p>388599000</text:p>
          </table:table-cell>
          <table:table-cell office:value-type="float" office:value="387534000" calcext:value-type="float">
            <text:p>387534000</text:p>
          </table:table-cell>
          <table:table-cell office:value-type="float" office:value="385793000" calcext:value-type="float">
            <text:p>385793000</text:p>
          </table:table-cell>
          <table:table-cell office:value-type="float" office:value="386257000" calcext:value-type="float">
            <text:p>386257000</text:p>
          </table:table-cell>
          <table:table-cell office:value-type="float" office:value="386822000" calcext:value-type="float">
            <text:p>386822000</text:p>
          </table:table-cell>
          <table:table-cell office:value-type="float" office:value="386524000" calcext:value-type="float">
            <text:p>386524000</text:p>
          </table:table-cell>
          <table:table-cell office:value-type="float" office:value="387625000" calcext:value-type="float">
            <text:p>387625000</text:p>
          </table:table-cell>
          <table:table-cell office:value-type="float" office:value="387106000" calcext:value-type="float">
            <text:p>387106000</text:p>
          </table:table-cell>
          <table:table-cell office:value-type="float" office:value="387917000" calcext:value-type="float">
            <text:p>387917000</text:p>
          </table:table-cell>
          <table:table-cell office:value-type="float" office:value="387342000" calcext:value-type="float">
            <text:p>387342000</text:p>
          </table:table-cell>
          <table:table-cell office:value-type="float" office:value="387133000" calcext:value-type="float">
            <text:p>387133000</text:p>
          </table:table-cell>
          <table:table-cell office:value-type="float" office:value="387118000" calcext:value-type="float">
            <text:p>387118000</text:p>
          </table:table-cell>
          <table:table-cell office:value-type="float" office:value="387066000" calcext:value-type="float">
            <text:p>387066000</text:p>
          </table:table-cell>
          <table:table-cell office:value-type="float" office:value="386162000" calcext:value-type="float">
            <text:p>386162000</text:p>
          </table:table-cell>
          <table:table-cell office:value-type="float" office:value="389133000" calcext:value-type="float">
            <text:p>389133000</text:p>
          </table:table-cell>
          <table:table-cell office:value-type="float" office:value="387073000" calcext:value-type="float">
            <text:p>387073000</text:p>
          </table:table-cell>
          <table:table-cell office:value-type="float" office:value="387552000" calcext:value-type="float">
            <text:p>387552000</text:p>
          </table:table-cell>
          <table:table-cell office:value-type="float" office:value="386761000" calcext:value-type="float">
            <text:p>386761000</text:p>
          </table:table-cell>
          <table:table-cell office:value-type="float" office:value="387493000" calcext:value-type="float">
            <text:p>387493000</text:p>
          </table:table-cell>
          <table:table-cell office:value-type="float" office:value="387142000" calcext:value-type="float">
            <text:p>387142000</text:p>
          </table:table-cell>
          <table:table-cell office:value-type="float" office:value="386956000" calcext:value-type="float">
            <text:p>386956000</text:p>
          </table:table-cell>
          <table:table-cell office:value-type="float" office:value="386469000" calcext:value-type="float">
            <text:p>386469000</text:p>
          </table:table-cell>
          <table:table-cell office:value-type="float" office:value="387141000" calcext:value-type="float">
            <text:p>387141000</text:p>
          </table:table-cell>
          <table:table-cell office:value-type="float" office:value="387663000" calcext:value-type="float">
            <text:p>387663000</text:p>
          </table:table-cell>
          <table:table-cell office:value-type="float" office:value="386300000" calcext:value-type="float">
            <text:p>386300000</text:p>
          </table:table-cell>
          <table:table-cell office:value-type="float" office:value="386936000" calcext:value-type="float">
            <text:p>386936000</text:p>
          </table:table-cell>
          <table:table-cell office:value-type="float" office:value="388006000" calcext:value-type="float">
            <text:p>388006000</text:p>
          </table:table-cell>
          <table:table-cell office:value-type="float" office:value="387193000" calcext:value-type="float">
            <text:p>387193000</text:p>
          </table:table-cell>
          <table:table-cell office:value-type="float" office:value="386215000" calcext:value-type="float">
            <text:p>386215000</text:p>
          </table:table-cell>
          <table:table-cell office:value-type="float" office:value="387075000" calcext:value-type="float">
            <text:p>387075000</text:p>
          </table:table-cell>
          <table:table-cell office:value-type="float" office:value="388068000" calcext:value-type="float">
            <text:p>388068000</text:p>
          </table:table-cell>
          <table:table-cell office:value-type="float" office:value="387715000" calcext:value-type="float">
            <text:p>387715000</text:p>
          </table:table-cell>
          <table:table-cell office:value-type="float" office:value="387617000" calcext:value-type="float">
            <text:p>387617000</text:p>
          </table:table-cell>
          <table:table-cell office:value-type="float" office:value="387792000" calcext:value-type="float">
            <text:p>387792000</text:p>
          </table:table-cell>
          <table:table-cell office:value-type="float" office:value="387508000" calcext:value-type="float">
            <text:p>387508000</text:p>
          </table:table-cell>
          <table:table-cell office:value-type="float" office:value="385446000" calcext:value-type="float">
            <text:p>385446000</text:p>
          </table:table-cell>
          <table:table-cell office:value-type="float" office:value="387512000" calcext:value-type="float">
            <text:p>387512000</text:p>
          </table:table-cell>
          <table:table-cell office:value-type="float" office:value="387050000" calcext:value-type="float">
            <text:p>387050000</text:p>
          </table:table-cell>
          <table:table-cell office:value-type="float" office:value="387768000" calcext:value-type="float">
            <text:p>387768000</text:p>
          </table:table-cell>
          <table:table-cell office:value-type="float" office:value="388578000" calcext:value-type="float">
            <text:p>388578000</text:p>
          </table:table-cell>
          <table:table-cell office:value-type="float" office:value="386846000" calcext:value-type="float">
            <text:p>386846000</text:p>
          </table:table-cell>
          <table:table-cell office:value-type="float" office:value="386335000" calcext:value-type="float">
            <text:p>386335000</text:p>
          </table:table-cell>
          <table:table-cell office:value-type="float" office:value="388055000" calcext:value-type="float">
            <text:p>388055000</text:p>
          </table:table-cell>
          <table:table-cell office:value-type="float" office:value="386285000" calcext:value-type="float">
            <text:p>386285000</text:p>
          </table:table-cell>
          <table:table-cell office:value-type="float" office:value="387986000" calcext:value-type="float">
            <text:p>387986000</text:p>
          </table:table-cell>
          <table:table-cell office:value-type="float" office:value="387310000" calcext:value-type="float">
            <text:p>387310000</text:p>
          </table:table-cell>
          <table:table-cell office:value-type="float" office:value="387662000" calcext:value-type="float">
            <text:p>387662000</text:p>
          </table:table-cell>
          <table:table-cell office:value-type="float" office:value="385867000" calcext:value-type="float">
            <text:p>385867000</text:p>
          </table:table-cell>
          <table:table-cell office:value-type="float" office:value="388175000" calcext:value-type="float">
            <text:p>388175000</text:p>
          </table:table-cell>
          <table:table-cell office:value-type="float" office:value="387486000" calcext:value-type="float">
            <text:p>387486000</text:p>
          </table:table-cell>
          <table:table-cell office:value-type="float" office:value="386715000" calcext:value-type="float">
            <text:p>386715000</text:p>
          </table:table-cell>
          <table:table-cell office:value-type="float" office:value="386073000" calcext:value-type="float">
            <text:p>386073000</text:p>
          </table:table-cell>
          <table:table-cell office:value-type="float" office:value="389201000" calcext:value-type="float">
            <text:p>389201000</text:p>
          </table:table-cell>
          <table:table-cell office:value-type="float" office:value="387437000" calcext:value-type="float">
            <text:p>387437000</text:p>
          </table:table-cell>
          <table:table-cell office:value-type="float" office:value="388302000" calcext:value-type="float">
            <text:p>388302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386252000" calcext:value-type="float">
            <text:p>386252000</text:p>
          </table:table-cell>
          <table:table-cell office:value-type="float" office:value="388056000" calcext:value-type="float">
            <text:p>388056000</text:p>
          </table:table-cell>
          <table:table-cell office:value-type="float" office:value="388282000" calcext:value-type="float">
            <text:p>388282000</text:p>
          </table:table-cell>
          <table:table-cell office:value-type="float" office:value="386227000" calcext:value-type="float">
            <text:p>386227000</text:p>
          </table:table-cell>
          <table:table-cell office:value-type="float" office:value="386217000" calcext:value-type="float">
            <text:p>386217000</text:p>
          </table:table-cell>
          <table:table-cell office:value-type="float" office:value="387416000" calcext:value-type="float">
            <text:p>387416000</text:p>
          </table:table-cell>
          <table:table-cell office:value-type="float" office:value="387073000" calcext:value-type="float">
            <text:p>387073000</text:p>
          </table:table-cell>
          <table:table-cell office:value-type="float" office:value="385753000" calcext:value-type="float">
            <text:p>385753000</text:p>
          </table:table-cell>
          <table:table-cell office:value-type="float" office:value="387405000" calcext:value-type="float">
            <text:p>387405000</text:p>
          </table:table-cell>
          <table:table-cell office:value-type="float" office:value="388648000" calcext:value-type="float">
            <text:p>388648000</text:p>
          </table:table-cell>
          <table:table-cell office:value-type="float" office:value="387576000" calcext:value-type="float">
            <text:p>387576000</text:p>
          </table:table-cell>
          <table:table-cell office:value-type="float" office:value="388056000" calcext:value-type="float">
            <text:p>388056000</text:p>
          </table:table-cell>
          <table:table-cell office:value-type="float" office:value="387234000" calcext:value-type="float">
            <text:p>387234000</text:p>
          </table:table-cell>
          <table:table-cell office:value-type="float" office:value="387520000" calcext:value-type="float">
            <text:p>387520000</text:p>
          </table:table-cell>
          <table:table-cell office:value-type="float" office:value="387933000" calcext:value-type="float">
            <text:p>387933000</text:p>
          </table:table-cell>
          <table:table-cell office:value-type="float" office:value="387180000" calcext:value-type="float">
            <text:p>387180000</text:p>
          </table:table-cell>
          <table:table-cell office:value-type="float" office:value="386072000" calcext:value-type="float">
            <text:p>386072000</text:p>
          </table:table-cell>
          <table:table-cell office:value-type="float" office:value="387275000" calcext:value-type="float">
            <text:p>387275000</text:p>
          </table:table-cell>
          <table:table-cell office:value-type="float" office:value="387998000" calcext:value-type="float">
            <text:p>387998000</text:p>
          </table:table-cell>
          <table:table-cell office:value-type="float" office:value="388291000" calcext:value-type="float">
            <text:p>388291000</text:p>
          </table:table-cell>
          <table:table-cell office:value-type="float" office:value="387304000" calcext:value-type="float">
            <text:p>387304000</text:p>
          </table:table-cell>
          <table:table-cell office:value-type="float" office:value="387149000" calcext:value-type="float">
            <text:p>387149000</text:p>
          </table:table-cell>
          <table:table-cell office:value-type="float" office:value="386133000" calcext:value-type="float">
            <text:p>386133000</text:p>
          </table:table-cell>
          <table:table-cell office:value-type="float" office:value="387906000" calcext:value-type="float">
            <text:p>387906000</text:p>
          </table:table-cell>
          <table:table-cell office:value-type="float" office:value="387566000" calcext:value-type="float">
            <text:p>387566000</text:p>
          </table:table-cell>
          <table:table-cell office:value-type="float" office:value="387009000" calcext:value-type="float">
            <text:p>387009000</text:p>
          </table:table-cell>
          <table:table-cell office:value-type="float" office:value="388590000" calcext:value-type="float">
            <text:p>388590000</text:p>
          </table:table-cell>
          <table:table-cell office:value-type="float" office:value="387983000" calcext:value-type="float">
            <text:p>387983000</text:p>
          </table:table-cell>
          <table:table-cell office:value-type="float" office:value="387155000" calcext:value-type="float">
            <text:p>387155000</text:p>
          </table:table-cell>
          <table:table-cell office:value-type="float" office:value="386428000" calcext:value-type="float">
            <text:p>386428000</text:p>
          </table:table-cell>
          <table:table-cell office:value-type="float" office:value="386477000" calcext:value-type="float">
            <text:p>386477000</text:p>
          </table:table-cell>
          <table:table-cell office:value-type="float" office:value="387964000" calcext:value-type="float">
            <text:p>387964000</text:p>
          </table:table-cell>
          <table:table-cell office:value-type="float" office:value="387096000" calcext:value-type="float">
            <text:p>387096000</text:p>
          </table:table-cell>
          <table:table-cell office:value-type="float" office:value="387777000" calcext:value-type="float">
            <text:p>387777000</text:p>
          </table:table-cell>
          <table:table-cell office:value-type="float" office:value="387891000" calcext:value-type="float">
            <text:p>387891000</text:p>
          </table:table-cell>
          <table:table-cell office:value-type="float" office:value="387495000" calcext:value-type="float">
            <text:p>387495000</text:p>
          </table:table-cell>
          <table:table-cell office:value-type="float" office:value="387671000" calcext:value-type="float">
            <text:p>387671000</text:p>
          </table:table-cell>
          <table:table-cell office:value-type="float" office:value="386679000" calcext:value-type="float">
            <text:p>386679000</text:p>
          </table:table-cell>
          <table:table-cell office:value-type="float" office:value="387684000" calcext:value-type="float">
            <text:p>387684000</text:p>
          </table:table-cell>
          <table:table-cell office:value-type="float" office:value="388732000" calcext:value-type="float">
            <text:p>388732000</text:p>
          </table:table-cell>
          <table:table-cell office:value-type="float" office:value="388379000" calcext:value-type="float">
            <text:p>388379000</text:p>
          </table:table-cell>
          <table:table-cell office:value-type="float" office:value="387868000" calcext:value-type="float">
            <text:p>387868000</text:p>
          </table:table-cell>
          <table:table-cell office:value-type="float" office:value="387598000" calcext:value-type="float">
            <text:p>387598000</text:p>
          </table:table-cell>
          <table:table-cell office:value-type="float" office:value="387569000" calcext:value-type="float">
            <text:p>387569000</text:p>
          </table:table-cell>
          <table:table-cell office:value-type="float" office:value="387568000" calcext:value-type="float">
            <text:p>387568000</text:p>
          </table:table-cell>
          <table:table-cell office:value-type="float" office:value="388161000" calcext:value-type="float">
            <text:p>388161000</text:p>
          </table:table-cell>
          <table:table-cell office:value-type="float" office:value="388576000" calcext:value-type="float">
            <text:p>388576000</text:p>
          </table:table-cell>
          <table:table-cell office:value-type="float" office:value="389174000" calcext:value-type="float">
            <text:p>389174000</text:p>
          </table:table-cell>
          <table:table-cell office:value-type="float" office:value="387823000" calcext:value-type="float">
            <text:p>387823000</text:p>
          </table:table-cell>
          <table:table-cell office:value-type="float" office:value="388928000" calcext:value-type="float">
            <text:p>388928000</text:p>
          </table:table-cell>
          <table:table-cell office:value-type="float" office:value="388146000" calcext:value-type="float">
            <text:p>388146000</text:p>
          </table:table-cell>
          <table:table-cell office:value-type="float" office:value="387077000" calcext:value-type="float">
            <text:p>387077000</text:p>
          </table:table-cell>
          <table:table-cell office:value-type="float" office:value="388873000" calcext:value-type="float">
            <text:p>388873000</text:p>
          </table:table-cell>
          <table:table-cell office:value-type="float" office:value="387149000" calcext:value-type="float">
            <text:p>387149000</text:p>
          </table:table-cell>
          <table:table-cell office:value-type="float" office:value="388033000" calcext:value-type="float">
            <text:p>388033000</text:p>
          </table:table-cell>
          <table:table-cell office:value-type="float" office:value="387804000" calcext:value-type="float">
            <text:p>387804000</text:p>
          </table:table-cell>
          <table:table-cell office:value-type="float" office:value="387887000" calcext:value-type="float">
            <text:p>387887000</text:p>
          </table:table-cell>
          <table:table-cell office:value-type="float" office:value="387951000" calcext:value-type="float">
            <text:p>387951000</text:p>
          </table:table-cell>
          <table:table-cell office:value-type="float" office:value="387310000" calcext:value-type="float">
            <text:p>387310000</text:p>
          </table:table-cell>
          <table:table-cell office:value-type="float" office:value="388889000" calcext:value-type="float">
            <text:p>388889000</text:p>
          </table:table-cell>
          <table:table-cell office:value-type="float" office:value="387615000" calcext:value-type="float">
            <text:p>387615000</text:p>
          </table:table-cell>
          <table:table-cell office:value-type="float" office:value="388518000" calcext:value-type="float">
            <text:p>388518000</text:p>
          </table:table-cell>
          <table:table-cell office:value-type="float" office:value="388026000" calcext:value-type="float">
            <text:p>388026000</text:p>
          </table:table-cell>
          <table:table-cell office:value-type="float" office:value="387182000" calcext:value-type="float">
            <text:p>387182000</text:p>
          </table:table-cell>
          <table:table-cell office:value-type="float" office:value="388135000" calcext:value-type="float">
            <text:p>388135000</text:p>
          </table:table-cell>
          <table:table-cell office:value-type="float" office:value="387808000" calcext:value-type="float">
            <text:p>387808000</text:p>
          </table:table-cell>
          <table:table-cell office:value-type="float" office:value="387192000" calcext:value-type="float">
            <text:p>387192000</text:p>
          </table:table-cell>
          <table:table-cell office:value-type="float" office:value="387292000" calcext:value-type="float">
            <text:p>387292000</text:p>
          </table:table-cell>
          <table:table-cell office:value-type="float" office:value="388925000" calcext:value-type="float">
            <text:p>388925000</text:p>
          </table:table-cell>
          <table:table-cell office:value-type="float" office:value="388826000" calcext:value-type="float">
            <text:p>388826000</text:p>
          </table:table-cell>
          <table:table-cell office:value-type="float" office:value="387649000" calcext:value-type="float">
            <text:p>387649000</text:p>
          </table:table-cell>
          <table:table-cell office:value-type="float" office:value="387888000" calcext:value-type="float">
            <text:p>387888000</text:p>
          </table:table-cell>
          <table:table-cell office:value-type="float" office:value="388342000" calcext:value-type="float">
            <text:p>388342000</text:p>
          </table:table-cell>
          <table:table-cell office:value-type="float" office:value="387955000" calcext:value-type="float">
            <text:p>387955000</text:p>
          </table:table-cell>
          <table:table-cell office:value-type="float" office:value="388689000" calcext:value-type="float">
            <text:p>388689000</text:p>
          </table:table-cell>
          <table:table-cell office:value-type="float" office:value="387921000" calcext:value-type="float">
            <text:p>387921000</text:p>
          </table:table-cell>
          <table:table-cell office:value-type="float" office:value="388706000" calcext:value-type="float">
            <text:p>388706000</text:p>
          </table:table-cell>
          <table:table-cell office:value-type="float" office:value="387389000" calcext:value-type="float">
            <text:p>387389000</text:p>
          </table:table-cell>
          <table:table-cell office:value-type="float" office:value="388876000" calcext:value-type="float">
            <text:p>388876000</text:p>
          </table:table-cell>
          <table:table-cell office:value-type="float" office:value="388678000" calcext:value-type="float">
            <text:p>388678000</text:p>
          </table:table-cell>
          <table:table-cell office:value-type="float" office:value="388888000" calcext:value-type="float">
            <text:p>388888000</text:p>
          </table:table-cell>
          <table:table-cell office:value-type="float" office:value="388309000" calcext:value-type="float">
            <text:p>388309000</text:p>
          </table:table-cell>
          <table:table-cell office:value-type="float" office:value="388376000" calcext:value-type="float">
            <text:p>388376000</text:p>
          </table:table-cell>
          <table:table-cell office:value-type="float" office:value="386314000" calcext:value-type="float">
            <text:p>386314000</text:p>
          </table:table-cell>
          <table:table-cell office:value-type="float" office:value="388646000" calcext:value-type="float">
            <text:p>388646000</text:p>
          </table:table-cell>
          <table:table-cell office:value-type="float" office:value="387660000" calcext:value-type="float">
            <text:p>387660000</text:p>
          </table:table-cell>
          <table:table-cell office:value-type="float" office:value="386679000" calcext:value-type="float">
            <text:p>386679000</text:p>
          </table:table-cell>
          <table:table-cell office:value-type="float" office:value="388339000" calcext:value-type="float">
            <text:p>388339000</text:p>
          </table:table-cell>
          <table:table-cell office:value-type="float" office:value="388792000" calcext:value-type="float">
            <text:p>388792000</text:p>
          </table:table-cell>
          <table:table-cell office:value-type="float" office:value="387463000" calcext:value-type="float">
            <text:p>387463000</text:p>
          </table:table-cell>
          <table:table-cell office:value-type="float" office:value="387542000" calcext:value-type="float">
            <text:p>387542000</text:p>
          </table:table-cell>
          <table:table-cell office:value-type="float" office:value="388751000" calcext:value-type="float">
            <text:p>388751000</text:p>
          </table:table-cell>
          <table:table-cell office:value-type="float" office:value="388426000" calcext:value-type="float">
            <text:p>388426000</text:p>
          </table:table-cell>
          <table:table-cell office:value-type="float" office:value="388175000" calcext:value-type="float">
            <text:p>388175000</text:p>
          </table:table-cell>
          <table:table-cell office:value-type="float" office:value="387856000" calcext:value-type="float">
            <text:p>387856000</text:p>
          </table:table-cell>
          <table:table-cell office:value-type="float" office:value="388183000" calcext:value-type="float">
            <text:p>388183000</text:p>
          </table:table-cell>
          <table:table-cell office:value-type="float" office:value="387575000" calcext:value-type="float">
            <text:p>387575000</text:p>
          </table:table-cell>
          <table:table-cell office:value-type="float" office:value="387042000" calcext:value-type="float">
            <text:p>387042000</text:p>
          </table:table-cell>
          <table:table-cell office:value-type="float" office:value="387539000" calcext:value-type="float">
            <text:p>387539000</text:p>
          </table:table-cell>
          <table:table-cell office:value-type="float" office:value="387946000" calcext:value-type="float">
            <text:p>387946000</text:p>
          </table:table-cell>
          <table:table-cell office:value-type="float" office:value="388126000" calcext:value-type="float">
            <text:p>388126000</text:p>
          </table:table-cell>
          <table:table-cell office:value-type="float" office:value="387669000" calcext:value-type="float">
            <text:p>387669000</text:p>
          </table:table-cell>
          <table:table-cell office:value-type="float" office:value="387831000" calcext:value-type="float">
            <text:p>387831000</text:p>
          </table:table-cell>
          <table:table-cell office:value-type="float" office:value="387775000" calcext:value-type="float">
            <text:p>387775000</text:p>
          </table:table-cell>
          <table:table-cell office:value-type="float" office:value="388794000" calcext:value-type="float">
            <text:p>388794000</text:p>
          </table:table-cell>
          <table:table-cell office:value-type="float" office:value="387830000" calcext:value-type="float">
            <text:p>387830000</text:p>
          </table:table-cell>
          <table:table-cell office:value-type="float" office:value="388774000" calcext:value-type="float">
            <text:p>388774000</text:p>
          </table:table-cell>
          <table:table-cell office:value-type="float" office:value="388778000" calcext:value-type="float">
            <text:p>388778000</text:p>
          </table:table-cell>
          <table:table-cell office:value-type="float" office:value="388085000" calcext:value-type="float">
            <text:p>388085000</text:p>
          </table:table-cell>
          <table:table-cell office:value-type="float" office:value="386413000" calcext:value-type="float">
            <text:p>386413000</text:p>
          </table:table-cell>
          <table:table-cell office:value-type="float" office:value="388124000" calcext:value-type="float">
            <text:p>388124000</text:p>
          </table:table-cell>
          <table:table-cell office:value-type="float" office:value="388335000" calcext:value-type="float">
            <text:p>388335000</text:p>
          </table:table-cell>
          <table:table-cell office:value-type="float" office:value="388264000" calcext:value-type="float">
            <text:p>388264000</text:p>
          </table:table-cell>
          <table:table-cell office:value-type="float" office:value="388164000" calcext:value-type="float">
            <text:p>388164000</text:p>
          </table:table-cell>
          <table:table-cell office:value-type="float" office:value="387654000" calcext:value-type="float">
            <text:p>387654000</text:p>
          </table:table-cell>
          <table:table-cell office:value-type="float" office:value="389154000" calcext:value-type="float">
            <text:p>389154000</text:p>
          </table:table-cell>
          <table:table-cell office:value-type="float" office:value="389341000" calcext:value-type="float">
            <text:p>389341000</text:p>
          </table:table-cell>
          <table:table-cell office:value-type="float" office:value="388530000" calcext:value-type="float">
            <text:p>388530000</text:p>
          </table:table-cell>
          <table:table-cell office:value-type="float" office:value="386637000" calcext:value-type="float">
            <text:p>386637000</text:p>
          </table:table-cell>
          <table:table-cell office:value-type="float" office:value="387729000" calcext:value-type="float">
            <text:p>387729000</text:p>
          </table:table-cell>
          <table:table-cell office:value-type="float" office:value="389446000" calcext:value-type="float">
            <text:p>389446000</text:p>
          </table:table-cell>
          <table:table-cell office:value-type="float" office:value="388525000" calcext:value-type="float">
            <text:p>388525000</text:p>
          </table:table-cell>
          <table:table-cell office:value-type="float" office:value="388351000" calcext:value-type="float">
            <text:p>388351000</text:p>
          </table:table-cell>
          <table:table-cell office:value-type="float" office:value="387640000" calcext:value-type="float">
            <text:p>387640000</text:p>
          </table:table-cell>
          <table:table-cell office:value-type="float" office:value="388583000" calcext:value-type="float">
            <text:p>388583000</text:p>
          </table:table-cell>
          <table:table-cell office:value-type="float" office:value="388142000" calcext:value-type="float">
            <text:p>388142000</text:p>
          </table:table-cell>
          <table:table-cell office:value-type="float" office:value="388546000" calcext:value-type="float">
            <text:p>388546000</text:p>
          </table:table-cell>
          <table:table-cell office:value-type="float" office:value="388928000" calcext:value-type="float">
            <text:p>388928000</text:p>
          </table:table-cell>
          <table:table-cell office:value-type="float" office:value="389773000" calcext:value-type="float">
            <text:p>389773000</text:p>
          </table:table-cell>
          <table:table-cell office:value-type="float" office:value="388308000" calcext:value-type="float">
            <text:p>388308000</text:p>
          </table:table-cell>
          <table:table-cell office:value-type="float" office:value="387634000" calcext:value-type="float">
            <text:p>387634000</text:p>
          </table:table-cell>
          <table:table-cell office:value-type="float" office:value="387720000" calcext:value-type="float">
            <text:p>387720000</text:p>
          </table:table-cell>
          <table:table-cell office:value-type="float" office:value="389269000" calcext:value-type="float">
            <text:p>389269000</text:p>
          </table:table-cell>
          <table:table-cell office:value-type="float" office:value="387323000" calcext:value-type="float">
            <text:p>387323000</text:p>
          </table:table-cell>
          <table:table-cell office:value-type="float" office:value="386725000" calcext:value-type="float">
            <text:p>386725000</text:p>
          </table:table-cell>
          <table:table-cell office:value-type="float" office:value="388277000" calcext:value-type="float">
            <text:p>388277000</text:p>
          </table:table-cell>
          <table:table-cell office:value-type="float" office:value="387815000" calcext:value-type="float">
            <text:p>387815000</text:p>
          </table:table-cell>
          <table:table-cell office:value-type="float" office:value="388235000" calcext:value-type="float">
            <text:p>388235000</text:p>
          </table:table-cell>
          <table:table-cell office:value-type="float" office:value="387427000" calcext:value-type="float">
            <text:p>387427000</text:p>
          </table:table-cell>
          <table:table-cell office:value-type="float" office:value="388621000" calcext:value-type="float">
            <text:p>388621000</text:p>
          </table:table-cell>
          <table:table-cell office:value-type="float" office:value="388134000" calcext:value-type="float">
            <text:p>388134000</text:p>
          </table:table-cell>
          <table:table-cell office:value-type="float" office:value="387900000" calcext:value-type="float">
            <text:p>387900000</text:p>
          </table:table-cell>
          <table:table-cell office:value-type="float" office:value="387863000" calcext:value-type="float">
            <text:p>387863000</text:p>
          </table:table-cell>
          <table:table-cell office:value-type="float" office:value="386608000" calcext:value-type="float">
            <text:p>386608000</text:p>
          </table:table-cell>
          <table:table-cell office:value-type="float" office:value="386928000" calcext:value-type="float">
            <text:p>386928000</text:p>
          </table:table-cell>
          <table:table-cell office:value-type="float" office:value="387967000" calcext:value-type="float">
            <text:p>387967000</text:p>
          </table:table-cell>
          <table:table-cell office:value-type="float" office:value="387541000" calcext:value-type="float">
            <text:p>387541000</text:p>
          </table:table-cell>
          <table:table-cell office:value-type="float" office:value="388547000" calcext:value-type="float">
            <text:p>388547000</text:p>
          </table:table-cell>
          <table:table-cell office:value-type="float" office:value="388948000" calcext:value-type="float">
            <text:p>388948000</text:p>
          </table:table-cell>
          <table:table-cell office:value-type="float" office:value="387565000" calcext:value-type="float">
            <text:p>387565000</text:p>
          </table:table-cell>
          <table:table-cell office:value-type="float" office:value="388316000" calcext:value-type="float">
            <text:p>388316000</text:p>
          </table:table-cell>
          <table:table-cell office:value-type="float" office:value="388198000" calcext:value-type="float">
            <text:p>388198000</text:p>
          </table:table-cell>
          <table:table-cell office:value-type="float" office:value="388192000" calcext:value-type="float">
            <text:p>388192000</text:p>
          </table:table-cell>
          <table:table-cell office:value-type="float" office:value="388886000" calcext:value-type="float">
            <text:p>388886000</text:p>
          </table:table-cell>
          <table:table-cell office:value-type="float" office:value="387709000" calcext:value-type="float">
            <text:p>387709000</text:p>
          </table:table-cell>
          <table:table-cell office:value-type="float" office:value="389145000" calcext:value-type="float">
            <text:p>389145000</text:p>
          </table:table-cell>
          <table:table-cell office:value-type="float" office:value="387037000" calcext:value-type="float">
            <text:p>387037000</text:p>
          </table:table-cell>
          <table:table-cell office:value-type="float" office:value="388412000" calcext:value-type="float">
            <text:p>388412000</text:p>
          </table:table-cell>
          <table:table-cell office:value-type="float" office:value="387303000" calcext:value-type="float">
            <text:p>387303000</text:p>
          </table:table-cell>
          <table:table-cell office:value-type="float" office:value="387986000" calcext:value-type="float">
            <text:p>387986000</text:p>
          </table:table-cell>
          <table:table-cell office:value-type="float" office:value="387440000" calcext:value-type="float">
            <text:p>387440000</text:p>
          </table:table-cell>
          <table:table-cell office:value-type="float" office:value="389034000" calcext:value-type="float">
            <text:p>389034000</text:p>
          </table:table-cell>
          <table:table-cell office:value-type="float" office:value="388470000" calcext:value-type="float">
            <text:p>388470000</text:p>
          </table:table-cell>
          <table:table-cell office:value-type="float" office:value="388027000" calcext:value-type="float">
            <text:p>388027000</text:p>
          </table:table-cell>
          <table:table-cell office:value-type="float" office:value="388384000" calcext:value-type="float">
            <text:p>388384000</text:p>
          </table:table-cell>
          <table:table-cell office:value-type="float" office:value="387216000" calcext:value-type="float">
            <text:p>387216000</text:p>
          </table:table-cell>
          <table:table-cell office:value-type="float" office:value="387631000" calcext:value-type="float">
            <text:p>387631000</text:p>
          </table:table-cell>
          <table:table-cell office:value-type="float" office:value="387680000" calcext:value-type="float">
            <text:p>387680000</text:p>
          </table:table-cell>
          <table:table-cell office:value-type="float" office:value="388340000" calcext:value-type="float">
            <text:p>388340000</text:p>
          </table:table-cell>
          <table:table-cell office:value-type="float" office:value="387046000" calcext:value-type="float">
            <text:p>387046000</text:p>
          </table:table-cell>
          <table:table-cell office:value-type="float" office:value="388409000" calcext:value-type="float">
            <text:p>388409000</text:p>
          </table:table-cell>
          <table:table-cell office:value-type="float" office:value="387879000" calcext:value-type="float">
            <text:p>387879000</text:p>
          </table:table-cell>
          <table:table-cell office:value-type="float" office:value="388329000" calcext:value-type="float">
            <text:p>388329000</text:p>
          </table:table-cell>
          <table:table-cell office:value-type="float" office:value="388950000" calcext:value-type="float">
            <text:p>388950000</text:p>
          </table:table-cell>
          <table:table-cell office:value-type="float" office:value="387631000" calcext:value-type="float">
            <text:p>387631000</text:p>
          </table:table-cell>
          <table:table-cell office:value-type="float" office:value="388136000" calcext:value-type="float">
            <text:p>388136000</text:p>
          </table:table-cell>
          <table:table-cell office:value-type="float" office:value="388645000" calcext:value-type="float">
            <text:p>388645000</text:p>
          </table:table-cell>
          <table:table-cell office:value-type="float" office:value="387755000" calcext:value-type="float">
            <text:p>387755000</text:p>
          </table:table-cell>
          <table:table-cell office:value-type="float" office:value="389170000" calcext:value-type="float">
            <text:p>389170000</text:p>
          </table:table-cell>
          <table:table-cell office:value-type="float" office:value="388947000" calcext:value-type="float">
            <text:p>388947000</text:p>
          </table:table-cell>
          <table:table-cell office:value-type="float" office:value="387575000" calcext:value-type="float">
            <text:p>387575000</text:p>
          </table:table-cell>
          <table:table-cell office:value-type="float" office:value="388408000" calcext:value-type="float">
            <text:p>388408000</text:p>
          </table:table-cell>
          <table:table-cell office:value-type="float" office:value="389402000" calcext:value-type="float">
            <text:p>389402000</text:p>
          </table:table-cell>
          <table:table-cell office:value-type="float" office:value="388750000" calcext:value-type="float">
            <text:p>388750000</text:p>
          </table:table-cell>
          <table:table-cell office:value-type="float" office:value="387985000" calcext:value-type="float">
            <text:p>387985000</text:p>
          </table:table-cell>
          <table:table-cell office:value-type="float" office:value="387015000" calcext:value-type="float">
            <text:p>387015000</text:p>
          </table:table-cell>
          <table:table-cell office:value-type="float" office:value="388124000" calcext:value-type="float">
            <text:p>388124000</text:p>
          </table:table-cell>
          <table:table-cell office:value-type="float" office:value="388829000" calcext:value-type="float">
            <text:p>388829000</text:p>
          </table:table-cell>
          <table:table-cell office:value-type="float" office:value="388617000" calcext:value-type="float">
            <text:p>388617000</text:p>
          </table:table-cell>
          <table:table-cell office:value-type="float" office:value="387427000" calcext:value-type="float">
            <text:p>387427000</text:p>
          </table:table-cell>
          <table:table-cell office:value-type="float" office:value="388967000" calcext:value-type="float">
            <text:p>388967000</text:p>
          </table:table-cell>
          <table:table-cell office:value-type="float" office:value="388468000" calcext:value-type="float">
            <text:p>388468000</text:p>
          </table:table-cell>
          <table:table-cell office:value-type="float" office:value="387315000" calcext:value-type="float">
            <text:p>387315000</text:p>
          </table:table-cell>
          <table:table-cell office:value-type="float" office:value="387871000" calcext:value-type="float">
            <text:p>387871000</text:p>
          </table:table-cell>
          <table:table-cell office:value-type="float" office:value="389004000" calcext:value-type="float">
            <text:p>389004000</text:p>
          </table:table-cell>
          <table:table-cell office:value-type="float" office:value="387830000" calcext:value-type="float">
            <text:p>387830000</text:p>
          </table:table-cell>
          <table:table-cell office:value-type="float" office:value="388045000" calcext:value-type="float">
            <text:p>388045000</text:p>
          </table:table-cell>
          <table:table-cell office:value-type="float" office:value="388315000" calcext:value-type="float">
            <text:p>388315000</text:p>
          </table:table-cell>
          <table:table-cell office:value-type="float" office:value="388282000" calcext:value-type="float">
            <text:p>388282000</text:p>
          </table:table-cell>
          <table:table-cell office:value-type="float" office:value="388416000" calcext:value-type="float">
            <text:p>388416000</text:p>
          </table:table-cell>
          <table:table-cell office:value-type="float" office:value="388052000" calcext:value-type="float">
            <text:p>388052000</text:p>
          </table:table-cell>
          <table:table-cell office:value-type="float" office:value="388966000" calcext:value-type="float">
            <text:p>388966000</text:p>
          </table:table-cell>
          <table:table-cell office:value-type="float" office:value="387771000" calcext:value-type="float">
            <text:p>387771000</text:p>
          </table:table-cell>
          <table:table-cell office:value-type="float" office:value="389034000" calcext:value-type="float">
            <text:p>389034000</text:p>
          </table:table-cell>
          <table:table-cell office:value-type="float" office:value="389381000" calcext:value-type="float">
            <text:p>389381000</text:p>
          </table:table-cell>
          <table:table-cell office:value-type="float" office:value="387044000" calcext:value-type="float">
            <text:p>387044000</text:p>
          </table:table-cell>
          <table:table-cell office:value-type="float" office:value="387701000" calcext:value-type="float">
            <text:p>387701000</text:p>
          </table:table-cell>
          <table:table-cell office:value-type="float" office:value="387726000" calcext:value-type="float">
            <text:p>387726000</text:p>
          </table:table-cell>
          <table:table-cell office:value-type="float" office:value="388488000" calcext:value-type="float">
            <text:p>388488000</text:p>
          </table:table-cell>
          <table:table-cell office:value-type="float" office:value="387806000" calcext:value-type="float">
            <text:p>387806000</text:p>
          </table:table-cell>
          <table:table-cell office:value-type="float" office:value="387438000" calcext:value-type="float">
            <text:p>387438000</text:p>
          </table:table-cell>
          <table:table-cell office:value-type="float" office:value="389052000" calcext:value-type="float">
            <text:p>389052000</text:p>
          </table:table-cell>
          <table:table-cell office:value-type="float" office:value="388745000" calcext:value-type="float">
            <text:p>388745000</text:p>
          </table:table-cell>
          <table:table-cell office:value-type="float" office:value="388089000" calcext:value-type="float">
            <text:p>388089000</text:p>
          </table:table-cell>
          <table:table-cell office:value-type="float" office:value="388802000" calcext:value-type="float">
            <text:p>388802000</text:p>
          </table:table-cell>
          <table:table-cell office:value-type="float" office:value="388055000" calcext:value-type="float">
            <text:p>388055000</text:p>
          </table:table-cell>
          <table:table-cell office:value-type="float" office:value="388982000" calcext:value-type="float">
            <text:p>388982000</text:p>
          </table:table-cell>
          <table:table-cell office:value-type="float" office:value="387361000" calcext:value-type="float">
            <text:p>387361000</text:p>
          </table:table-cell>
          <table:table-cell office:value-type="float" office:value="388137000" calcext:value-type="float">
            <text:p>388137000</text:p>
          </table:table-cell>
          <table:table-cell office:value-type="float" office:value="388924000" calcext:value-type="float">
            <text:p>388924000</text:p>
          </table:table-cell>
          <table:table-cell office:value-type="float" office:value="388151000" calcext:value-type="float">
            <text:p>388151000</text:p>
          </table:table-cell>
          <table:table-cell office:value-type="float" office:value="387442000" calcext:value-type="float">
            <text:p>387442000</text:p>
          </table:table-cell>
          <table:table-cell office:value-type="float" office:value="387732000" calcext:value-type="float">
            <text:p>387732000</text:p>
          </table:table-cell>
          <table:table-cell office:value-type="float" office:value="387678000" calcext:value-type="float">
            <text:p>387678000</text:p>
          </table:table-cell>
          <table:table-cell office:value-type="float" office:value="386278000" calcext:value-type="float">
            <text:p>386278000</text:p>
          </table:table-cell>
          <table:table-cell office:value-type="float" office:value="387658000" calcext:value-type="float">
            <text:p>387658000</text:p>
          </table:table-cell>
          <table:table-cell office:value-type="float" office:value="389036000" calcext:value-type="float">
            <text:p>389036000</text:p>
          </table:table-cell>
          <table:table-cell office:value-type="float" office:value="385859000" calcext:value-type="float">
            <text:p>385859000</text:p>
          </table:table-cell>
          <table:table-cell office:value-type="float" office:value="386672000" calcext:value-type="float">
            <text:p>386672000</text:p>
          </table:table-cell>
          <table:table-cell office:value-type="float" office:value="386856000" calcext:value-type="float">
            <text:p>386856000</text:p>
          </table:table-cell>
          <table:table-cell office:value-type="float" office:value="389669000" calcext:value-type="float">
            <text:p>389669000</text:p>
          </table:table-cell>
          <table:table-cell office:value-type="float" office:value="389537000" calcext:value-type="float">
            <text:p>389537000</text:p>
          </table:table-cell>
          <table:table-cell office:value-type="float" office:value="389164000" calcext:value-type="float">
            <text:p>389164000</text:p>
          </table:table-cell>
          <table:table-cell office:value-type="float" office:value="389004000" calcext:value-type="float">
            <text:p>389004000</text:p>
          </table:table-cell>
          <table:table-cell table:number-columns-repeated="2" office:value-type="float" office:value="387807000" calcext:value-type="float">
            <text:p>387807000</text:p>
          </table:table-cell>
          <table:table-cell office:value-type="float" office:value="388628000" calcext:value-type="float">
            <text:p>388628000</text:p>
          </table:table-cell>
          <table:table-cell office:value-type="float" office:value="388590000" calcext:value-type="float">
            <text:p>388590000</text:p>
          </table:table-cell>
          <table:table-cell office:value-type="float" office:value="388243000" calcext:value-type="float">
            <text:p>388243000</text:p>
          </table:table-cell>
          <table:table-cell office:value-type="float" office:value="388151000" calcext:value-type="float">
            <text:p>388151000</text:p>
          </table:table-cell>
          <table:table-cell office:value-type="float" office:value="388399000" calcext:value-type="float">
            <text:p>388399000</text:p>
          </table:table-cell>
          <table:table-cell office:value-type="float" office:value="388540000" calcext:value-type="float">
            <text:p>388540000</text:p>
          </table:table-cell>
          <table:table-cell office:value-type="float" office:value="389505000" calcext:value-type="float">
            <text:p>389505000</text:p>
          </table:table-cell>
          <table:table-cell office:value-type="float" office:value="388072000" calcext:value-type="float">
            <text:p>388072000</text:p>
          </table:table-cell>
          <table:table-cell office:value-type="float" office:value="388848000" calcext:value-type="float">
            <text:p>388848000</text:p>
          </table:table-cell>
          <table:table-cell office:value-type="float" office:value="388237000" calcext:value-type="float">
            <text:p>388237000</text:p>
          </table:table-cell>
          <table:table-cell office:value-type="float" office:value="389211000" calcext:value-type="float">
            <text:p>389211000</text:p>
          </table:table-cell>
          <table:table-cell office:value-type="float" office:value="387492000" calcext:value-type="float">
            <text:p>387492000</text:p>
          </table:table-cell>
          <table:table-cell office:value-type="float" office:value="389005000" calcext:value-type="float">
            <text:p>389005000</text:p>
          </table:table-cell>
          <table:table-cell office:value-type="float" office:value="388592000" calcext:value-type="float">
            <text:p>388592000</text:p>
          </table:table-cell>
          <table:table-cell office:value-type="float" office:value="389142000" calcext:value-type="float">
            <text:p>389142000</text:p>
          </table:table-cell>
          <table:table-cell office:value-type="float" office:value="389078000" calcext:value-type="float">
            <text:p>389078000</text:p>
          </table:table-cell>
          <table:table-cell office:value-type="float" office:value="387289000" calcext:value-type="float">
            <text:p>387289000</text:p>
          </table:table-cell>
          <table:table-cell office:value-type="float" office:value="387461000" calcext:value-type="float">
            <text:p>387461000</text:p>
          </table:table-cell>
          <table:table-cell office:value-type="float" office:value="387927000" calcext:value-type="float">
            <text:p>387927000</text:p>
          </table:table-cell>
          <table:table-cell office:value-type="float" office:value="387423000" calcext:value-type="float">
            <text:p>387423000</text:p>
          </table:table-cell>
          <table:table-cell office:value-type="float" office:value="388746000" calcext:value-type="float">
            <text:p>388746000</text:p>
          </table:table-cell>
          <table:table-cell office:value-type="float" office:value="387541000" calcext:value-type="float">
            <text:p>387541000</text:p>
          </table:table-cell>
          <table:table-cell office:value-type="float" office:value="388385000" calcext:value-type="float">
            <text:p>388385000</text:p>
          </table:table-cell>
          <table:table-cell office:value-type="float" office:value="388752000" calcext:value-type="float">
            <text:p>388752000</text:p>
          </table:table-cell>
          <table:table-cell office:value-type="float" office:value="388198000" calcext:value-type="float">
            <text:p>388198000</text:p>
          </table:table-cell>
          <table:table-cell office:value-type="float" office:value="388287000" calcext:value-type="float">
            <text:p>388287000</text:p>
          </table:table-cell>
          <table:table-cell office:value-type="float" office:value="388224000" calcext:value-type="float">
            <text:p>388224000</text:p>
          </table:table-cell>
          <table:table-cell office:value-type="float" office:value="388886000" calcext:value-type="float">
            <text:p>388886000</text:p>
          </table:table-cell>
          <table:table-cell office:value-type="float" office:value="389963000" calcext:value-type="float">
            <text:p>389963000</text:p>
          </table:table-cell>
          <table:table-cell office:value-type="float" office:value="389263000" calcext:value-type="float">
            <text:p>389263000</text:p>
          </table:table-cell>
          <table:table-cell office:value-type="float" office:value="388905000" calcext:value-type="float">
            <text:p>388905000</text:p>
          </table:table-cell>
          <table:table-cell office:value-type="float" office:value="389233000" calcext:value-type="float">
            <text:p>389233000</text:p>
          </table:table-cell>
          <table:table-cell office:value-type="float" office:value="389452000" calcext:value-type="float">
            <text:p>389452000</text:p>
          </table:table-cell>
          <table:table-cell office:value-type="float" office:value="387453000" calcext:value-type="float">
            <text:p>387453000</text:p>
          </table:table-cell>
          <table:table-cell office:value-type="float" office:value="388628000" calcext:value-type="float">
            <text:p>388628000</text:p>
          </table:table-cell>
          <table:table-cell office:value-type="float" office:value="387703000" calcext:value-type="float">
            <text:p>387703000</text:p>
          </table:table-cell>
          <table:table-cell office:value-type="float" office:value="389337000" calcext:value-type="float">
            <text:p>389337000</text:p>
          </table:table-cell>
          <table:table-cell office:value-type="float" office:value="388830000" calcext:value-type="float">
            <text:p>388830000</text:p>
          </table:table-cell>
          <table:table-cell office:value-type="float" office:value="388396000" calcext:value-type="float">
            <text:p>388396000</text:p>
          </table:table-cell>
          <table:table-cell office:value-type="float" office:value="386974000" calcext:value-type="float">
            <text:p>386974000</text:p>
          </table:table-cell>
          <table:table-cell office:value-type="float" office:value="388353000" calcext:value-type="float">
            <text:p>388353000</text:p>
          </table:table-cell>
          <table:table-cell office:value-type="float" office:value="388751000" calcext:value-type="float">
            <text:p>388751000</text:p>
          </table:table-cell>
          <table:table-cell office:value-type="float" office:value="389114000" calcext:value-type="float">
            <text:p>389114000</text:p>
          </table:table-cell>
          <table:table-cell office:value-type="float" office:value="389178000" calcext:value-type="float">
            <text:p>389178000</text:p>
          </table:table-cell>
          <table:table-cell office:value-type="float" office:value="389226000" calcext:value-type="float">
            <text:p>389226000</text:p>
          </table:table-cell>
          <table:table-cell office:value-type="float" office:value="388012000" calcext:value-type="float">
            <text:p>388012000</text:p>
          </table:table-cell>
          <table:table-cell office:value-type="float" office:value="388791000" calcext:value-type="float">
            <text:p>388791000</text:p>
          </table:table-cell>
          <table:table-cell office:value-type="float" office:value="386965000" calcext:value-type="float">
            <text:p>386965000</text:p>
          </table:table-cell>
          <table:table-cell office:value-type="float" office:value="388219000" calcext:value-type="float">
            <text:p>388219000</text:p>
          </table:table-cell>
          <table:table-cell office:value-type="float" office:value="388772000" calcext:value-type="float">
            <text:p>388772000</text:p>
          </table:table-cell>
          <table:table-cell office:value-type="float" office:value="388510000" calcext:value-type="float">
            <text:p>388510000</text:p>
          </table:table-cell>
          <table:table-cell office:value-type="float" office:value="389276000" calcext:value-type="float">
            <text:p>389276000</text:p>
          </table:table-cell>
          <table:table-cell office:value-type="float" office:value="388375000" calcext:value-type="float">
            <text:p>388375000</text:p>
          </table:table-cell>
          <table:table-cell office:value-type="float" office:value="388328000" calcext:value-type="float">
            <text:p>388328000</text:p>
          </table:table-cell>
          <table:table-cell office:value-type="float" office:value="386833000" calcext:value-type="float">
            <text:p>386833000</text:p>
          </table:table-cell>
          <table:table-cell table:number-columns-repeated="2" office:value-type="float" office:value="389090000" calcext:value-type="float">
            <text:p>389090000</text:p>
          </table:table-cell>
          <table:table-cell office:value-type="float" office:value="389240000" calcext:value-type="float">
            <text:p>389240000</text:p>
          </table:table-cell>
          <table:table-cell office:value-type="float" office:value="388703000" calcext:value-type="float">
            <text:p>388703000</text:p>
          </table:table-cell>
          <table:table-cell office:value-type="float" office:value="388279000" calcext:value-type="float">
            <text:p>388279000</text:p>
          </table:table-cell>
          <table:table-cell office:value-type="float" office:value="387002000" calcext:value-type="float">
            <text:p>387002000</text:p>
          </table:table-cell>
          <table:table-cell office:value-type="float" office:value="387567000" calcext:value-type="float">
            <text:p>387567000</text:p>
          </table:table-cell>
          <table:table-cell office:value-type="float" office:value="387757000" calcext:value-type="float">
            <text:p>387757000</text:p>
          </table:table-cell>
          <table:table-cell office:value-type="float" office:value="389450000" calcext:value-type="float">
            <text:p>389450000</text:p>
          </table:table-cell>
          <table:table-cell office:value-type="float" office:value="388477000" calcext:value-type="float">
            <text:p>388477000</text:p>
          </table:table-cell>
          <table:table-cell office:value-type="float" office:value="388558000" calcext:value-type="float">
            <text:p>388558000</text:p>
          </table:table-cell>
          <table:table-cell office:value-type="float" office:value="388494000" calcext:value-type="float">
            <text:p>388494000</text:p>
          </table:table-cell>
          <table:table-cell office:value-type="float" office:value="390044000" calcext:value-type="float">
            <text:p>390044000</text:p>
          </table:table-cell>
          <table:table-cell office:value-type="float" office:value="388659000" calcext:value-type="float">
            <text:p>388659000</text:p>
          </table:table-cell>
          <table:table-cell office:value-type="float" office:value="388562000" calcext:value-type="float">
            <text:p>388562000</text:p>
          </table:table-cell>
          <table:table-cell office:value-type="float" office:value="387837000" calcext:value-type="float">
            <text:p>387837000</text:p>
          </table:table-cell>
          <table:table-cell office:value-type="float" office:value="389677000" calcext:value-type="float">
            <text:p>389677000</text:p>
          </table:table-cell>
          <table:table-cell office:value-type="float" office:value="388769000" calcext:value-type="float">
            <text:p>388769000</text:p>
          </table:table-cell>
          <table:table-cell office:value-type="float" office:value="387646000" calcext:value-type="float">
            <text:p>387646000</text:p>
          </table:table-cell>
          <table:table-cell office:value-type="float" office:value="387406000" calcext:value-type="float">
            <text:p>387406000</text:p>
          </table:table-cell>
          <table:table-cell office:value-type="float" office:value="386633000" calcext:value-type="float">
            <text:p>386633000</text:p>
          </table:table-cell>
          <table:table-cell office:value-type="float" office:value="388864000" calcext:value-type="float">
            <text:p>388864000</text:p>
          </table:table-cell>
          <table:table-cell office:value-type="float" office:value="388560000" calcext:value-type="float">
            <text:p>388560000</text:p>
          </table:table-cell>
          <table:table-cell office:value-type="float" office:value="388763000" calcext:value-type="float">
            <text:p>388763000</text:p>
          </table:table-cell>
          <table:table-cell office:value-type="float" office:value="387319000" calcext:value-type="float">
            <text:p>387319000</text:p>
          </table:table-cell>
          <table:table-cell office:value-type="float" office:value="387871000" calcext:value-type="float">
            <text:p>387871000</text:p>
          </table:table-cell>
          <table:table-cell office:value-type="float" office:value="389512000" calcext:value-type="float">
            <text:p>389512000</text:p>
          </table:table-cell>
          <table:table-cell office:value-type="float" office:value="388029000" calcext:value-type="float">
            <text:p>388029000</text:p>
          </table:table-cell>
          <table:table-cell office:value-type="float" office:value="387334000" calcext:value-type="float">
            <text:p>387334000</text:p>
          </table:table-cell>
          <table:table-cell office:value-type="float" office:value="387459000" calcext:value-type="float">
            <text:p>387459000</text:p>
          </table:table-cell>
          <table:table-cell office:value-type="float" office:value="387834000" calcext:value-type="float">
            <text:p>387834000</text:p>
          </table:table-cell>
          <table:table-cell office:value-type="float" office:value="388088000" calcext:value-type="float">
            <text:p>388088000</text:p>
          </table:table-cell>
          <table:table-cell office:value-type="float" office:value="389111000" calcext:value-type="float">
            <text:p>389111000</text:p>
          </table:table-cell>
          <table:table-cell office:value-type="float" office:value="388260000" calcext:value-type="float">
            <text:p>388260000</text:p>
          </table:table-cell>
          <table:table-cell office:value-type="float" office:value="388413000" calcext:value-type="float">
            <text:p>388413000</text:p>
          </table:table-cell>
          <table:table-cell office:value-type="float" office:value="387974000" calcext:value-type="float">
            <text:p>387974000</text:p>
          </table:table-cell>
          <table:table-cell office:value-type="float" office:value="388448000" calcext:value-type="float">
            <text:p>388448000</text:p>
          </table:table-cell>
          <table:table-cell office:value-type="float" office:value="388220000" calcext:value-type="float">
            <text:p>388220000</text:p>
          </table:table-cell>
          <table:table-cell office:value-type="float" office:value="388506000" calcext:value-type="float">
            <text:p>388506000</text:p>
          </table:table-cell>
          <table:table-cell office:value-type="float" office:value="389296000" calcext:value-type="float">
            <text:p>389296000</text:p>
          </table:table-cell>
          <table:table-cell office:value-type="float" office:value="388756000" calcext:value-type="float">
            <text:p>388756000</text:p>
          </table:table-cell>
          <table:table-cell office:value-type="float" office:value="390101000" calcext:value-type="float">
            <text:p>390101000</text:p>
          </table:table-cell>
          <table:table-cell office:value-type="float" office:value="388259000" calcext:value-type="float">
            <text:p>388259000</text:p>
          </table:table-cell>
          <table:table-cell office:value-type="float" office:value="386875000" calcext:value-type="float">
            <text:p>386875000</text:p>
          </table:table-cell>
          <table:table-cell office:value-type="float" office:value="388469000" calcext:value-type="float">
            <text:p>388469000</text:p>
          </table:table-cell>
          <table:table-cell office:value-type="float" office:value="388607000" calcext:value-type="float">
            <text:p>388607000</text:p>
          </table:table-cell>
          <table:table-cell office:value-type="float" office:value="388636000" calcext:value-type="float">
            <text:p>388636000</text:p>
          </table:table-cell>
          <table:table-cell office:value-type="float" office:value="386987000" calcext:value-type="float">
            <text:p>386987000</text:p>
          </table:table-cell>
          <table:table-cell office:value-type="float" office:value="387614000" calcext:value-type="float">
            <text:p>387614000</text:p>
          </table:table-cell>
          <table:table-cell office:value-type="float" office:value="386371000" calcext:value-type="float">
            <text:p>386371000</text:p>
          </table:table-cell>
          <table:table-cell office:value-type="float" office:value="389315000" calcext:value-type="float">
            <text:p>389315000</text:p>
          </table:table-cell>
          <table:table-cell office:value-type="float" office:value="389611000" calcext:value-type="float">
            <text:p>389611000</text:p>
          </table:table-cell>
          <table:table-cell office:value-type="float" office:value="387745000" calcext:value-type="float">
            <text:p>387745000</text:p>
          </table:table-cell>
          <table:table-cell office:value-type="float" office:value="388461000" calcext:value-type="float">
            <text:p>388461000</text:p>
          </table:table-cell>
          <table:table-cell office:value-type="float" office:value="388348000" calcext:value-type="float">
            <text:p>388348000</text:p>
          </table:table-cell>
          <table:table-cell office:value-type="float" office:value="388910000" calcext:value-type="float">
            <text:p>388910000</text:p>
          </table:table-cell>
          <table:table-cell office:value-type="float" office:value="387002000" calcext:value-type="float">
            <text:p>387002000</text:p>
          </table:table-cell>
          <table:table-cell office:value-type="float" office:value="386886000" calcext:value-type="float">
            <text:p>386886000</text:p>
          </table:table-cell>
          <table:table-cell office:value-type="float" office:value="388216000" calcext:value-type="float">
            <text:p>388216000</text:p>
          </table:table-cell>
          <table:table-cell office:value-type="float" office:value="388764000" calcext:value-type="float">
            <text:p>388764000</text:p>
          </table:table-cell>
          <table:table-cell office:value-type="float" office:value="387750000" calcext:value-type="float">
            <text:p>387750000</text:p>
          </table:table-cell>
          <table:table-cell office:value-type="float" office:value="388262000" calcext:value-type="float">
            <text:p>388262000</text:p>
          </table:table-cell>
          <table:table-cell office:value-type="float" office:value="388281000" calcext:value-type="float">
            <text:p>388281000</text:p>
          </table:table-cell>
          <table:table-cell office:value-type="float" office:value="389291000" calcext:value-type="float">
            <text:p>389291000</text:p>
          </table:table-cell>
          <table:table-cell office:value-type="float" office:value="388736000" calcext:value-type="float">
            <text:p>388736000</text:p>
          </table:table-cell>
          <table:table-cell office:value-type="float" office:value="387604000" calcext:value-type="float">
            <text:p>387604000</text:p>
          </table:table-cell>
          <table:table-cell office:value-type="float" office:value="389036000" calcext:value-type="float">
            <text:p>389036000</text:p>
          </table:table-cell>
          <table:table-cell office:value-type="float" office:value="387722000" calcext:value-type="float">
            <text:p>387722000</text:p>
          </table:table-cell>
          <table:table-cell office:value-type="float" office:value="387678000" calcext:value-type="float">
            <text:p>387678000</text:p>
          </table:table-cell>
          <table:table-cell office:value-type="float" office:value="387523000" calcext:value-type="float">
            <text:p>387523000</text:p>
          </table:table-cell>
          <table:table-cell office:value-type="float" office:value="387732000" calcext:value-type="float">
            <text:p>387732000</text:p>
          </table:table-cell>
          <table:table-cell office:value-type="float" office:value="389416000" calcext:value-type="float">
            <text:p>389416000</text:p>
          </table:table-cell>
          <table:table-cell office:value-type="float" office:value="388288000" calcext:value-type="float">
            <text:p>388288000</text:p>
          </table:table-cell>
          <table:table-cell office:value-type="float" office:value="388173000" calcext:value-type="float">
            <text:p>388173000</text:p>
          </table:table-cell>
          <table:table-cell office:value-type="float" office:value="387795000" calcext:value-type="float">
            <text:p>387795000</text:p>
          </table:table-cell>
          <table:table-cell office:value-type="float" office:value="387990000" calcext:value-type="float">
            <text:p>387990000</text:p>
          </table:table-cell>
          <table:table-cell office:value-type="float" office:value="388088000" calcext:value-type="float">
            <text:p>388088000</text:p>
          </table:table-cell>
          <table:table-cell office:value-type="float" office:value="387409000" calcext:value-type="float">
            <text:p>387409000</text:p>
          </table:table-cell>
          <table:table-cell office:value-type="float" office:value="388177000" calcext:value-type="float">
            <text:p>388177000</text:p>
          </table:table-cell>
          <table:table-cell office:value-type="float" office:value="387621000" calcext:value-type="float">
            <text:p>387621000</text:p>
          </table:table-cell>
          <table:table-cell office:value-type="float" office:value="388919000" calcext:value-type="float">
            <text:p>388919000</text:p>
          </table:table-cell>
          <table:table-cell office:value-type="float" office:value="387864000" calcext:value-type="float">
            <text:p>387864000</text:p>
          </table:table-cell>
          <table:table-cell office:value-type="float" office:value="388308000" calcext:value-type="float">
            <text:p>388308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9712000" calcext:value-type="float">
            <text:p>389712000</text:p>
          </table:table-cell>
          <table:table-cell office:value-type="float" office:value="389142000" calcext:value-type="float">
            <text:p>389142000</text:p>
          </table:table-cell>
          <table:table-cell office:value-type="float" office:value="388271000" calcext:value-type="float">
            <text:p>388271000</text:p>
          </table:table-cell>
          <table:table-cell office:value-type="float" office:value="387669000" calcext:value-type="float">
            <text:p>387669000</text:p>
          </table:table-cell>
          <table:table-cell office:value-type="float" office:value="389448000" calcext:value-type="float">
            <text:p>389448000</text:p>
          </table:table-cell>
          <table:table-cell office:value-type="float" office:value="388945000" calcext:value-type="float">
            <text:p>388945000</text:p>
          </table:table-cell>
          <table:table-cell office:value-type="float" office:value="388125000" calcext:value-type="float">
            <text:p>388125000</text:p>
          </table:table-cell>
          <table:table-cell office:value-type="float" office:value="388968000" calcext:value-type="float">
            <text:p>388968000</text:p>
          </table:table-cell>
          <table:table-cell office:value-type="float" office:value="386218000" calcext:value-type="float">
            <text:p>386218000</text:p>
          </table:table-cell>
          <table:table-cell office:value-type="float" office:value="388349000" calcext:value-type="float">
            <text:p>388349000</text:p>
          </table:table-cell>
          <table:table-cell office:value-type="float" office:value="389621000" calcext:value-type="float">
            <text:p>389621000</text:p>
          </table:table-cell>
          <table:table-cell office:value-type="float" office:value="388045000" calcext:value-type="float">
            <text:p>388045000</text:p>
          </table:table-cell>
          <table:table-cell office:value-type="float" office:value="388720000" calcext:value-type="float">
            <text:p>388720000</text:p>
          </table:table-cell>
          <table:table-cell office:value-type="float" office:value="388944000" calcext:value-type="float">
            <text:p>388944000</text:p>
          </table:table-cell>
          <table:table-cell office:value-type="float" office:value="387633000" calcext:value-type="float">
            <text:p>387633000</text:p>
          </table:table-cell>
          <table:table-cell office:value-type="float" office:value="389561000" calcext:value-type="float">
            <text:p>389561000</text:p>
          </table:table-cell>
          <table:table-cell office:value-type="float" office:value="387452000" calcext:value-type="float">
            <text:p>387452000</text:p>
          </table:table-cell>
          <table:table-cell office:value-type="float" office:value="388170000" calcext:value-type="float">
            <text:p>388170000</text:p>
          </table:table-cell>
          <table:table-cell office:value-type="float" office:value="387976000" calcext:value-type="float">
            <text:p>387976000</text:p>
          </table:table-cell>
          <table:table-cell office:value-type="float" office:value="389419000" calcext:value-type="float">
            <text:p>389419000</text:p>
          </table:table-cell>
          <table:table-cell office:value-type="float" office:value="388433000" calcext:value-type="float">
            <text:p>388433000</text:p>
          </table:table-cell>
          <table:table-cell office:value-type="float" office:value="388878000" calcext:value-type="float">
            <text:p>388878000</text:p>
          </table:table-cell>
          <table:table-cell office:value-type="float" office:value="389444000" calcext:value-type="float">
            <text:p>389444000</text:p>
          </table:table-cell>
          <table:table-cell office:value-type="float" office:value="388073000" calcext:value-type="float">
            <text:p>388073000</text:p>
          </table:table-cell>
          <table:table-cell office:value-type="float" office:value="387015000" calcext:value-type="float">
            <text:p>387015000</text:p>
          </table:table-cell>
          <table:table-cell office:value-type="float" office:value="387802000" calcext:value-type="float">
            <text:p>387802000</text:p>
          </table:table-cell>
          <table:table-cell office:value-type="float" office:value="387953000" calcext:value-type="float">
            <text:p>387953000</text:p>
          </table:table-cell>
          <table:table-cell office:value-type="float" office:value="389087000" calcext:value-type="float">
            <text:p>389087000</text:p>
          </table:table-cell>
          <table:table-cell office:value-type="float" office:value="388681000" calcext:value-type="float">
            <text:p>388681000</text:p>
          </table:table-cell>
          <table:table-cell office:value-type="float" office:value="387973000" calcext:value-type="float">
            <text:p>387973000</text:p>
          </table:table-cell>
          <table:table-cell office:value-type="float" office:value="388352000" calcext:value-type="float">
            <text:p>388352000</text:p>
          </table:table-cell>
          <table:table-cell office:value-type="float" office:value="389265000" calcext:value-type="float">
            <text:p>389265000</text:p>
          </table:table-cell>
          <table:table-cell office:value-type="float" office:value="388409000" calcext:value-type="float">
            <text:p>388409000</text:p>
          </table:table-cell>
          <table:table-cell office:value-type="float" office:value="388707000" calcext:value-type="float">
            <text:p>388707000</text:p>
          </table:table-cell>
          <table:table-cell office:value-type="float" office:value="388360000" calcext:value-type="float">
            <text:p>388360000</text:p>
          </table:table-cell>
          <table:table-cell office:value-type="float" office:value="387779000" calcext:value-type="float">
            <text:p>387779000</text:p>
          </table:table-cell>
          <table:table-cell office:value-type="float" office:value="387750000" calcext:value-type="float">
            <text:p>387750000</text:p>
          </table:table-cell>
          <table:table-cell office:value-type="float" office:value="387163000" calcext:value-type="float">
            <text:p>387163000</text:p>
          </table:table-cell>
          <table:table-cell office:value-type="float" office:value="388208000" calcext:value-type="float">
            <text:p>388208000</text:p>
          </table:table-cell>
          <table:table-cell office:value-type="float" office:value="387260000" calcext:value-type="float">
            <text:p>387260000</text:p>
          </table:table-cell>
          <table:table-cell office:value-type="float" office:value="388636000" calcext:value-type="float">
            <text:p>388636000</text:p>
          </table:table-cell>
          <table:table-cell office:value-type="float" office:value="388165000" calcext:value-type="float">
            <text:p>388165000</text:p>
          </table:table-cell>
          <table:table-cell office:value-type="float" office:value="388325000" calcext:value-type="float">
            <text:p>388325000</text:p>
          </table:table-cell>
          <table:table-cell office:value-type="float" office:value="388268000" calcext:value-type="float">
            <text:p>388268000</text:p>
          </table:table-cell>
          <table:table-cell office:value-type="float" office:value="389200000" calcext:value-type="float">
            <text:p>389200000</text:p>
          </table:table-cell>
          <table:table-cell office:value-type="float" office:value="387172000" calcext:value-type="float">
            <text:p>387172000</text:p>
          </table:table-cell>
          <table:table-cell office:value-type="float" office:value="389468000" calcext:value-type="float">
            <text:p>389468000</text:p>
          </table:table-cell>
          <table:table-cell office:value-type="float" office:value="387267000" calcext:value-type="float">
            <text:p>387267000</text:p>
          </table:table-cell>
          <table:table-cell office:value-type="float" office:value="387797000" calcext:value-type="float">
            <text:p>387797000</text:p>
          </table:table-cell>
          <table:table-cell office:value-type="float" office:value="389059000" calcext:value-type="float">
            <text:p>389059000</text:p>
          </table:table-cell>
          <table:table-cell office:value-type="float" office:value="388089000" calcext:value-type="float">
            <text:p>388089000</text:p>
          </table:table-cell>
          <table:table-cell office:value-type="float" office:value="387685000" calcext:value-type="float">
            <text:p>387685000</text:p>
          </table:table-cell>
          <table:table-cell office:value-type="float" office:value="387327000" calcext:value-type="float">
            <text:p>387327000</text:p>
          </table:table-cell>
          <table:table-cell office:value-type="float" office:value="388046000" calcext:value-type="float">
            <text:p>388046000</text:p>
          </table:table-cell>
          <table:table-cell office:value-type="float" office:value="389976000" calcext:value-type="float">
            <text:p>389976000</text:p>
          </table:table-cell>
          <table:table-cell office:value-type="float" office:value="388116000" calcext:value-type="float">
            <text:p>388116000</text:p>
          </table:table-cell>
          <table:table-cell office:value-type="float" office:value="389047000" calcext:value-type="float">
            <text:p>389047000</text:p>
          </table:table-cell>
          <table:table-cell office:value-type="float" office:value="389061000" calcext:value-type="float">
            <text:p>389061000</text:p>
          </table:table-cell>
          <table:table-cell office:value-type="float" office:value="387861000" calcext:value-type="float">
            <text:p>387861000</text:p>
          </table:table-cell>
          <table:table-cell office:value-type="float" office:value="388642000" calcext:value-type="float">
            <text:p>388642000</text:p>
          </table:table-cell>
          <table:table-cell office:value-type="float" office:value="388865000" calcext:value-type="float">
            <text:p>388865000</text:p>
          </table:table-cell>
          <table:table-cell office:value-type="float" office:value="388272000" calcext:value-type="float">
            <text:p>388272000</text:p>
          </table:table-cell>
          <table:table-cell office:value-type="float" office:value="388197000" calcext:value-type="float">
            <text:p>388197000</text:p>
          </table:table-cell>
          <table:table-cell office:value-type="float" office:value="388888000" calcext:value-type="float">
            <text:p>388888000</text:p>
          </table:table-cell>
          <table:table-cell office:value-type="float" office:value="389191000" calcext:value-type="float">
            <text:p>389191000</text:p>
          </table:table-cell>
          <table:table-cell office:value-type="float" office:value="388607000" calcext:value-type="float">
            <text:p>388607000</text:p>
          </table:table-cell>
          <table:table-cell office:value-type="float" office:value="388574000" calcext:value-type="float">
            <text:p>388574000</text:p>
          </table:table-cell>
          <table:table-cell office:value-type="float" office:value="389280000" calcext:value-type="float">
            <text:p>389280000</text:p>
          </table:table-cell>
          <table:table-cell office:value-type="float" office:value="388393000" calcext:value-type="float">
            <text:p>388393000</text:p>
          </table:table-cell>
          <table:table-cell office:value-type="float" office:value="386965000" calcext:value-type="float">
            <text:p>386965000</text:p>
          </table:table-cell>
          <table:table-cell office:value-type="float" office:value="390170000" calcext:value-type="float">
            <text:p>390170000</text:p>
          </table:table-cell>
          <table:table-cell office:value-type="float" office:value="389108000" calcext:value-type="float">
            <text:p>389108000</text:p>
          </table:table-cell>
          <table:table-cell office:value-type="float" office:value="387435000" calcext:value-type="float">
            <text:p>387435000</text:p>
          </table:table-cell>
          <table:table-cell office:value-type="float" office:value="389465000" calcext:value-type="float">
            <text:p>389465000</text:p>
          </table:table-cell>
          <table:table-cell office:value-type="float" office:value="388978000" calcext:value-type="float">
            <text:p>388978000</text:p>
          </table:table-cell>
          <table:table-cell office:value-type="float" office:value="387319000" calcext:value-type="float">
            <text:p>387319000</text:p>
          </table:table-cell>
          <table:table-cell office:value-type="float" office:value="388056000" calcext:value-type="float">
            <text:p>388056000</text:p>
          </table:table-cell>
          <table:table-cell office:value-type="float" office:value="388875000" calcext:value-type="float">
            <text:p>388875000</text:p>
          </table:table-cell>
          <table:table-cell office:value-type="float" office:value="388791000" calcext:value-type="float">
            <text:p>388791000</text:p>
          </table:table-cell>
          <table:table-cell office:value-type="float" office:value="388872000" calcext:value-type="float">
            <text:p>388872000</text:p>
          </table:table-cell>
          <table:table-cell office:value-type="float" office:value="387737000" calcext:value-type="float">
            <text:p>387737000</text:p>
          </table:table-cell>
          <table:table-cell office:value-type="float" office:value="386929000" calcext:value-type="float">
            <text:p>386929000</text:p>
          </table:table-cell>
          <table:table-cell office:value-type="float" office:value="388995000" calcext:value-type="float">
            <text:p>388995000</text:p>
          </table:table-cell>
          <table:table-cell office:value-type="float" office:value="388022000" calcext:value-type="float">
            <text:p>388022000</text:p>
          </table:table-cell>
          <table:table-cell office:value-type="float" office:value="389364000" calcext:value-type="float">
            <text:p>389364000</text:p>
          </table:table-cell>
          <table:table-cell office:value-type="float" office:value="387644000" calcext:value-type="float">
            <text:p>387644000</text:p>
          </table:table-cell>
          <table:table-cell office:value-type="float" office:value="387915000" calcext:value-type="float">
            <text:p>387915000</text:p>
          </table:table-cell>
          <table:table-cell office:value-type="float" office:value="388155000" calcext:value-type="float">
            <text:p>388155000</text:p>
          </table:table-cell>
          <table:table-cell office:value-type="float" office:value="387486000" calcext:value-type="float">
            <text:p>387486000</text:p>
          </table:table-cell>
          <table:table-cell office:value-type="float" office:value="389630000" calcext:value-type="float">
            <text:p>389630000</text:p>
          </table:table-cell>
          <table:table-cell office:value-type="float" office:value="389659000" calcext:value-type="float">
            <text:p>389659000</text:p>
          </table:table-cell>
          <table:table-cell office:value-type="float" office:value="389525000" calcext:value-type="float">
            <text:p>389525000</text:p>
          </table:table-cell>
          <table:table-cell office:value-type="float" office:value="388888000" calcext:value-type="float">
            <text:p>388888000</text:p>
          </table:table-cell>
          <table:table-cell office:value-type="float" office:value="388324000" calcext:value-type="float">
            <text:p>388324000</text:p>
          </table:table-cell>
          <table:table-cell office:value-type="float" office:value="387629000" calcext:value-type="float">
            <text:p>387629000</text:p>
          </table:table-cell>
          <table:table-cell office:value-type="float" office:value="389329000" calcext:value-type="float">
            <text:p>389329000</text:p>
          </table:table-cell>
          <table:table-cell office:value-type="float" office:value="388935000" calcext:value-type="float">
            <text:p>388935000</text:p>
          </table:table-cell>
          <table:table-cell office:value-type="float" office:value="388019000" calcext:value-type="float">
            <text:p>388019000</text:p>
          </table:table-cell>
          <table:table-cell office:value-type="float" office:value="388696000" calcext:value-type="float">
            <text:p>388696000</text:p>
          </table:table-cell>
          <table:table-cell office:value-type="float" office:value="388092000" calcext:value-type="float">
            <text:p>388092000</text:p>
          </table:table-cell>
          <table:table-cell office:value-type="float" office:value="389807000" calcext:value-type="float">
            <text:p>389807000</text:p>
          </table:table-cell>
          <table:table-cell office:value-type="float" office:value="388775000" calcext:value-type="float">
            <text:p>388775000</text:p>
          </table:table-cell>
          <table:table-cell office:value-type="float" office:value="387500000" calcext:value-type="float">
            <text:p>387500000</text:p>
          </table:table-cell>
          <table:table-cell office:value-type="float" office:value="387870000" calcext:value-type="float">
            <text:p>387870000</text:p>
          </table:table-cell>
          <table:table-cell office:value-type="float" office:value="387031000" calcext:value-type="float">
            <text:p>387031000</text:p>
          </table:table-cell>
          <table:table-cell office:value-type="float" office:value="388813000" calcext:value-type="float">
            <text:p>388813000</text:p>
          </table:table-cell>
          <table:table-cell office:value-type="float" office:value="388704000" calcext:value-type="float">
            <text:p>388704000</text:p>
          </table:table-cell>
          <table:table-cell office:value-type="float" office:value="388672000" calcext:value-type="float">
            <text:p>388672000</text:p>
          </table:table-cell>
          <table:table-cell office:value-type="float" office:value="389295000" calcext:value-type="float">
            <text:p>389295000</text:p>
          </table:table-cell>
          <table:table-cell office:value-type="float" office:value="387802000" calcext:value-type="float">
            <text:p>387802000</text:p>
          </table:table-cell>
          <table:table-cell office:value-type="float" office:value="387543000" calcext:value-type="float">
            <text:p>387543000</text:p>
          </table:table-cell>
          <table:table-cell office:value-type="float" office:value="389775000" calcext:value-type="float">
            <text:p>389775000</text:p>
          </table:table-cell>
          <table:table-cell office:value-type="float" office:value="387924000" calcext:value-type="float">
            <text:p>387924000</text:p>
          </table:table-cell>
          <table:table-cell office:value-type="float" office:value="388000000" calcext:value-type="float">
            <text:p>388000000</text:p>
          </table:table-cell>
          <table:table-cell office:value-type="float" office:value="388103000" calcext:value-type="float">
            <text:p>388103000</text:p>
          </table:table-cell>
          <table:table-cell office:value-type="float" office:value="388994000" calcext:value-type="float">
            <text:p>388994000</text:p>
          </table:table-cell>
          <table:table-cell office:value-type="float" office:value="388656000" calcext:value-type="float">
            <text:p>388656000</text:p>
          </table:table-cell>
          <table:table-cell office:value-type="float" office:value="387715000" calcext:value-type="float">
            <text:p>387715000</text:p>
          </table:table-cell>
          <table:table-cell office:value-type="float" office:value="388498000" calcext:value-type="float">
            <text:p>388498000</text:p>
          </table:table-cell>
          <table:table-cell office:value-type="float" office:value="388402000" calcext:value-type="float">
            <text:p>388402000</text:p>
          </table:table-cell>
          <table:table-cell office:value-type="float" office:value="388026000" calcext:value-type="float">
            <text:p>388026000</text:p>
          </table:table-cell>
          <table:table-cell office:value-type="float" office:value="388242000" calcext:value-type="float">
            <text:p>388242000</text:p>
          </table:table-cell>
          <table:table-cell office:value-type="float" office:value="389326000" calcext:value-type="float">
            <text:p>389326000</text:p>
          </table:table-cell>
          <table:table-cell office:value-type="float" office:value="388150000" calcext:value-type="float">
            <text:p>388150000</text:p>
          </table:table-cell>
          <table:table-cell office:value-type="float" office:value="389268000" calcext:value-type="float">
            <text:p>389268000</text:p>
          </table:table-cell>
          <table:table-cell office:value-type="float" office:value="388692000" calcext:value-type="float">
            <text:p>388692000</text:p>
          </table:table-cell>
          <table:table-cell office:value-type="float" office:value="388178000" calcext:value-type="float">
            <text:p>388178000</text:p>
          </table:table-cell>
          <table:table-cell office:value-type="float" office:value="387524000" calcext:value-type="float">
            <text:p>387524000</text:p>
          </table:table-cell>
          <table:table-cell office:value-type="float" office:value="388473000" calcext:value-type="float">
            <text:p>388473000</text:p>
          </table:table-cell>
          <table:table-cell office:value-type="float" office:value="388034000" calcext:value-type="float">
            <text:p>388034000</text:p>
          </table:table-cell>
          <table:table-cell office:value-type="float" office:value="388600000" calcext:value-type="float">
            <text:p>388600000</text:p>
          </table:table-cell>
          <table:table-cell table:number-columns-repeated="2" office:value-type="float" office:value="390430000" calcext:value-type="float">
            <text:p>390430000</text:p>
          </table:table-cell>
          <table:table-cell office:value-type="float" office:value="388046000" calcext:value-type="float">
            <text:p>388046000</text:p>
          </table:table-cell>
          <table:table-cell office:value-type="float" office:value="389277000" calcext:value-type="float">
            <text:p>389277000</text:p>
          </table:table-cell>
          <table:table-cell office:value-type="float" office:value="389196000" calcext:value-type="float">
            <text:p>389196000</text:p>
          </table:table-cell>
          <table:table-cell office:value-type="float" office:value="388700000" calcext:value-type="float">
            <text:p>388700000</text:p>
          </table:table-cell>
          <table:table-cell office:value-type="float" office:value="388801000" calcext:value-type="float">
            <text:p>388801000</text:p>
          </table:table-cell>
          <table:table-cell office:value-type="float" office:value="387972000" calcext:value-type="float">
            <text:p>387972000</text:p>
          </table:table-cell>
          <table:table-cell office:value-type="float" office:value="389213000" calcext:value-type="float">
            <text:p>389213000</text:p>
          </table:table-cell>
          <table:table-cell office:value-type="float" office:value="388602000" calcext:value-type="float">
            <text:p>388602000</text:p>
          </table:table-cell>
          <table:table-cell office:value-type="float" office:value="387709000" calcext:value-type="float">
            <text:p>387709000</text:p>
          </table:table-cell>
          <table:table-cell office:value-type="float" office:value="388634000" calcext:value-type="float">
            <text:p>388634000</text:p>
          </table:table-cell>
          <table:table-cell office:value-type="float" office:value="387551000" calcext:value-type="float">
            <text:p>387551000</text:p>
          </table:table-cell>
          <table:table-cell office:value-type="float" office:value="388465000" calcext:value-type="float">
            <text:p>388465000</text:p>
          </table:table-cell>
          <table:table-cell office:value-type="float" office:value="389192000" calcext:value-type="float">
            <text:p>389192000</text:p>
          </table:table-cell>
          <table:table-cell office:value-type="float" office:value="387835000" calcext:value-type="float">
            <text:p>387835000</text:p>
          </table:table-cell>
          <table:table-cell office:value-type="float" office:value="388771000" calcext:value-type="float">
            <text:p>388771000</text:p>
          </table:table-cell>
          <table:table-cell office:value-type="float" office:value="388759000" calcext:value-type="float">
            <text:p>388759000</text:p>
          </table:table-cell>
          <table:table-cell office:value-type="float" office:value="386771000" calcext:value-type="float">
            <text:p>386771000</text:p>
          </table:table-cell>
          <table:table-cell office:value-type="float" office:value="388687000" calcext:value-type="float">
            <text:p>388687000</text:p>
          </table:table-cell>
          <table:table-cell office:value-type="float" office:value="387096000" calcext:value-type="float">
            <text:p>387096000</text:p>
          </table:table-cell>
          <table:table-cell office:value-type="float" office:value="387733000" calcext:value-type="float">
            <text:p>387733000</text:p>
          </table:table-cell>
          <table:table-cell office:value-type="float" office:value="388768000" calcext:value-type="float">
            <text:p>388768000</text:p>
          </table:table-cell>
          <table:table-cell office:value-type="float" office:value="388885000" calcext:value-type="float">
            <text:p>388885000</text:p>
          </table:table-cell>
          <table:table-cell office:value-type="float" office:value="388652000" calcext:value-type="float">
            <text:p>388652000</text:p>
          </table:table-cell>
          <table:table-cell office:value-type="float" office:value="387325000" calcext:value-type="float">
            <text:p>387325000</text:p>
          </table:table-cell>
          <table:table-cell office:value-type="float" office:value="389634000" calcext:value-type="float">
            <text:p>389634000</text:p>
          </table:table-cell>
          <table:table-cell office:value-type="float" office:value="388058000" calcext:value-type="float">
            <text:p>388058000</text:p>
          </table:table-cell>
          <table:table-cell office:value-type="float" office:value="387774000" calcext:value-type="float">
            <text:p>387774000</text:p>
          </table:table-cell>
          <table:table-cell office:value-type="float" office:value="388943000" calcext:value-type="float">
            <text:p>388943000</text:p>
          </table:table-cell>
          <table:table-cell office:value-type="float" office:value="389119000" calcext:value-type="float">
            <text:p>389119000</text:p>
          </table:table-cell>
          <table:table-cell office:value-type="float" office:value="388911000" calcext:value-type="float">
            <text:p>388911000</text:p>
          </table:table-cell>
          <table:table-cell office:value-type="float" office:value="387206000" calcext:value-type="float">
            <text:p>387206000</text:p>
          </table:table-cell>
          <table:table-cell office:value-type="float" office:value="388612000" calcext:value-type="float">
            <text:p>388612000</text:p>
          </table:table-cell>
          <table:table-cell office:value-type="float" office:value="388967000" calcext:value-type="float">
            <text:p>388967000</text:p>
          </table:table-cell>
          <table:table-cell office:value-type="float" office:value="388494000" calcext:value-type="float">
            <text:p>388494000</text:p>
          </table:table-cell>
          <table:table-cell office:value-type="float" office:value="387793000" calcext:value-type="float">
            <text:p>387793000</text:p>
          </table:table-cell>
          <table:table-cell office:value-type="float" office:value="387626000" calcext:value-type="float">
            <text:p>387626000</text:p>
          </table:table-cell>
          <table:table-cell office:value-type="float" office:value="388304000" calcext:value-type="float">
            <text:p>388304000</text:p>
          </table:table-cell>
          <table:table-cell office:value-type="float" office:value="388441000" calcext:value-type="float">
            <text:p>388441000</text:p>
          </table:table-cell>
          <table:table-cell office:value-type="float" office:value="389417000" calcext:value-type="float">
            <text:p>389417000</text:p>
          </table:table-cell>
          <table:table-cell office:value-type="float" office:value="387396000" calcext:value-type="float">
            <text:p>387396000</text:p>
          </table:table-cell>
          <table:table-cell office:value-type="float" office:value="388896000" calcext:value-type="float">
            <text:p>388896000</text:p>
          </table:table-cell>
          <table:table-cell office:value-type="float" office:value="388559000" calcext:value-type="float">
            <text:p>388559000</text:p>
          </table:table-cell>
          <table:table-cell office:value-type="float" office:value="389263000" calcext:value-type="float">
            <text:p>389263000</text:p>
          </table:table-cell>
          <table:table-cell office:value-type="float" office:value="388634000" calcext:value-type="float">
            <text:p>388634000</text:p>
          </table:table-cell>
          <table:table-cell office:value-type="float" office:value="387947000" calcext:value-type="float">
            <text:p>387947000</text:p>
          </table:table-cell>
          <table:table-cell office:value-type="float" office:value="387948000" calcext:value-type="float">
            <text:p>387948000</text:p>
          </table:table-cell>
          <table:table-cell office:value-type="float" office:value="387483000" calcext:value-type="float">
            <text:p>387483000</text:p>
          </table:table-cell>
          <table:table-cell office:value-type="float" office:value="388423000" calcext:value-type="float">
            <text:p>388423000</text:p>
          </table:table-cell>
          <table:table-cell office:value-type="float" office:value="389231000" calcext:value-type="float">
            <text:p>389231000</text:p>
          </table:table-cell>
          <table:table-cell office:value-type="float" office:value="389165000" calcext:value-type="float">
            <text:p>389165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7610000" calcext:value-type="float">
            <text:p>387610000</text:p>
          </table:table-cell>
          <table:table-cell office:value-type="float" office:value="387054000" calcext:value-type="float">
            <text:p>387054000</text:p>
          </table:table-cell>
          <table:table-cell office:value-type="float" office:value="388962000" calcext:value-type="float">
            <text:p>388962000</text:p>
          </table:table-cell>
          <table:table-cell office:value-type="float" office:value="389159000" calcext:value-type="float">
            <text:p>389159000</text:p>
          </table:table-cell>
          <table:table-cell office:value-type="float" office:value="389057000" calcext:value-type="float">
            <text:p>389057000</text:p>
          </table:table-cell>
          <table:table-cell office:value-type="float" office:value="389002000" calcext:value-type="float">
            <text:p>389002000</text:p>
          </table:table-cell>
          <table:table-cell office:value-type="float" office:value="388699000" calcext:value-type="float">
            <text:p>388699000</text:p>
          </table:table-cell>
          <table:table-cell office:value-type="float" office:value="389652000" calcext:value-type="float">
            <text:p>389652000</text:p>
          </table:table-cell>
          <table:table-cell office:value-type="float" office:value="389533000" calcext:value-type="float">
            <text:p>389533000</text:p>
          </table:table-cell>
          <table:table-cell office:value-type="float" office:value="389315000" calcext:value-type="float">
            <text:p>389315000</text:p>
          </table:table-cell>
          <table:table-cell office:value-type="float" office:value="387533000" calcext:value-type="float">
            <text:p>387533000</text:p>
          </table:table-cell>
          <table:table-cell office:value-type="float" office:value="386839000" calcext:value-type="float">
            <text:p>386839000</text:p>
          </table:table-cell>
          <table:table-cell office:value-type="float" office:value="389330000" calcext:value-type="float">
            <text:p>389330000</text:p>
          </table:table-cell>
          <table:table-cell office:value-type="float" office:value="388706000" calcext:value-type="float">
            <text:p>388706000</text:p>
          </table:table-cell>
          <table:table-cell office:value-type="float" office:value="389326000" calcext:value-type="float">
            <text:p>389326000</text:p>
          </table:table-cell>
          <table:table-cell office:value-type="float" office:value="386985000" calcext:value-type="float">
            <text:p>386985000</text:p>
          </table:table-cell>
          <table:table-cell office:value-type="float" office:value="388385000" calcext:value-type="float">
            <text:p>388385000</text:p>
          </table:table-cell>
          <table:table-cell office:value-type="float" office:value="388963000" calcext:value-type="float">
            <text:p>388963000</text:p>
          </table:table-cell>
          <table:table-cell office:value-type="float" office:value="388431000" calcext:value-type="float">
            <text:p>388431000</text:p>
          </table:table-cell>
          <table:table-cell office:value-type="float" office:value="388445000" calcext:value-type="float">
            <text:p>388445000</text:p>
          </table:table-cell>
          <table:table-cell office:value-type="float" office:value="388404000" calcext:value-type="float">
            <text:p>388404000</text:p>
          </table:table-cell>
          <table:table-cell office:value-type="float" office:value="388156000" calcext:value-type="float">
            <text:p>388156000</text:p>
          </table:table-cell>
          <table:table-cell office:value-type="float" office:value="387726000" calcext:value-type="float">
            <text:p>387726000</text:p>
          </table:table-cell>
          <table:table-cell office:value-type="float" office:value="388917000" calcext:value-type="float">
            <text:p>388917000</text:p>
          </table:table-cell>
          <table:table-cell office:value-type="float" office:value="389612000" calcext:value-type="float">
            <text:p>389612000</text:p>
          </table:table-cell>
          <table:table-cell office:value-type="float" office:value="388623000" calcext:value-type="float">
            <text:p>388623000</text:p>
          </table:table-cell>
          <table:table-cell office:value-type="float" office:value="387840000" calcext:value-type="float">
            <text:p>387840000</text:p>
          </table:table-cell>
          <table:table-cell office:value-type="float" office:value="389559000" calcext:value-type="float">
            <text:p>389559000</text:p>
          </table:table-cell>
          <table:table-cell office:value-type="float" office:value="389793000" calcext:value-type="float">
            <text:p>389793000</text:p>
          </table:table-cell>
          <table:table-cell office:value-type="float" office:value="389795000" calcext:value-type="float">
            <text:p>389795000</text:p>
          </table:table-cell>
          <table:table-cell office:value-type="float" office:value="389005000" calcext:value-type="float">
            <text:p>389005000</text:p>
          </table:table-cell>
          <table:table-cell office:value-type="float" office:value="387964000" calcext:value-type="float">
            <text:p>387964000</text:p>
          </table:table-cell>
          <table:table-cell office:value-type="float" office:value="389494000" calcext:value-type="float">
            <text:p>389494000</text:p>
          </table:table-cell>
          <table:table-cell office:value-type="float" office:value="388310000" calcext:value-type="float">
            <text:p>388310000</text:p>
          </table:table-cell>
          <table:table-cell office:value-type="float" office:value="388908000" calcext:value-type="float">
            <text:p>388908000</text:p>
          </table:table-cell>
          <table:table-cell office:value-type="float" office:value="387996000" calcext:value-type="float">
            <text:p>387996000</text:p>
          </table:table-cell>
          <table:table-cell office:value-type="float" office:value="388560000" calcext:value-type="float">
            <text:p>388560000</text:p>
          </table:table-cell>
          <table:table-cell office:value-type="float" office:value="387801000" calcext:value-type="float">
            <text:p>387801000</text:p>
          </table:table-cell>
          <table:table-cell office:value-type="float" office:value="389195000" calcext:value-type="float">
            <text:p>389195000</text:p>
          </table:table-cell>
          <table:table-cell office:value-type="float" office:value="388076000" calcext:value-type="float">
            <text:p>388076000</text:p>
          </table:table-cell>
          <table:table-cell office:value-type="float" office:value="387184000" calcext:value-type="float">
            <text:p>387184000</text:p>
          </table:table-cell>
          <table:table-cell office:value-type="float" office:value="388637000" calcext:value-type="float">
            <text:p>388637000</text:p>
          </table:table-cell>
          <table:table-cell office:value-type="float" office:value="388153000" calcext:value-type="float">
            <text:p>388153000</text:p>
          </table:table-cell>
          <table:table-cell office:value-type="float" office:value="389221000" calcext:value-type="float">
            <text:p>389221000</text:p>
          </table:table-cell>
          <table:table-cell office:value-type="float" office:value="389684000" calcext:value-type="float">
            <text:p>389684000</text:p>
          </table:table-cell>
          <table:table-cell office:value-type="float" office:value="388214000" calcext:value-type="float">
            <text:p>388214000</text:p>
          </table:table-cell>
          <table:table-cell office:value-type="float" office:value="388740000" calcext:value-type="float">
            <text:p>388740000</text:p>
          </table:table-cell>
          <table:table-cell office:value-type="float" office:value="388332000" calcext:value-type="float">
            <text:p>388332000</text:p>
          </table:table-cell>
          <table:table-cell office:value-type="float" office:value="387832000" calcext:value-type="float">
            <text:p>387832000</text:p>
          </table:table-cell>
          <table:table-cell office:value-type="float" office:value="389240000" calcext:value-type="float">
            <text:p>389240000</text:p>
          </table:table-cell>
          <table:table-cell office:value-type="float" office:value="387744000" calcext:value-type="float">
            <text:p>387744000</text:p>
          </table:table-cell>
          <table:table-cell office:value-type="float" office:value="389184000" calcext:value-type="float">
            <text:p>389184000</text:p>
          </table:table-cell>
          <table:table-cell office:value-type="float" office:value="388774000" calcext:value-type="float">
            <text:p>388774000</text:p>
          </table:table-cell>
          <table:table-cell office:value-type="float" office:value="387015000" calcext:value-type="float">
            <text:p>387015000</text:p>
          </table:table-cell>
          <table:table-cell office:value-type="float" office:value="387982000" calcext:value-type="float">
            <text:p>387982000</text:p>
          </table:table-cell>
          <table:table-cell office:value-type="float" office:value="388455000" calcext:value-type="float">
            <text:p>388455000</text:p>
          </table:table-cell>
          <table:table-cell office:value-type="float" office:value="388356000" calcext:value-type="float">
            <text:p>388356000</text:p>
          </table:table-cell>
          <table:table-cell office:value-type="float" office:value="387971000" calcext:value-type="float">
            <text:p>387971000</text:p>
          </table:table-cell>
          <table:table-cell office:value-type="float" office:value="388434000" calcext:value-type="float">
            <text:p>388434000</text:p>
          </table:table-cell>
          <table:table-cell office:value-type="float" office:value="388081000" calcext:value-type="float">
            <text:p>388081000</text:p>
          </table:table-cell>
          <table:table-cell office:value-type="float" office:value="387626000" calcext:value-type="float">
            <text:p>387626000</text:p>
          </table:table-cell>
          <table:table-cell office:value-type="float" office:value="387740000" calcext:value-type="float">
            <text:p>387740000</text:p>
          </table:table-cell>
          <table:table-cell office:value-type="float" office:value="388321000" calcext:value-type="float">
            <text:p>388321000</text:p>
          </table:table-cell>
          <table:table-cell office:value-type="float" office:value="389846000" calcext:value-type="float">
            <text:p>389846000</text:p>
          </table:table-cell>
          <table:table-cell office:value-type="float" office:value="386930000" calcext:value-type="float">
            <text:p>386930000</text:p>
          </table:table-cell>
          <table:table-cell office:value-type="float" office:value="387133000" calcext:value-type="float">
            <text:p>387133000</text:p>
          </table:table-cell>
          <table:table-cell office:value-type="float" office:value="389211000" calcext:value-type="float">
            <text:p>389211000</text:p>
          </table:table-cell>
          <table:table-cell office:value-type="float" office:value="386754000" calcext:value-type="float">
            <text:p>386754000</text:p>
          </table:table-cell>
          <table:table-cell office:value-type="float" office:value="387697000" calcext:value-type="float">
            <text:p>387697000</text:p>
          </table:table-cell>
          <table:table-cell office:value-type="float" office:value="388902000" calcext:value-type="float">
            <text:p>388902000</text:p>
          </table:table-cell>
          <table:table-cell office:value-type="float" office:value="388292000" calcext:value-type="float">
            <text:p>388292000</text:p>
          </table:table-cell>
          <table:table-cell office:value-type="float" office:value="387964000" calcext:value-type="float">
            <text:p>387964000</text:p>
          </table:table-cell>
          <table:table-cell office:value-type="float" office:value="387846000" calcext:value-type="float">
            <text:p>387846000</text:p>
          </table:table-cell>
          <table:table-cell office:value-type="float" office:value="388443000" calcext:value-type="float">
            <text:p>388443000</text:p>
          </table:table-cell>
          <table:table-cell office:value-type="float" office:value="389054000" calcext:value-type="float">
            <text:p>389054000</text:p>
          </table:table-cell>
          <table:table-cell office:value-type="float" office:value="389099000" calcext:value-type="float">
            <text:p>389099000</text:p>
          </table:table-cell>
          <table:table-cell office:value-type="float" office:value="388899000" calcext:value-type="float">
            <text:p>388899000</text:p>
          </table:table-cell>
          <table:table-cell office:value-type="float" office:value="389077000" calcext:value-type="float">
            <text:p>389077000</text:p>
          </table:table-cell>
          <table:table-cell office:value-type="float" office:value="388903000" calcext:value-type="float">
            <text:p>388903000</text:p>
          </table:table-cell>
          <table:table-cell office:value-type="float" office:value="388657000" calcext:value-type="float">
            <text:p>388657000</text:p>
          </table:table-cell>
          <table:table-cell office:value-type="float" office:value="388104000" calcext:value-type="float">
            <text:p>388104000</text:p>
          </table:table-cell>
          <table:table-cell office:value-type="float" office:value="388043000" calcext:value-type="float">
            <text:p>388043000</text:p>
          </table:table-cell>
          <table:table-cell office:value-type="float" office:value="389437000" calcext:value-type="float">
            <text:p>389437000</text:p>
          </table:table-cell>
          <table:table-cell office:value-type="float" office:value="388737000" calcext:value-type="float">
            <text:p>388737000</text:p>
          </table:table-cell>
          <table:table-cell office:value-type="float" office:value="388148000" calcext:value-type="float">
            <text:p>388148000</text:p>
          </table:table-cell>
          <table:table-cell office:value-type="float" office:value="388054000" calcext:value-type="float">
            <text:p>388054000</text:p>
          </table:table-cell>
          <table:table-cell office:value-type="float" office:value="388879000" calcext:value-type="float">
            <text:p>388879000</text:p>
          </table:table-cell>
          <table:table-cell office:value-type="float" office:value="389655000" calcext:value-type="float">
            <text:p>389655000</text:p>
          </table:table-cell>
          <table:table-cell office:value-type="float" office:value="389145000" calcext:value-type="float">
            <text:p>389145000</text:p>
          </table:table-cell>
          <table:table-cell office:value-type="float" office:value="389806000" calcext:value-type="float">
            <text:p>389806000</text:p>
          </table:table-cell>
          <table:table-cell office:value-type="float" office:value="386490000" calcext:value-type="float">
            <text:p>386490000</text:p>
          </table:table-cell>
          <table:table-cell office:value-type="float" office:value="388978000" calcext:value-type="float">
            <text:p>388978000</text:p>
          </table:table-cell>
          <table:table-cell office:value-type="float" office:value="388568000" calcext:value-type="float">
            <text:p>388568000</text:p>
          </table:table-cell>
          <table:table-cell office:value-type="float" office:value="389087000" calcext:value-type="float">
            <text:p>389087000</text:p>
          </table:table-cell>
          <table:table-cell office:value-type="float" office:value="387501000" calcext:value-type="float">
            <text:p>387501000</text:p>
          </table:table-cell>
          <table:table-cell office:value-type="float" office:value="388572000" calcext:value-type="float">
            <text:p>388572000</text:p>
          </table:table-cell>
          <table:table-cell office:value-type="float" office:value="389142000" calcext:value-type="float">
            <text:p>389142000</text:p>
          </table:table-cell>
          <table:table-cell office:value-type="float" office:value="388314000" calcext:value-type="float">
            <text:p>388314000</text:p>
          </table:table-cell>
          <table:table-cell office:value-type="float" office:value="390017000" calcext:value-type="float">
            <text:p>390017000</text:p>
          </table:table-cell>
          <table:table-cell office:value-type="float" office:value="387884000" calcext:value-type="float">
            <text:p>387884000</text:p>
          </table:table-cell>
          <table:table-cell office:value-type="float" office:value="387965000" calcext:value-type="float">
            <text:p>387965000</text:p>
          </table:table-cell>
          <table:table-cell office:value-type="float" office:value="388576000" calcext:value-type="float">
            <text:p>388576000</text:p>
          </table:table-cell>
          <table:table-cell office:value-type="float" office:value="387338000" calcext:value-type="float">
            <text:p>387338000</text:p>
          </table:table-cell>
          <table:table-cell office:value-type="float" office:value="388370000" calcext:value-type="float">
            <text:p>388370000</text:p>
          </table:table-cell>
          <table:table-cell office:value-type="float" office:value="388735000" calcext:value-type="float">
            <text:p>388735000</text:p>
          </table:table-cell>
          <table:table-cell office:value-type="float" office:value="386841000" calcext:value-type="float">
            <text:p>386841000</text:p>
          </table:table-cell>
          <table:table-cell office:value-type="float" office:value="388451000" calcext:value-type="float">
            <text:p>388451000</text:p>
          </table:table-cell>
          <table:table-cell office:value-type="float" office:value="386776000" calcext:value-type="float">
            <text:p>386776000</text:p>
          </table:table-cell>
          <table:table-cell office:value-type="float" office:value="389588000" calcext:value-type="float">
            <text:p>389588000</text:p>
          </table:table-cell>
          <table:table-cell office:value-type="float" office:value="389694000" calcext:value-type="float">
            <text:p>389694000</text:p>
          </table:table-cell>
          <table:table-cell office:value-type="float" office:value="388946000" calcext:value-type="float">
            <text:p>388946000</text:p>
          </table:table-cell>
          <table:table-cell office:value-type="float" office:value="387465000" calcext:value-type="float">
            <text:p>387465000</text:p>
          </table:table-cell>
          <table:table-cell office:value-type="float" office:value="387939000" calcext:value-type="float">
            <text:p>387939000</text:p>
          </table:table-cell>
          <table:table-cell office:value-type="float" office:value="387881000" calcext:value-type="float">
            <text:p>387881000</text:p>
          </table:table-cell>
          <table:table-cell office:value-type="float" office:value="388715000" calcext:value-type="float">
            <text:p>388715000</text:p>
          </table:table-cell>
          <table:table-cell office:value-type="float" office:value="388397000" calcext:value-type="float">
            <text:p>388397000</text:p>
          </table:table-cell>
          <table:table-cell office:value-type="float" office:value="387954000" calcext:value-type="float">
            <text:p>387954000</text:p>
          </table:table-cell>
          <table:table-cell office:value-type="float" office:value="388868000" calcext:value-type="float">
            <text:p>388868000</text:p>
          </table:table-cell>
          <table:table-cell office:value-type="float" office:value="388781000" calcext:value-type="float">
            <text:p>388781000</text:p>
          </table:table-cell>
          <table:table-cell office:value-type="float" office:value="388872000" calcext:value-type="float">
            <text:p>388872000</text:p>
          </table:table-cell>
          <table:table-cell office:value-type="float" office:value="389239000" calcext:value-type="float">
            <text:p>389239000</text:p>
          </table:table-cell>
          <table:table-cell office:value-type="float" office:value="387762000" calcext:value-type="float">
            <text:p>387762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388759000" calcext:value-type="float">
            <text:p>388759000</text:p>
          </table:table-cell>
          <table:table-cell office:value-type="float" office:value="388886000" calcext:value-type="float">
            <text:p>388886000</text:p>
          </table:table-cell>
          <table:table-cell office:value-type="float" office:value="389629000" calcext:value-type="float">
            <text:p>389629000</text:p>
          </table:table-cell>
          <table:table-cell office:value-type="float" office:value="387556000" calcext:value-type="float">
            <text:p>387556000</text:p>
          </table:table-cell>
          <table:table-cell office:value-type="float" office:value="387452000" calcext:value-type="float">
            <text:p>387452000</text:p>
          </table:table-cell>
          <table:table-cell office:value-type="float" office:value="387451000" calcext:value-type="float">
            <text:p>387451000</text:p>
          </table:table-cell>
          <table:table-cell office:value-type="float" office:value="390212000" calcext:value-type="float">
            <text:p>390212000</text:p>
          </table:table-cell>
          <table:table-cell office:value-type="float" office:value="388936000" calcext:value-type="float">
            <text:p>388936000</text:p>
          </table:table-cell>
          <table:table-cell office:value-type="float" office:value="389589000" calcext:value-type="float">
            <text:p>389589000</text:p>
          </table:table-cell>
          <table:table-cell office:value-type="float" office:value="388900000" calcext:value-type="float">
            <text:p>388900000</text:p>
          </table:table-cell>
          <table:table-cell office:value-type="float" office:value="389311000" calcext:value-type="float">
            <text:p>389311000</text:p>
          </table:table-cell>
          <table:table-cell office:value-type="float" office:value="389842000" calcext:value-type="float">
            <text:p>389842000</text:p>
          </table:table-cell>
          <table:table-cell office:value-type="float" office:value="389118000" calcext:value-type="float">
            <text:p>389118000</text:p>
          </table:table-cell>
          <table:table-cell office:value-type="float" office:value="388994000" calcext:value-type="float">
            <text:p>388994000</text:p>
          </table:table-cell>
          <table:table-cell office:value-type="float" office:value="388225000" calcext:value-type="float">
            <text:p>388225000</text:p>
          </table:table-cell>
          <table:table-cell office:value-type="float" office:value="389557000" calcext:value-type="float">
            <text:p>389557000</text:p>
          </table:table-cell>
          <table:table-cell office:value-type="float" office:value="389037000" calcext:value-type="float">
            <text:p>389037000</text:p>
          </table:table-cell>
          <table:table-cell office:value-type="float" office:value="387718000" calcext:value-type="float">
            <text:p>387718000</text:p>
          </table:table-cell>
          <table:table-cell office:value-type="float" office:value="388966000" calcext:value-type="float">
            <text:p>388966000</text:p>
          </table:table-cell>
          <table:table-cell office:value-type="float" office:value="388135000" calcext:value-type="float">
            <text:p>388135000</text:p>
          </table:table-cell>
          <table:table-cell office:value-type="float" office:value="388624000" calcext:value-type="float">
            <text:p>388624000</text:p>
          </table:table-cell>
          <table:table-cell office:value-type="float" office:value="387973000" calcext:value-type="float">
            <text:p>387973000</text:p>
          </table:table-cell>
          <table:table-cell office:value-type="float" office:value="388057000" calcext:value-type="float">
            <text:p>388057000</text:p>
          </table:table-cell>
          <table:table-cell office:value-type="float" office:value="388104000" calcext:value-type="float">
            <text:p>388104000</text:p>
          </table:table-cell>
          <table:table-cell office:value-type="float" office:value="387743000" calcext:value-type="float">
            <text:p>387743000</text:p>
          </table:table-cell>
          <table:table-cell office:value-type="float" office:value="390108000" calcext:value-type="float">
            <text:p>390108000</text:p>
          </table:table-cell>
          <table:table-cell office:value-type="float" office:value="388398000" calcext:value-type="float">
            <text:p>388398000</text:p>
          </table:table-cell>
          <table:table-cell office:value-type="float" office:value="388643000" calcext:value-type="float">
            <text:p>388643000</text:p>
          </table:table-cell>
          <table:table-cell office:value-type="float" office:value="387553000" calcext:value-type="float">
            <text:p>387553000</text:p>
          </table:table-cell>
          <table:table-cell office:value-type="float" office:value="387833000" calcext:value-type="float">
            <text:p>387833000</text:p>
          </table:table-cell>
          <table:table-cell office:value-type="float" office:value="389031000" calcext:value-type="float">
            <text:p>389031000</text:p>
          </table:table-cell>
          <table:table-cell office:value-type="float" office:value="388895000" calcext:value-type="float">
            <text:p>388895000</text:p>
          </table:table-cell>
          <table:table-cell office:value-type="float" office:value="389209000" calcext:value-type="float">
            <text:p>389209000</text:p>
          </table:table-cell>
          <table:table-cell office:value-type="float" office:value="389452000" calcext:value-type="float">
            <text:p>389452000</text:p>
          </table:table-cell>
          <table:table-cell office:value-type="float" office:value="388040000" calcext:value-type="float">
            <text:p>388040000</text:p>
          </table:table-cell>
          <table:table-cell office:value-type="float" office:value="388476000" calcext:value-type="float">
            <text:p>388476000</text:p>
          </table:table-cell>
          <table:table-cell office:value-type="float" office:value="389027000" calcext:value-type="float">
            <text:p>389027000</text:p>
          </table:table-cell>
          <table:table-cell office:value-type="float" office:value="388864000" calcext:value-type="float">
            <text:p>388864000</text:p>
          </table:table-cell>
          <table:table-cell office:value-type="float" office:value="388175000" calcext:value-type="float">
            <text:p>388175000</text:p>
          </table:table-cell>
          <table:table-cell office:value-type="float" office:value="387601000" calcext:value-type="float">
            <text:p>387601000</text:p>
          </table:table-cell>
          <table:table-cell office:value-type="float" office:value="388236000" calcext:value-type="float">
            <text:p>388236000</text:p>
          </table:table-cell>
          <table:table-cell office:value-type="float" office:value="388197000" calcext:value-type="float">
            <text:p>388197000</text:p>
          </table:table-cell>
          <table:table-cell office:value-type="float" office:value="388646000" calcext:value-type="float">
            <text:p>388646000</text:p>
          </table:table-cell>
          <table:table-cell office:value-type="float" office:value="388989000" calcext:value-type="float">
            <text:p>388989000</text:p>
          </table:table-cell>
          <table:table-cell office:value-type="float" office:value="388229000" calcext:value-type="float">
            <text:p>388229000</text:p>
          </table:table-cell>
          <table:table-cell office:value-type="float" office:value="387635000" calcext:value-type="float">
            <text:p>387635000</text:p>
          </table:table-cell>
          <table:table-cell office:value-type="float" office:value="387202000" calcext:value-type="float">
            <text:p>387202000</text:p>
          </table:table-cell>
          <table:table-cell office:value-type="float" office:value="388531000" calcext:value-type="float">
            <text:p>388531000</text:p>
          </table:table-cell>
          <table:table-cell office:value-type="float" office:value="389497000" calcext:value-type="float">
            <text:p>389497000</text:p>
          </table:table-cell>
          <table:table-cell office:value-type="float" office:value="388733000" calcext:value-type="float">
            <text:p>388733000</text:p>
          </table:table-cell>
          <table:table-cell office:value-type="float" office:value="389459000" calcext:value-type="float">
            <text:p>389459000</text:p>
          </table:table-cell>
          <table:table-cell office:value-type="float" office:value="389598000" calcext:value-type="float">
            <text:p>389598000</text:p>
          </table:table-cell>
          <table:table-cell office:value-type="float" office:value="388962000" calcext:value-type="float">
            <text:p>388962000</text:p>
          </table:table-cell>
          <table:table-cell office:value-type="float" office:value="387794000" calcext:value-type="float">
            <text:p>387794000</text:p>
          </table:table-cell>
          <table:table-cell office:value-type="float" office:value="387698000" calcext:value-type="float">
            <text:p>387698000</text:p>
          </table:table-cell>
          <table:table-cell office:value-type="float" office:value="389273000" calcext:value-type="float">
            <text:p>389273000</text:p>
          </table:table-cell>
          <table:table-cell office:value-type="float" office:value="389346000" calcext:value-type="float">
            <text:p>389346000</text:p>
          </table:table-cell>
          <table:table-cell office:value-type="float" office:value="389546000" calcext:value-type="float">
            <text:p>389546000</text:p>
          </table:table-cell>
          <table:table-cell table:number-columns-repeated="2" office:value-type="float" office:value="389045000" calcext:value-type="float">
            <text:p>389045000</text:p>
          </table:table-cell>
          <table:table-cell office:value-type="float" office:value="388676000" calcext:value-type="float">
            <text:p>388676000</text:p>
          </table:table-cell>
          <table:table-cell office:value-type="float" office:value="388698000" calcext:value-type="float">
            <text:p>388698000</text:p>
          </table:table-cell>
          <table:table-cell office:value-type="float" office:value="389690000" calcext:value-type="float">
            <text:p>389690000</text:p>
          </table:table-cell>
          <table:table-cell office:value-type="float" office:value="387929000" calcext:value-type="float">
            <text:p>387929000</text:p>
          </table:table-cell>
          <table:table-cell office:value-type="float" office:value="390282000" calcext:value-type="float">
            <text:p>390282000</text:p>
          </table:table-cell>
          <table:table-cell office:value-type="float" office:value="388295000" calcext:value-type="float">
            <text:p>388295000</text:p>
          </table:table-cell>
          <table:table-cell office:value-type="float" office:value="388491000" calcext:value-type="float">
            <text:p>388491000</text:p>
          </table:table-cell>
          <table:table-cell office:value-type="float" office:value="387652000" calcext:value-type="float">
            <text:p>387652000</text:p>
          </table:table-cell>
          <table:table-cell office:value-type="float" office:value="387651000" calcext:value-type="float">
            <text:p>387651000</text:p>
          </table:table-cell>
          <table:table-cell office:value-type="float" office:value="388787000" calcext:value-type="float">
            <text:p>388787000</text:p>
          </table:table-cell>
          <table:table-cell office:value-type="float" office:value="388703000" calcext:value-type="float">
            <text:p>388703000</text:p>
          </table:table-cell>
          <table:table-cell office:value-type="float" office:value="389678000" calcext:value-type="float">
            <text:p>389678000</text:p>
          </table:table-cell>
          <table:table-cell table:number-columns-repeated="2" office:value-type="float" office:value="388865000" calcext:value-type="float">
            <text:p>388865000</text:p>
          </table:table-cell>
          <table:table-cell office:value-type="float" office:value="387811000" calcext:value-type="float">
            <text:p>387811000</text:p>
          </table:table-cell>
          <table:table-cell office:value-type="float" office:value="388324000" calcext:value-type="float">
            <text:p>388324000</text:p>
          </table:table-cell>
          <table:table-cell office:value-type="float" office:value="387528000" calcext:value-type="float">
            <text:p>387528000</text:p>
          </table:table-cell>
          <table:table-cell office:value-type="float" office:value="387406000" calcext:value-type="float">
            <text:p>387406000</text:p>
          </table:table-cell>
          <table:table-cell office:value-type="float" office:value="388299000" calcext:value-type="float">
            <text:p>388299000</text:p>
          </table:table-cell>
          <table:table-cell office:value-type="float" office:value="388284000" calcext:value-type="float">
            <text:p>388284000</text:p>
          </table:table-cell>
          <table:table-cell office:value-type="float" office:value="389150000" calcext:value-type="float">
            <text:p>389150000</text:p>
          </table:table-cell>
          <table:table-cell office:value-type="float" office:value="388376000" calcext:value-type="float">
            <text:p>388376000</text:p>
          </table:table-cell>
          <table:table-cell office:value-type="float" office:value="388270000" calcext:value-type="float">
            <text:p>388270000</text:p>
          </table:table-cell>
          <table:table-cell office:value-type="float" office:value="387905000" calcext:value-type="float">
            <text:p>387905000</text:p>
          </table:table-cell>
          <table:table-cell office:value-type="float" office:value="388293000" calcext:value-type="float">
            <text:p>388293000</text:p>
          </table:table-cell>
          <table:table-cell office:value-type="float" office:value="388692000" calcext:value-type="float">
            <text:p>388692000</text:p>
          </table:table-cell>
          <table:table-cell office:value-type="float" office:value="388637000" calcext:value-type="float">
            <text:p>388637000</text:p>
          </table:table-cell>
          <table:table-cell office:value-type="float" office:value="387646000" calcext:value-type="float">
            <text:p>387646000</text:p>
          </table:table-cell>
          <table:table-cell office:value-type="float" office:value="388570000" calcext:value-type="float">
            <text:p>388570000</text:p>
          </table:table-cell>
          <table:table-cell office:value-type="float" office:value="388692000" calcext:value-type="float">
            <text:p>388692000</text:p>
          </table:table-cell>
          <table:table-cell office:value-type="float" office:value="388233000" calcext:value-type="float">
            <text:p>388233000</text:p>
          </table:table-cell>
          <table:table-cell office:value-type="float" office:value="389641000" calcext:value-type="float">
            <text:p>389641000</text:p>
          </table:table-cell>
          <table:table-cell office:value-type="float" office:value="387532000" calcext:value-type="float">
            <text:p>387532000</text:p>
          </table:table-cell>
          <table:table-cell office:value-type="float" office:value="388314000" calcext:value-type="float">
            <text:p>388314000</text:p>
          </table:table-cell>
          <table:table-cell office:value-type="float" office:value="388621000" calcext:value-type="float">
            <text:p>388621000</text:p>
          </table:table-cell>
          <table:table-cell office:value-type="float" office:value="388977000" calcext:value-type="float">
            <text:p>388977000</text:p>
          </table:table-cell>
          <table:table-cell office:value-type="float" office:value="388475000" calcext:value-type="float">
            <text:p>388475000</text:p>
          </table:table-cell>
          <table:table-cell office:value-type="float" office:value="388856000" calcext:value-type="float">
            <text:p>388856000</text:p>
          </table:table-cell>
          <table:table-cell office:value-type="float" office:value="388408000" calcext:value-type="float">
            <text:p>388408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8688000" calcext:value-type="float">
            <text:p>388688000</text:p>
          </table:table-cell>
          <table:table-cell office:value-type="float" office:value="389359000" calcext:value-type="float">
            <text:p>389359000</text:p>
          </table:table-cell>
          <table:table-cell office:value-type="float" office:value="387264000" calcext:value-type="float">
            <text:p>387264000</text:p>
          </table:table-cell>
          <table:table-cell office:value-type="float" office:value="387890000" calcext:value-type="float">
            <text:p>387890000</text:p>
          </table:table-cell>
          <table:table-cell office:value-type="float" office:value="386694000" calcext:value-type="float">
            <text:p>386694000</text:p>
          </table:table-cell>
          <table:table-cell office:value-type="float" office:value="388376000" calcext:value-type="float">
            <text:p>388376000</text:p>
          </table:table-cell>
          <table:table-cell office:value-type="float" office:value="388565000" calcext:value-type="float">
            <text:p>388565000</text:p>
          </table:table-cell>
          <table:table-cell office:value-type="float" office:value="387461000" calcext:value-type="float">
            <text:p>387461000</text:p>
          </table:table-cell>
          <table:table-cell office:value-type="float" office:value="388765000" calcext:value-type="float">
            <text:p>388765000</text:p>
          </table:table-cell>
          <table:table-cell office:value-type="float" office:value="388627000" calcext:value-type="float">
            <text:p>388627000</text:p>
          </table:table-cell>
          <table:table-cell office:value-type="float" office:value="388439000" calcext:value-type="float">
            <text:p>388439000</text:p>
          </table:table-cell>
          <table:table-cell office:value-type="float" office:value="389490000" calcext:value-type="float">
            <text:p>389490000</text:p>
          </table:table-cell>
          <table:table-cell office:value-type="float" office:value="388597000" calcext:value-type="float">
            <text:p>388597000</text:p>
          </table:table-cell>
          <table:table-cell office:value-type="float" office:value="389202000" calcext:value-type="float">
            <text:p>389202000</text:p>
          </table:table-cell>
          <table:table-cell office:value-type="float" office:value="387571000" calcext:value-type="float">
            <text:p>387571000</text:p>
          </table:table-cell>
          <table:table-cell office:value-type="float" office:value="387497000" calcext:value-type="float">
            <text:p>387497000</text:p>
          </table:table-cell>
          <table:table-cell office:value-type="float" office:value="388971000" calcext:value-type="float">
            <text:p>388971000</text:p>
          </table:table-cell>
          <table:table-cell office:value-type="float" office:value="388532000" calcext:value-type="float">
            <text:p>388532000</text:p>
          </table:table-cell>
          <table:table-cell office:value-type="float" office:value="389328000" calcext:value-type="float">
            <text:p>389328000</text:p>
          </table:table-cell>
          <table:table-cell office:value-type="float" office:value="387388000" calcext:value-type="float">
            <text:p>387388000</text:p>
          </table:table-cell>
          <table:table-cell office:value-type="float" office:value="390175000" calcext:value-type="float">
            <text:p>390175000</text:p>
          </table:table-cell>
          <table:table-cell office:value-type="float" office:value="388588000" calcext:value-type="float">
            <text:p>388588000</text:p>
          </table:table-cell>
          <table:table-cell office:value-type="float" office:value="388282000" calcext:value-type="float">
            <text:p>388282000</text:p>
          </table:table-cell>
          <table:table-cell office:value-type="float" office:value="388210000" calcext:value-type="float">
            <text:p>388210000</text:p>
          </table:table-cell>
          <table:table-cell office:value-type="float" office:value="387868000" calcext:value-type="float">
            <text:p>387868000</text:p>
          </table:table-cell>
          <table:table-cell office:value-type="float" office:value="388537000" calcext:value-type="float">
            <text:p>388537000</text:p>
          </table:table-cell>
          <table:table-cell office:value-type="float" office:value="387612000" calcext:value-type="float">
            <text:p>387612000</text:p>
          </table:table-cell>
          <table:table-cell office:value-type="float" office:value="387902000" calcext:value-type="float">
            <text:p>387902000</text:p>
          </table:table-cell>
          <table:table-cell office:value-type="float" office:value="388487000" calcext:value-type="float">
            <text:p>388487000</text:p>
          </table:table-cell>
          <table:table-cell office:value-type="float" office:value="387421000" calcext:value-type="float">
            <text:p>387421000</text:p>
          </table:table-cell>
          <table:table-cell office:value-type="float" office:value="389540000" calcext:value-type="float">
            <text:p>389540000</text:p>
          </table:table-cell>
          <table:table-cell office:value-type="float" office:value="389304000" calcext:value-type="float">
            <text:p>389304000</text:p>
          </table:table-cell>
          <table:table-cell office:value-type="float" office:value="389421000" calcext:value-type="float">
            <text:p>389421000</text:p>
          </table:table-cell>
          <table:table-cell office:value-type="float" office:value="388381000" calcext:value-type="float">
            <text:p>388381000</text:p>
          </table:table-cell>
          <table:table-cell office:value-type="float" office:value="387262000" calcext:value-type="float">
            <text:p>387262000</text:p>
          </table:table-cell>
          <table:table-cell office:value-type="float" office:value="388344000" calcext:value-type="float">
            <text:p>388344000</text:p>
          </table:table-cell>
          <table:table-cell office:value-type="float" office:value="388633000" calcext:value-type="float">
            <text:p>388633000</text:p>
          </table:table-cell>
          <table:table-cell office:value-type="float" office:value="388741000" calcext:value-type="float">
            <text:p>388741000</text:p>
          </table:table-cell>
          <table:table-cell office:value-type="float" office:value="388784000" calcext:value-type="float">
            <text:p>388784000</text:p>
          </table:table-cell>
          <table:table-cell office:value-type="float" office:value="389016000" calcext:value-type="float">
            <text:p>389016000</text:p>
          </table:table-cell>
          <table:table-cell office:value-type="float" office:value="388540000" calcext:value-type="float">
            <text:p>388540000</text:p>
          </table:table-cell>
          <table:table-cell office:value-type="float" office:value="388030000" calcext:value-type="float">
            <text:p>388030000</text:p>
          </table:table-cell>
          <table:table-cell office:value-type="float" office:value="387765000" calcext:value-type="float">
            <text:p>387765000</text:p>
          </table:table-cell>
          <table:table-cell office:value-type="float" office:value="387431000" calcext:value-type="float">
            <text:p>387431000</text:p>
          </table:table-cell>
          <table:table-cell office:value-type="float" office:value="389171000" calcext:value-type="float">
            <text:p>389171000</text:p>
          </table:table-cell>
          <table:table-cell office:value-type="float" office:value="388430000" calcext:value-type="float">
            <text:p>388430000</text:p>
          </table:table-cell>
          <table:table-cell office:value-type="float" office:value="387575000" calcext:value-type="float">
            <text:p>387575000</text:p>
          </table:table-cell>
          <table:table-cell office:value-type="float" office:value="388060000" calcext:value-type="float">
            <text:p>388060000</text:p>
          </table:table-cell>
          <table:table-cell office:value-type="float" office:value="388474000" calcext:value-type="float">
            <text:p>388474000</text:p>
          </table:table-cell>
          <table:table-cell office:value-type="float" office:value="388969000" calcext:value-type="float">
            <text:p>388969000</text:p>
          </table:table-cell>
          <table:table-cell office:value-type="float" office:value="389495000" calcext:value-type="float">
            <text:p>389495000</text:p>
          </table:table-cell>
          <table:table-cell office:value-type="float" office:value="389514000" calcext:value-type="float">
            <text:p>389514000</text:p>
          </table:table-cell>
          <table:table-cell office:value-type="float" office:value="388006000" calcext:value-type="float">
            <text:p>388006000</text:p>
          </table:table-cell>
          <table:table-cell office:value-type="float" office:value="388425000" calcext:value-type="float">
            <text:p>388425000</text:p>
          </table:table-cell>
          <table:table-cell office:value-type="float" office:value="388690000" calcext:value-type="float">
            <text:p>388690000</text:p>
          </table:table-cell>
          <table:table-cell office:value-type="float" office:value="389664000" calcext:value-type="float">
            <text:p>389664000</text:p>
          </table:table-cell>
          <table:table-cell office:value-type="float" office:value="388832000" calcext:value-type="float">
            <text:p>388832000</text:p>
          </table:table-cell>
          <table:table-cell office:value-type="float" office:value="388006000" calcext:value-type="float">
            <text:p>38800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15:16.987866913</dc:date>
    <meta:editing-duration>PT27M13S</meta:editing-duration>
    <meta:editing-cycles>2</meta:editing-cycles>
    <meta:generator>LibreOffice/5.1.6.2$Linux_X86_64 LibreOffice_project/10m0$Build-2</meta:generator>
    <meta:document-statistic meta:table-count="1" meta:cell-count="20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53cm" svg:height="20.321cm" xlink:href=".." xlink:type="simple" chart:class="chart:line" chart:style-name="ch1">
        <chart:title svg:x="13.007cm" svg:y="0.542cm" chart:style-name="ch2">
          <text:p>kd population density 100 swaps (initial vs final)</text:p>
        </chart:title>
        <chart:legend chart:legend-position="end" svg:x="31.24cm" svg:y="9.612cm" style:legend-expansion="high" chart:style-name="ch3"/>
        <chart:plot-area chart:style-name="ch4" table:cell-range-address="SEED_0.A5:SEED_0.ALS6" chart:data-source-has-labels="column" svg:x="1.724cm" svg:y="1.727cm" svg:width="28.803cm" svg:height="17.207cm">
          <chartooo:coordinate-region svg:x="3.642cm" svg:y="1.727cm" svg:width="26.885cm" svg:height="16.084cm"/>
          <chart:axis chart:dimension="x" chart:name="primary-x" chart:style-name="ch5">
            <chart:title svg:x="15.406cm" svg:y="19.34cm" chart:style-name="ch6">
              <text:p>iterations</text:p>
            </chart:title>
          </chart:axis>
          <chart:axis chart:dimension="y" chart:name="primary-y" chart:style-name="ch5">
            <chart:title svg:x="0.451cm" svg:y="11.472cm" chart:style-name="ch7">
              <text:p>objective value</text:p>
            </chart:title>
            <chart:grid chart:style-name="ch8" chart:class="major"/>
          </chart:axis>
          <chart:series chart:style-name="ch9" chart:values-cell-range-address="SEED_0.B5:SEED_0.ALS5" chart:label-cell-address="SEED_0.A5:SEED_0.A5" chart:class="chart:line">
            <chart:data-point chart:repeated="1006"/>
          </chart:series>
          <chart:series chart:style-name="ch10" chart:values-cell-range-address="SEED_0.B6:SEED_0.ALS6" chart:label-cell-address="SEED_0.A6:SEED_0.A6" chart:class="chart:line">
            <chart:data-point chart:repeated="10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</table:table-row>
          </table:table-header-rows>
          <table:table-rows>
            <table:table-row>
              <table:table-cell office:value-type="string">
                <text:p>intiial solution</text:p>
                <draw:g>
                  <svg:desc>SEED_0.A5:SEED_0.A5</svg:desc>
                </draw:g>
              </table:table-cell>
              <table:table-cell office:value-type="float" office:value="392110000">
                <text:p>392110000</text:p>
                <draw:g>
                  <svg:desc>SEED_0.B5:SEED_0.ALS5</svg:desc>
                </draw:g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110000">
                <text:p>392110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2789000">
                <text:p>392789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097000">
                <text:p>393097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05000">
                <text:p>393205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42000">
                <text:p>393242000</text:p>
              </table:table-cell>
              <table:table-cell office:value-type="float" office:value="393257000">
                <text:p>393257000</text:p>
              </table:table-cell>
            </table:table-row>
            <table:table-row>
              <table:table-cell office:value-type="string">
                <text:p>solution after swaps</text:p>
                <draw:g>
                  <svg:desc>SEED_0.A6:SEED_0.A6</svg:desc>
                </draw:g>
              </table:table-cell>
              <table:table-cell office:value-type="float" office:value="387866000">
                <text:p>387866000</text:p>
                <draw:g>
                  <svg:desc>SEED_0.B6:SEED_0.ALS6</svg:desc>
                </draw:g>
              </table:table-cell>
              <table:table-cell office:value-type="float" office:value="388113000">
                <text:p>388113000</text:p>
              </table:table-cell>
              <table:table-cell office:value-type="float" office:value="386417000">
                <text:p>386417000</text:p>
              </table:table-cell>
              <table:table-cell office:value-type="float" office:value="387967000">
                <text:p>387967000</text:p>
              </table:table-cell>
              <table:table-cell office:value-type="float" office:value="388342000">
                <text:p>388342000</text:p>
              </table:table-cell>
              <table:table-cell office:value-type="float" office:value="387298000">
                <text:p>387298000</text:p>
              </table:table-cell>
              <table:table-cell office:value-type="float" office:value="387808000">
                <text:p>387808000</text:p>
              </table:table-cell>
              <table:table-cell office:value-type="float" office:value="387477000">
                <text:p>387477000</text:p>
              </table:table-cell>
              <table:table-cell office:value-type="float" office:value="386528000">
                <text:p>386528000</text:p>
              </table:table-cell>
              <table:table-cell office:value-type="float" office:value="388001000">
                <text:p>388001000</text:p>
              </table:table-cell>
              <table:table-cell office:value-type="float" office:value="387916000">
                <text:p>387916000</text:p>
              </table:table-cell>
              <table:table-cell office:value-type="float" office:value="387180000">
                <text:p>387180000</text:p>
              </table:table-cell>
              <table:table-cell office:value-type="float" office:value="388067000">
                <text:p>388067000</text:p>
              </table:table-cell>
              <table:table-cell office:value-type="float" office:value="387858000">
                <text:p>387858000</text:p>
              </table:table-cell>
              <table:table-cell office:value-type="float" office:value="387616000">
                <text:p>387616000</text:p>
              </table:table-cell>
              <table:table-cell office:value-type="float" office:value="387544000">
                <text:p>387544000</text:p>
              </table:table-cell>
              <table:table-cell office:value-type="float" office:value="387504000">
                <text:p>387504000</text:p>
              </table:table-cell>
              <table:table-cell office:value-type="float" office:value="387299000">
                <text:p>387299000</text:p>
              </table:table-cell>
              <table:table-cell office:value-type="float" office:value="387261000">
                <text:p>387261000</text:p>
              </table:table-cell>
              <table:table-cell office:value-type="float" office:value="387818000">
                <text:p>387818000</text:p>
              </table:table-cell>
              <table:table-cell office:value-type="float" office:value="388101000">
                <text:p>388101000</text:p>
              </table:table-cell>
              <table:table-cell office:value-type="float" office:value="388336000">
                <text:p>388336000</text:p>
              </table:table-cell>
              <table:table-cell office:value-type="float" office:value="387340000">
                <text:p>387340000</text:p>
              </table:table-cell>
              <table:table-cell office:value-type="float" office:value="386099000">
                <text:p>386099000</text:p>
              </table:table-cell>
              <table:table-cell office:value-type="float" office:value="385798000">
                <text:p>385798000</text:p>
              </table:table-cell>
              <table:table-cell office:value-type="float" office:value="386775000">
                <text:p>386775000</text:p>
              </table:table-cell>
              <table:table-cell office:value-type="float" office:value="386731000">
                <text:p>386731000</text:p>
              </table:table-cell>
              <table:table-cell office:value-type="float" office:value="388136000">
                <text:p>388136000</text:p>
              </table:table-cell>
              <table:table-cell office:value-type="float" office:value="387324000">
                <text:p>387324000</text:p>
              </table:table-cell>
              <table:table-cell office:value-type="float" office:value="387806000">
                <text:p>387806000</text:p>
              </table:table-cell>
              <table:table-cell office:value-type="float" office:value="387255000">
                <text:p>387255000</text:p>
              </table:table-cell>
              <table:table-cell office:value-type="float" office:value="387207000">
                <text:p>387207000</text:p>
              </table:table-cell>
              <table:table-cell office:value-type="float" office:value="387915000">
                <text:p>387915000</text:p>
              </table:table-cell>
              <table:table-cell office:value-type="float" office:value="387241000">
                <text:p>387241000</text:p>
              </table:table-cell>
              <table:table-cell office:value-type="float" office:value="387829000">
                <text:p>387829000</text:p>
              </table:table-cell>
              <table:table-cell office:value-type="float" office:value="387287000">
                <text:p>387287000</text:p>
              </table:table-cell>
              <table:table-cell office:value-type="float" office:value="388305000">
                <text:p>388305000</text:p>
              </table:table-cell>
              <table:table-cell office:value-type="float" office:value="386880000">
                <text:p>386880000</text:p>
              </table:table-cell>
              <table:table-cell office:value-type="float" office:value="388538000">
                <text:p>388538000</text:p>
              </table:table-cell>
              <table:table-cell office:value-type="float" office:value="386047000">
                <text:p>386047000</text:p>
              </table:table-cell>
              <table:table-cell office:value-type="float" office:value="388062000">
                <text:p>388062000</text:p>
              </table:table-cell>
              <table:table-cell office:value-type="float" office:value="387414000">
                <text:p>387414000</text:p>
              </table:table-cell>
              <table:table-cell office:value-type="float" office:value="386578000">
                <text:p>386578000</text:p>
              </table:table-cell>
              <table:table-cell office:value-type="float" office:value="387115000">
                <text:p>387115000</text:p>
              </table:table-cell>
              <table:table-cell office:value-type="float" office:value="386660000">
                <text:p>386660000</text:p>
              </table:table-cell>
              <table:table-cell office:value-type="float" office:value="386320000">
                <text:p>386320000</text:p>
              </table:table-cell>
              <table:table-cell office:value-type="float" office:value="387438000">
                <text:p>387438000</text:p>
              </table:table-cell>
              <table:table-cell office:value-type="float" office:value="387831000">
                <text:p>387831000</text:p>
              </table:table-cell>
              <table:table-cell office:value-type="float" office:value="388997000">
                <text:p>388997000</text:p>
              </table:table-cell>
              <table:table-cell office:value-type="float" office:value="387470000">
                <text:p>387470000</text:p>
              </table:table-cell>
              <table:table-cell office:value-type="float" office:value="387335000">
                <text:p>387335000</text:p>
              </table:table-cell>
              <table:table-cell office:value-type="float" office:value="388161000">
                <text:p>388161000</text:p>
              </table:table-cell>
              <table:table-cell office:value-type="float" office:value="387253000">
                <text:p>387253000</text:p>
              </table:table-cell>
              <table:table-cell office:value-type="float" office:value="386023000">
                <text:p>386023000</text:p>
              </table:table-cell>
              <table:table-cell office:value-type="float" office:value="386858000">
                <text:p>386858000</text:p>
              </table:table-cell>
              <table:table-cell office:value-type="float" office:value="387769000">
                <text:p>387769000</text:p>
              </table:table-cell>
              <table:table-cell office:value-type="float" office:value="387681000">
                <text:p>387681000</text:p>
              </table:table-cell>
              <table:table-cell office:value-type="float" office:value="387034000">
                <text:p>387034000</text:p>
              </table:table-cell>
              <table:table-cell office:value-type="float" office:value="387764000">
                <text:p>387764000</text:p>
              </table:table-cell>
              <table:table-cell office:value-type="float" office:value="388358000">
                <text:p>388358000</text:p>
              </table:table-cell>
              <table:table-cell office:value-type="float" office:value="386906000">
                <text:p>386906000</text:p>
              </table:table-cell>
              <table:table-cell office:value-type="float" office:value="387246000">
                <text:p>387246000</text:p>
              </table:table-cell>
              <table:table-cell office:value-type="float" office:value="386559000">
                <text:p>386559000</text:p>
              </table:table-cell>
              <table:table-cell office:value-type="float" office:value="388806000">
                <text:p>388806000</text:p>
              </table:table-cell>
              <table:table-cell office:value-type="float" office:value="388549000">
                <text:p>388549000</text:p>
              </table:table-cell>
              <table:table-cell office:value-type="float" office:value="386913000">
                <text:p>386913000</text:p>
              </table:table-cell>
              <table:table-cell office:value-type="float" office:value="387440000">
                <text:p>387440000</text:p>
              </table:table-cell>
              <table:table-cell office:value-type="float" office:value="385706000">
                <text:p>385706000</text:p>
              </table:table-cell>
              <table:table-cell office:value-type="float" office:value="386652000">
                <text:p>386652000</text:p>
              </table:table-cell>
              <table:table-cell office:value-type="float" office:value="387666000">
                <text:p>387666000</text:p>
              </table:table-cell>
              <table:table-cell office:value-type="float" office:value="387788000">
                <text:p>387788000</text:p>
              </table:table-cell>
              <table:table-cell office:value-type="float" office:value="388230000">
                <text:p>388230000</text:p>
              </table:table-cell>
              <table:table-cell office:value-type="float" office:value="388554000">
                <text:p>388554000</text:p>
              </table:table-cell>
              <table:table-cell office:value-type="float" office:value="387548000">
                <text:p>387548000</text:p>
              </table:table-cell>
              <table:table-cell office:value-type="float" office:value="386310000">
                <text:p>386310000</text:p>
              </table:table-cell>
              <table:table-cell office:value-type="float" office:value="387835000">
                <text:p>387835000</text:p>
              </table:table-cell>
              <table:table-cell office:value-type="float" office:value="385889000">
                <text:p>385889000</text:p>
              </table:table-cell>
              <table:table-cell office:value-type="float" office:value="388443000">
                <text:p>388443000</text:p>
              </table:table-cell>
              <table:table-cell office:value-type="float" office:value="385439000">
                <text:p>385439000</text:p>
              </table:table-cell>
              <table:table-cell office:value-type="float" office:value="388589000">
                <text:p>388589000</text:p>
              </table:table-cell>
              <table:table-cell office:value-type="float" office:value="386827000">
                <text:p>386827000</text:p>
              </table:table-cell>
              <table:table-cell office:value-type="float" office:value="387865000">
                <text:p>387865000</text:p>
              </table:table-cell>
              <table:table-cell office:value-type="float" office:value="387733000">
                <text:p>387733000</text:p>
              </table:table-cell>
              <table:table-cell office:value-type="float" office:value="386460000">
                <text:p>386460000</text:p>
              </table:table-cell>
              <table:table-cell office:value-type="float" office:value="386359000">
                <text:p>386359000</text:p>
              </table:table-cell>
              <table:table-cell office:value-type="float" office:value="388656000">
                <text:p>388656000</text:p>
              </table:table-cell>
              <table:table-cell office:value-type="float" office:value="386740000">
                <text:p>386740000</text:p>
              </table:table-cell>
              <table:table-cell office:value-type="float" office:value="386984000">
                <text:p>386984000</text:p>
              </table:table-cell>
              <table:table-cell office:value-type="float" office:value="386797000">
                <text:p>386797000</text:p>
              </table:table-cell>
              <table:table-cell office:value-type="float" office:value="387917000">
                <text:p>387917000</text:p>
              </table:table-cell>
              <table:table-cell office:value-type="float" office:value="387549000">
                <text:p>387549000</text:p>
              </table:table-cell>
              <table:table-cell office:value-type="float" office:value="386647000">
                <text:p>386647000</text:p>
              </table:table-cell>
              <table:table-cell office:value-type="float" office:value="387475000">
                <text:p>387475000</text:p>
              </table:table-cell>
              <table:table-cell office:value-type="float" office:value="387107000">
                <text:p>387107000</text:p>
              </table:table-cell>
              <table:table-cell office:value-type="float" office:value="387426000">
                <text:p>387426000</text:p>
              </table:table-cell>
              <table:table-cell office:value-type="float" office:value="387277000">
                <text:p>387277000</text:p>
              </table:table-cell>
              <table:table-cell office:value-type="float" office:value="387804000">
                <text:p>387804000</text:p>
              </table:table-cell>
              <table:table-cell office:value-type="float" office:value="387424000">
                <text:p>387424000</text:p>
              </table:table-cell>
              <table:table-cell office:value-type="float" office:value="387649000">
                <text:p>387649000</text:p>
              </table:table-cell>
              <table:table-cell office:value-type="float" office:value="387546000">
                <text:p>387546000</text:p>
              </table:table-cell>
              <table:table-cell office:value-type="float" office:value="388824000">
                <text:p>388824000</text:p>
              </table:table-cell>
              <table:table-cell office:value-type="float" office:value="386877000">
                <text:p>386877000</text:p>
              </table:table-cell>
              <table:table-cell office:value-type="float" office:value="386857000">
                <text:p>386857000</text:p>
              </table:table-cell>
              <table:table-cell office:value-type="float" office:value="387052000">
                <text:p>387052000</text:p>
              </table:table-cell>
              <table:table-cell office:value-type="float" office:value="388427000">
                <text:p>388427000</text:p>
              </table:table-cell>
              <table:table-cell office:value-type="float" office:value="388071000">
                <text:p>388071000</text:p>
              </table:table-cell>
              <table:table-cell office:value-type="float" office:value="388636000">
                <text:p>388636000</text:p>
              </table:table-cell>
              <table:table-cell office:value-type="float" office:value="387337000">
                <text:p>387337000</text:p>
              </table:table-cell>
              <table:table-cell office:value-type="float" office:value="387637000">
                <text:p>387637000</text:p>
              </table:table-cell>
              <table:table-cell office:value-type="float" office:value="387669000">
                <text:p>387669000</text:p>
              </table:table-cell>
              <table:table-cell office:value-type="float" office:value="388599000">
                <text:p>388599000</text:p>
              </table:table-cell>
              <table:table-cell office:value-type="float" office:value="387534000">
                <text:p>387534000</text:p>
              </table:table-cell>
              <table:table-cell office:value-type="float" office:value="385793000">
                <text:p>385793000</text:p>
              </table:table-cell>
              <table:table-cell office:value-type="float" office:value="386257000">
                <text:p>386257000</text:p>
              </table:table-cell>
              <table:table-cell office:value-type="float" office:value="386822000">
                <text:p>386822000</text:p>
              </table:table-cell>
              <table:table-cell office:value-type="float" office:value="386524000">
                <text:p>386524000</text:p>
              </table:table-cell>
              <table:table-cell office:value-type="float" office:value="387625000">
                <text:p>387625000</text:p>
              </table:table-cell>
              <table:table-cell office:value-type="float" office:value="387106000">
                <text:p>387106000</text:p>
              </table:table-cell>
              <table:table-cell office:value-type="float" office:value="387917000">
                <text:p>387917000</text:p>
              </table:table-cell>
              <table:table-cell office:value-type="float" office:value="387342000">
                <text:p>387342000</text:p>
              </table:table-cell>
              <table:table-cell office:value-type="float" office:value="387133000">
                <text:p>387133000</text:p>
              </table:table-cell>
              <table:table-cell office:value-type="float" office:value="387118000">
                <text:p>387118000</text:p>
              </table:table-cell>
              <table:table-cell office:value-type="float" office:value="387066000">
                <text:p>387066000</text:p>
              </table:table-cell>
              <table:table-cell office:value-type="float" office:value="386162000">
                <text:p>386162000</text:p>
              </table:table-cell>
              <table:table-cell office:value-type="float" office:value="389133000">
                <text:p>389133000</text:p>
              </table:table-cell>
              <table:table-cell office:value-type="float" office:value="387073000">
                <text:p>387073000</text:p>
              </table:table-cell>
              <table:table-cell office:value-type="float" office:value="387552000">
                <text:p>387552000</text:p>
              </table:table-cell>
              <table:table-cell office:value-type="float" office:value="386761000">
                <text:p>386761000</text:p>
              </table:table-cell>
              <table:table-cell office:value-type="float" office:value="387493000">
                <text:p>387493000</text:p>
              </table:table-cell>
              <table:table-cell office:value-type="float" office:value="387142000">
                <text:p>387142000</text:p>
              </table:table-cell>
              <table:table-cell office:value-type="float" office:value="386956000">
                <text:p>386956000</text:p>
              </table:table-cell>
              <table:table-cell office:value-type="float" office:value="386469000">
                <text:p>386469000</text:p>
              </table:table-cell>
              <table:table-cell office:value-type="float" office:value="387141000">
                <text:p>387141000</text:p>
              </table:table-cell>
              <table:table-cell office:value-type="float" office:value="387663000">
                <text:p>387663000</text:p>
              </table:table-cell>
              <table:table-cell office:value-type="float" office:value="386300000">
                <text:p>386300000</text:p>
              </table:table-cell>
              <table:table-cell office:value-type="float" office:value="386936000">
                <text:p>386936000</text:p>
              </table:table-cell>
              <table:table-cell office:value-type="float" office:value="388006000">
                <text:p>388006000</text:p>
              </table:table-cell>
              <table:table-cell office:value-type="float" office:value="387193000">
                <text:p>387193000</text:p>
              </table:table-cell>
              <table:table-cell office:value-type="float" office:value="386215000">
                <text:p>386215000</text:p>
              </table:table-cell>
              <table:table-cell office:value-type="float" office:value="387075000">
                <text:p>387075000</text:p>
              </table:table-cell>
              <table:table-cell office:value-type="float" office:value="388068000">
                <text:p>388068000</text:p>
              </table:table-cell>
              <table:table-cell office:value-type="float" office:value="387715000">
                <text:p>387715000</text:p>
              </table:table-cell>
              <table:table-cell office:value-type="float" office:value="387617000">
                <text:p>387617000</text:p>
              </table:table-cell>
              <table:table-cell office:value-type="float" office:value="387792000">
                <text:p>387792000</text:p>
              </table:table-cell>
              <table:table-cell office:value-type="float" office:value="387508000">
                <text:p>387508000</text:p>
              </table:table-cell>
              <table:table-cell office:value-type="float" office:value="385446000">
                <text:p>385446000</text:p>
              </table:table-cell>
              <table:table-cell office:value-type="float" office:value="387512000">
                <text:p>387512000</text:p>
              </table:table-cell>
              <table:table-cell office:value-type="float" office:value="387050000">
                <text:p>387050000</text:p>
              </table:table-cell>
              <table:table-cell office:value-type="float" office:value="387768000">
                <text:p>387768000</text:p>
              </table:table-cell>
              <table:table-cell office:value-type="float" office:value="388578000">
                <text:p>388578000</text:p>
              </table:table-cell>
              <table:table-cell office:value-type="float" office:value="386846000">
                <text:p>386846000</text:p>
              </table:table-cell>
              <table:table-cell office:value-type="float" office:value="386335000">
                <text:p>386335000</text:p>
              </table:table-cell>
              <table:table-cell office:value-type="float" office:value="388055000">
                <text:p>388055000</text:p>
              </table:table-cell>
              <table:table-cell office:value-type="float" office:value="386285000">
                <text:p>386285000</text:p>
              </table:table-cell>
              <table:table-cell office:value-type="float" office:value="387986000">
                <text:p>387986000</text:p>
              </table:table-cell>
              <table:table-cell office:value-type="float" office:value="387310000">
                <text:p>387310000</text:p>
              </table:table-cell>
              <table:table-cell office:value-type="float" office:value="387662000">
                <text:p>387662000</text:p>
              </table:table-cell>
              <table:table-cell office:value-type="float" office:value="385867000">
                <text:p>385867000</text:p>
              </table:table-cell>
              <table:table-cell office:value-type="float" office:value="388175000">
                <text:p>388175000</text:p>
              </table:table-cell>
              <table:table-cell office:value-type="float" office:value="387486000">
                <text:p>387486000</text:p>
              </table:table-cell>
              <table:table-cell office:value-type="float" office:value="386715000">
                <text:p>386715000</text:p>
              </table:table-cell>
              <table:table-cell office:value-type="float" office:value="386073000">
                <text:p>386073000</text:p>
              </table:table-cell>
              <table:table-cell office:value-type="float" office:value="389201000">
                <text:p>389201000</text:p>
              </table:table-cell>
              <table:table-cell office:value-type="float" office:value="387437000">
                <text:p>387437000</text:p>
              </table:table-cell>
              <table:table-cell office:value-type="float" office:value="388302000">
                <text:p>388302000</text:p>
              </table:table-cell>
              <table:table-cell office:value-type="float" office:value="388087000">
                <text:p>388087000</text:p>
              </table:table-cell>
              <table:table-cell office:value-type="float" office:value="386252000">
                <text:p>386252000</text:p>
              </table:table-cell>
              <table:table-cell office:value-type="float" office:value="388056000">
                <text:p>388056000</text:p>
              </table:table-cell>
              <table:table-cell office:value-type="float" office:value="388282000">
                <text:p>388282000</text:p>
              </table:table-cell>
              <table:table-cell office:value-type="float" office:value="386227000">
                <text:p>386227000</text:p>
              </table:table-cell>
              <table:table-cell office:value-type="float" office:value="386217000">
                <text:p>386217000</text:p>
              </table:table-cell>
              <table:table-cell office:value-type="float" office:value="387416000">
                <text:p>387416000</text:p>
              </table:table-cell>
              <table:table-cell office:value-type="float" office:value="387073000">
                <text:p>387073000</text:p>
              </table:table-cell>
              <table:table-cell office:value-type="float" office:value="385753000">
                <text:p>385753000</text:p>
              </table:table-cell>
              <table:table-cell office:value-type="float" office:value="387405000">
                <text:p>387405000</text:p>
              </table:table-cell>
              <table:table-cell office:value-type="float" office:value="388648000">
                <text:p>388648000</text:p>
              </table:table-cell>
              <table:table-cell office:value-type="float" office:value="387576000">
                <text:p>387576000</text:p>
              </table:table-cell>
              <table:table-cell office:value-type="float" office:value="388056000">
                <text:p>388056000</text:p>
              </table:table-cell>
              <table:table-cell office:value-type="float" office:value="387234000">
                <text:p>387234000</text:p>
              </table:table-cell>
              <table:table-cell office:value-type="float" office:value="387520000">
                <text:p>387520000</text:p>
              </table:table-cell>
              <table:table-cell office:value-type="float" office:value="387933000">
                <text:p>387933000</text:p>
              </table:table-cell>
              <table:table-cell office:value-type="float" office:value="387180000">
                <text:p>387180000</text:p>
              </table:table-cell>
              <table:table-cell office:value-type="float" office:value="386072000">
                <text:p>386072000</text:p>
              </table:table-cell>
              <table:table-cell office:value-type="float" office:value="387275000">
                <text:p>387275000</text:p>
              </table:table-cell>
              <table:table-cell office:value-type="float" office:value="387998000">
                <text:p>387998000</text:p>
              </table:table-cell>
              <table:table-cell office:value-type="float" office:value="388291000">
                <text:p>388291000</text:p>
              </table:table-cell>
              <table:table-cell office:value-type="float" office:value="387304000">
                <text:p>387304000</text:p>
              </table:table-cell>
              <table:table-cell office:value-type="float" office:value="387149000">
                <text:p>387149000</text:p>
              </table:table-cell>
              <table:table-cell office:value-type="float" office:value="386133000">
                <text:p>386133000</text:p>
              </table:table-cell>
              <table:table-cell office:value-type="float" office:value="387906000">
                <text:p>387906000</text:p>
              </table:table-cell>
              <table:table-cell office:value-type="float" office:value="387566000">
                <text:p>387566000</text:p>
              </table:table-cell>
              <table:table-cell office:value-type="float" office:value="387009000">
                <text:p>387009000</text:p>
              </table:table-cell>
              <table:table-cell office:value-type="float" office:value="388590000">
                <text:p>388590000</text:p>
              </table:table-cell>
              <table:table-cell office:value-type="float" office:value="387983000">
                <text:p>387983000</text:p>
              </table:table-cell>
              <table:table-cell office:value-type="float" office:value="387155000">
                <text:p>387155000</text:p>
              </table:table-cell>
              <table:table-cell office:value-type="float" office:value="386428000">
                <text:p>386428000</text:p>
              </table:table-cell>
              <table:table-cell office:value-type="float" office:value="386477000">
                <text:p>386477000</text:p>
              </table:table-cell>
              <table:table-cell office:value-type="float" office:value="387964000">
                <text:p>387964000</text:p>
              </table:table-cell>
              <table:table-cell office:value-type="float" office:value="387096000">
                <text:p>387096000</text:p>
              </table:table-cell>
              <table:table-cell office:value-type="float" office:value="387777000">
                <text:p>387777000</text:p>
              </table:table-cell>
              <table:table-cell office:value-type="float" office:value="387891000">
                <text:p>387891000</text:p>
              </table:table-cell>
              <table:table-cell office:value-type="float" office:value="387495000">
                <text:p>387495000</text:p>
              </table:table-cell>
              <table:table-cell office:value-type="float" office:value="387671000">
                <text:p>387671000</text:p>
              </table:table-cell>
              <table:table-cell office:value-type="float" office:value="386679000">
                <text:p>386679000</text:p>
              </table:table-cell>
              <table:table-cell office:value-type="float" office:value="387684000">
                <text:p>387684000</text:p>
              </table:table-cell>
              <table:table-cell office:value-type="float" office:value="388732000">
                <text:p>388732000</text:p>
              </table:table-cell>
              <table:table-cell office:value-type="float" office:value="388379000">
                <text:p>388379000</text:p>
              </table:table-cell>
              <table:table-cell office:value-type="float" office:value="387868000">
                <text:p>387868000</text:p>
              </table:table-cell>
              <table:table-cell office:value-type="float" office:value="387598000">
                <text:p>387598000</text:p>
              </table:table-cell>
              <table:table-cell office:value-type="float" office:value="387569000">
                <text:p>387569000</text:p>
              </table:table-cell>
              <table:table-cell office:value-type="float" office:value="387568000">
                <text:p>387568000</text:p>
              </table:table-cell>
              <table:table-cell office:value-type="float" office:value="388161000">
                <text:p>388161000</text:p>
              </table:table-cell>
              <table:table-cell office:value-type="float" office:value="388576000">
                <text:p>388576000</text:p>
              </table:table-cell>
              <table:table-cell office:value-type="float" office:value="389174000">
                <text:p>389174000</text:p>
              </table:table-cell>
              <table:table-cell office:value-type="float" office:value="387823000">
                <text:p>387823000</text:p>
              </table:table-cell>
              <table:table-cell office:value-type="float" office:value="388928000">
                <text:p>388928000</text:p>
              </table:table-cell>
              <table:table-cell office:value-type="float" office:value="388146000">
                <text:p>388146000</text:p>
              </table:table-cell>
              <table:table-cell office:value-type="float" office:value="387077000">
                <text:p>387077000</text:p>
              </table:table-cell>
              <table:table-cell office:value-type="float" office:value="388873000">
                <text:p>388873000</text:p>
              </table:table-cell>
              <table:table-cell office:value-type="float" office:value="387149000">
                <text:p>387149000</text:p>
              </table:table-cell>
              <table:table-cell office:value-type="float" office:value="388033000">
                <text:p>388033000</text:p>
              </table:table-cell>
              <table:table-cell office:value-type="float" office:value="387804000">
                <text:p>387804000</text:p>
              </table:table-cell>
              <table:table-cell office:value-type="float" office:value="387887000">
                <text:p>387887000</text:p>
              </table:table-cell>
              <table:table-cell office:value-type="float" office:value="387951000">
                <text:p>387951000</text:p>
              </table:table-cell>
              <table:table-cell office:value-type="float" office:value="387310000">
                <text:p>387310000</text:p>
              </table:table-cell>
              <table:table-cell office:value-type="float" office:value="388889000">
                <text:p>388889000</text:p>
              </table:table-cell>
              <table:table-cell office:value-type="float" office:value="387615000">
                <text:p>387615000</text:p>
              </table:table-cell>
              <table:table-cell office:value-type="float" office:value="388518000">
                <text:p>388518000</text:p>
              </table:table-cell>
              <table:table-cell office:value-type="float" office:value="388026000">
                <text:p>388026000</text:p>
              </table:table-cell>
              <table:table-cell office:value-type="float" office:value="387182000">
                <text:p>387182000</text:p>
              </table:table-cell>
              <table:table-cell office:value-type="float" office:value="388135000">
                <text:p>388135000</text:p>
              </table:table-cell>
              <table:table-cell office:value-type="float" office:value="387808000">
                <text:p>387808000</text:p>
              </table:table-cell>
              <table:table-cell office:value-type="float" office:value="387192000">
                <text:p>387192000</text:p>
              </table:table-cell>
              <table:table-cell office:value-type="float" office:value="387292000">
                <text:p>387292000</text:p>
              </table:table-cell>
              <table:table-cell office:value-type="float" office:value="388925000">
                <text:p>388925000</text:p>
              </table:table-cell>
              <table:table-cell office:value-type="float" office:value="388826000">
                <text:p>388826000</text:p>
              </table:table-cell>
              <table:table-cell office:value-type="float" office:value="387649000">
                <text:p>387649000</text:p>
              </table:table-cell>
              <table:table-cell office:value-type="float" office:value="387888000">
                <text:p>387888000</text:p>
              </table:table-cell>
              <table:table-cell office:value-type="float" office:value="388342000">
                <text:p>388342000</text:p>
              </table:table-cell>
              <table:table-cell office:value-type="float" office:value="387955000">
                <text:p>387955000</text:p>
              </table:table-cell>
              <table:table-cell office:value-type="float" office:value="388689000">
                <text:p>388689000</text:p>
              </table:table-cell>
              <table:table-cell office:value-type="float" office:value="387921000">
                <text:p>387921000</text:p>
              </table:table-cell>
              <table:table-cell office:value-type="float" office:value="388706000">
                <text:p>388706000</text:p>
              </table:table-cell>
              <table:table-cell office:value-type="float" office:value="387389000">
                <text:p>387389000</text:p>
              </table:table-cell>
              <table:table-cell office:value-type="float" office:value="388876000">
                <text:p>388876000</text:p>
              </table:table-cell>
              <table:table-cell office:value-type="float" office:value="388678000">
                <text:p>388678000</text:p>
              </table:table-cell>
              <table:table-cell office:value-type="float" office:value="388888000">
                <text:p>388888000</text:p>
              </table:table-cell>
              <table:table-cell office:value-type="float" office:value="388309000">
                <text:p>388309000</text:p>
              </table:table-cell>
              <table:table-cell office:value-type="float" office:value="388376000">
                <text:p>388376000</text:p>
              </table:table-cell>
              <table:table-cell office:value-type="float" office:value="386314000">
                <text:p>386314000</text:p>
              </table:table-cell>
              <table:table-cell office:value-type="float" office:value="388646000">
                <text:p>388646000</text:p>
              </table:table-cell>
              <table:table-cell office:value-type="float" office:value="387660000">
                <text:p>387660000</text:p>
              </table:table-cell>
              <table:table-cell office:value-type="float" office:value="386679000">
                <text:p>386679000</text:p>
              </table:table-cell>
              <table:table-cell office:value-type="float" office:value="388339000">
                <text:p>388339000</text:p>
              </table:table-cell>
              <table:table-cell office:value-type="float" office:value="388792000">
                <text:p>388792000</text:p>
              </table:table-cell>
              <table:table-cell office:value-type="float" office:value="387463000">
                <text:p>387463000</text:p>
              </table:table-cell>
              <table:table-cell office:value-type="float" office:value="387542000">
                <text:p>387542000</text:p>
              </table:table-cell>
              <table:table-cell office:value-type="float" office:value="388751000">
                <text:p>388751000</text:p>
              </table:table-cell>
              <table:table-cell office:value-type="float" office:value="388426000">
                <text:p>388426000</text:p>
              </table:table-cell>
              <table:table-cell office:value-type="float" office:value="388175000">
                <text:p>388175000</text:p>
              </table:table-cell>
              <table:table-cell office:value-type="float" office:value="387856000">
                <text:p>387856000</text:p>
              </table:table-cell>
              <table:table-cell office:value-type="float" office:value="388183000">
                <text:p>388183000</text:p>
              </table:table-cell>
              <table:table-cell office:value-type="float" office:value="387575000">
                <text:p>387575000</text:p>
              </table:table-cell>
              <table:table-cell office:value-type="float" office:value="387042000">
                <text:p>387042000</text:p>
              </table:table-cell>
              <table:table-cell office:value-type="float" office:value="387539000">
                <text:p>387539000</text:p>
              </table:table-cell>
              <table:table-cell office:value-type="float" office:value="387946000">
                <text:p>387946000</text:p>
              </table:table-cell>
              <table:table-cell office:value-type="float" office:value="388126000">
                <text:p>388126000</text:p>
              </table:table-cell>
              <table:table-cell office:value-type="float" office:value="387669000">
                <text:p>387669000</text:p>
              </table:table-cell>
              <table:table-cell office:value-type="float" office:value="387831000">
                <text:p>387831000</text:p>
              </table:table-cell>
              <table:table-cell office:value-type="float" office:value="387775000">
                <text:p>387775000</text:p>
              </table:table-cell>
              <table:table-cell office:value-type="float" office:value="388794000">
                <text:p>388794000</text:p>
              </table:table-cell>
              <table:table-cell office:value-type="float" office:value="387830000">
                <text:p>387830000</text:p>
              </table:table-cell>
              <table:table-cell office:value-type="float" office:value="388774000">
                <text:p>388774000</text:p>
              </table:table-cell>
              <table:table-cell office:value-type="float" office:value="388778000">
                <text:p>388778000</text:p>
              </table:table-cell>
              <table:table-cell office:value-type="float" office:value="388085000">
                <text:p>388085000</text:p>
              </table:table-cell>
              <table:table-cell office:value-type="float" office:value="386413000">
                <text:p>386413000</text:p>
              </table:table-cell>
              <table:table-cell office:value-type="float" office:value="388124000">
                <text:p>388124000</text:p>
              </table:table-cell>
              <table:table-cell office:value-type="float" office:value="388335000">
                <text:p>388335000</text:p>
              </table:table-cell>
              <table:table-cell office:value-type="float" office:value="388264000">
                <text:p>388264000</text:p>
              </table:table-cell>
              <table:table-cell office:value-type="float" office:value="388164000">
                <text:p>388164000</text:p>
              </table:table-cell>
              <table:table-cell office:value-type="float" office:value="387654000">
                <text:p>387654000</text:p>
              </table:table-cell>
              <table:table-cell office:value-type="float" office:value="389154000">
                <text:p>389154000</text:p>
              </table:table-cell>
              <table:table-cell office:value-type="float" office:value="389341000">
                <text:p>389341000</text:p>
              </table:table-cell>
              <table:table-cell office:value-type="float" office:value="388530000">
                <text:p>388530000</text:p>
              </table:table-cell>
              <table:table-cell office:value-type="float" office:value="386637000">
                <text:p>386637000</text:p>
              </table:table-cell>
              <table:table-cell office:value-type="float" office:value="387729000">
                <text:p>387729000</text:p>
              </table:table-cell>
              <table:table-cell office:value-type="float" office:value="389446000">
                <text:p>389446000</text:p>
              </table:table-cell>
              <table:table-cell office:value-type="float" office:value="388525000">
                <text:p>388525000</text:p>
              </table:table-cell>
              <table:table-cell office:value-type="float" office:value="388351000">
                <text:p>388351000</text:p>
              </table:table-cell>
              <table:table-cell office:value-type="float" office:value="387640000">
                <text:p>387640000</text:p>
              </table:table-cell>
              <table:table-cell office:value-type="float" office:value="388583000">
                <text:p>388583000</text:p>
              </table:table-cell>
              <table:table-cell office:value-type="float" office:value="388142000">
                <text:p>388142000</text:p>
              </table:table-cell>
              <table:table-cell office:value-type="float" office:value="388546000">
                <text:p>388546000</text:p>
              </table:table-cell>
              <table:table-cell office:value-type="float" office:value="388928000">
                <text:p>388928000</text:p>
              </table:table-cell>
              <table:table-cell office:value-type="float" office:value="389773000">
                <text:p>389773000</text:p>
              </table:table-cell>
              <table:table-cell office:value-type="float" office:value="388308000">
                <text:p>388308000</text:p>
              </table:table-cell>
              <table:table-cell office:value-type="float" office:value="387634000">
                <text:p>387634000</text:p>
              </table:table-cell>
              <table:table-cell office:value-type="float" office:value="387720000">
                <text:p>387720000</text:p>
              </table:table-cell>
              <table:table-cell office:value-type="float" office:value="389269000">
                <text:p>389269000</text:p>
              </table:table-cell>
              <table:table-cell office:value-type="float" office:value="387323000">
                <text:p>387323000</text:p>
              </table:table-cell>
              <table:table-cell office:value-type="float" office:value="386725000">
                <text:p>386725000</text:p>
              </table:table-cell>
              <table:table-cell office:value-type="float" office:value="388277000">
                <text:p>388277000</text:p>
              </table:table-cell>
              <table:table-cell office:value-type="float" office:value="387815000">
                <text:p>387815000</text:p>
              </table:table-cell>
              <table:table-cell office:value-type="float" office:value="388235000">
                <text:p>388235000</text:p>
              </table:table-cell>
              <table:table-cell office:value-type="float" office:value="387427000">
                <text:p>387427000</text:p>
              </table:table-cell>
              <table:table-cell office:value-type="float" office:value="388621000">
                <text:p>388621000</text:p>
              </table:table-cell>
              <table:table-cell office:value-type="float" office:value="388134000">
                <text:p>388134000</text:p>
              </table:table-cell>
              <table:table-cell office:value-type="float" office:value="387900000">
                <text:p>387900000</text:p>
              </table:table-cell>
              <table:table-cell office:value-type="float" office:value="387863000">
                <text:p>387863000</text:p>
              </table:table-cell>
              <table:table-cell office:value-type="float" office:value="386608000">
                <text:p>386608000</text:p>
              </table:table-cell>
              <table:table-cell office:value-type="float" office:value="386928000">
                <text:p>386928000</text:p>
              </table:table-cell>
              <table:table-cell office:value-type="float" office:value="387967000">
                <text:p>387967000</text:p>
              </table:table-cell>
              <table:table-cell office:value-type="float" office:value="387541000">
                <text:p>387541000</text:p>
              </table:table-cell>
              <table:table-cell office:value-type="float" office:value="388547000">
                <text:p>388547000</text:p>
              </table:table-cell>
              <table:table-cell office:value-type="float" office:value="388948000">
                <text:p>388948000</text:p>
              </table:table-cell>
              <table:table-cell office:value-type="float" office:value="387565000">
                <text:p>387565000</text:p>
              </table:table-cell>
              <table:table-cell office:value-type="float" office:value="388316000">
                <text:p>388316000</text:p>
              </table:table-cell>
              <table:table-cell office:value-type="float" office:value="388198000">
                <text:p>388198000</text:p>
              </table:table-cell>
              <table:table-cell office:value-type="float" office:value="388192000">
                <text:p>388192000</text:p>
              </table:table-cell>
              <table:table-cell office:value-type="float" office:value="388886000">
                <text:p>388886000</text:p>
              </table:table-cell>
              <table:table-cell office:value-type="float" office:value="387709000">
                <text:p>387709000</text:p>
              </table:table-cell>
              <table:table-cell office:value-type="float" office:value="389145000">
                <text:p>389145000</text:p>
              </table:table-cell>
              <table:table-cell office:value-type="float" office:value="387037000">
                <text:p>387037000</text:p>
              </table:table-cell>
              <table:table-cell office:value-type="float" office:value="388412000">
                <text:p>388412000</text:p>
              </table:table-cell>
              <table:table-cell office:value-type="float" office:value="387303000">
                <text:p>387303000</text:p>
              </table:table-cell>
              <table:table-cell office:value-type="float" office:value="387986000">
                <text:p>387986000</text:p>
              </table:table-cell>
              <table:table-cell office:value-type="float" office:value="387440000">
                <text:p>387440000</text:p>
              </table:table-cell>
              <table:table-cell office:value-type="float" office:value="389034000">
                <text:p>389034000</text:p>
              </table:table-cell>
              <table:table-cell office:value-type="float" office:value="388470000">
                <text:p>388470000</text:p>
              </table:table-cell>
              <table:table-cell office:value-type="float" office:value="388027000">
                <text:p>388027000</text:p>
              </table:table-cell>
              <table:table-cell office:value-type="float" office:value="388384000">
                <text:p>388384000</text:p>
              </table:table-cell>
              <table:table-cell office:value-type="float" office:value="387216000">
                <text:p>387216000</text:p>
              </table:table-cell>
              <table:table-cell office:value-type="float" office:value="387631000">
                <text:p>387631000</text:p>
              </table:table-cell>
              <table:table-cell office:value-type="float" office:value="387680000">
                <text:p>387680000</text:p>
              </table:table-cell>
              <table:table-cell office:value-type="float" office:value="388340000">
                <text:p>388340000</text:p>
              </table:table-cell>
              <table:table-cell office:value-type="float" office:value="387046000">
                <text:p>387046000</text:p>
              </table:table-cell>
              <table:table-cell office:value-type="float" office:value="388409000">
                <text:p>388409000</text:p>
              </table:table-cell>
              <table:table-cell office:value-type="float" office:value="387879000">
                <text:p>387879000</text:p>
              </table:table-cell>
              <table:table-cell office:value-type="float" office:value="388329000">
                <text:p>388329000</text:p>
              </table:table-cell>
              <table:table-cell office:value-type="float" office:value="388950000">
                <text:p>388950000</text:p>
              </table:table-cell>
              <table:table-cell office:value-type="float" office:value="387631000">
                <text:p>387631000</text:p>
              </table:table-cell>
              <table:table-cell office:value-type="float" office:value="388136000">
                <text:p>388136000</text:p>
              </table:table-cell>
              <table:table-cell office:value-type="float" office:value="388645000">
                <text:p>388645000</text:p>
              </table:table-cell>
              <table:table-cell office:value-type="float" office:value="387755000">
                <text:p>387755000</text:p>
              </table:table-cell>
              <table:table-cell office:value-type="float" office:value="389170000">
                <text:p>389170000</text:p>
              </table:table-cell>
              <table:table-cell office:value-type="float" office:value="388947000">
                <text:p>388947000</text:p>
              </table:table-cell>
              <table:table-cell office:value-type="float" office:value="387575000">
                <text:p>387575000</text:p>
              </table:table-cell>
              <table:table-cell office:value-type="float" office:value="388408000">
                <text:p>388408000</text:p>
              </table:table-cell>
              <table:table-cell office:value-type="float" office:value="389402000">
                <text:p>389402000</text:p>
              </table:table-cell>
              <table:table-cell office:value-type="float" office:value="388750000">
                <text:p>388750000</text:p>
              </table:table-cell>
              <table:table-cell office:value-type="float" office:value="387985000">
                <text:p>387985000</text:p>
              </table:table-cell>
              <table:table-cell office:value-type="float" office:value="387015000">
                <text:p>387015000</text:p>
              </table:table-cell>
              <table:table-cell office:value-type="float" office:value="388124000">
                <text:p>388124000</text:p>
              </table:table-cell>
              <table:table-cell office:value-type="float" office:value="388829000">
                <text:p>388829000</text:p>
              </table:table-cell>
              <table:table-cell office:value-type="float" office:value="388617000">
                <text:p>388617000</text:p>
              </table:table-cell>
              <table:table-cell office:value-type="float" office:value="387427000">
                <text:p>387427000</text:p>
              </table:table-cell>
              <table:table-cell office:value-type="float" office:value="388967000">
                <text:p>388967000</text:p>
              </table:table-cell>
              <table:table-cell office:value-type="float" office:value="388468000">
                <text:p>388468000</text:p>
              </table:table-cell>
              <table:table-cell office:value-type="float" office:value="387315000">
                <text:p>387315000</text:p>
              </table:table-cell>
              <table:table-cell office:value-type="float" office:value="387871000">
                <text:p>387871000</text:p>
              </table:table-cell>
              <table:table-cell office:value-type="float" office:value="389004000">
                <text:p>389004000</text:p>
              </table:table-cell>
              <table:table-cell office:value-type="float" office:value="387830000">
                <text:p>387830000</text:p>
              </table:table-cell>
              <table:table-cell office:value-type="float" office:value="388045000">
                <text:p>388045000</text:p>
              </table:table-cell>
              <table:table-cell office:value-type="float" office:value="388315000">
                <text:p>388315000</text:p>
              </table:table-cell>
              <table:table-cell office:value-type="float" office:value="388282000">
                <text:p>388282000</text:p>
              </table:table-cell>
              <table:table-cell office:value-type="float" office:value="388416000">
                <text:p>388416000</text:p>
              </table:table-cell>
              <table:table-cell office:value-type="float" office:value="388052000">
                <text:p>388052000</text:p>
              </table:table-cell>
              <table:table-cell office:value-type="float" office:value="388966000">
                <text:p>388966000</text:p>
              </table:table-cell>
              <table:table-cell office:value-type="float" office:value="387771000">
                <text:p>387771000</text:p>
              </table:table-cell>
              <table:table-cell office:value-type="float" office:value="389034000">
                <text:p>389034000</text:p>
              </table:table-cell>
              <table:table-cell office:value-type="float" office:value="389381000">
                <text:p>389381000</text:p>
              </table:table-cell>
              <table:table-cell office:value-type="float" office:value="387044000">
                <text:p>387044000</text:p>
              </table:table-cell>
              <table:table-cell office:value-type="float" office:value="387701000">
                <text:p>387701000</text:p>
              </table:table-cell>
              <table:table-cell office:value-type="float" office:value="387726000">
                <text:p>387726000</text:p>
              </table:table-cell>
              <table:table-cell office:value-type="float" office:value="388488000">
                <text:p>388488000</text:p>
              </table:table-cell>
              <table:table-cell office:value-type="float" office:value="387806000">
                <text:p>387806000</text:p>
              </table:table-cell>
              <table:table-cell office:value-type="float" office:value="387438000">
                <text:p>387438000</text:p>
              </table:table-cell>
              <table:table-cell office:value-type="float" office:value="389052000">
                <text:p>389052000</text:p>
              </table:table-cell>
              <table:table-cell office:value-type="float" office:value="388745000">
                <text:p>388745000</text:p>
              </table:table-cell>
              <table:table-cell office:value-type="float" office:value="388089000">
                <text:p>388089000</text:p>
              </table:table-cell>
              <table:table-cell office:value-type="float" office:value="388802000">
                <text:p>388802000</text:p>
              </table:table-cell>
              <table:table-cell office:value-type="float" office:value="388055000">
                <text:p>388055000</text:p>
              </table:table-cell>
              <table:table-cell office:value-type="float" office:value="388982000">
                <text:p>388982000</text:p>
              </table:table-cell>
              <table:table-cell office:value-type="float" office:value="387361000">
                <text:p>387361000</text:p>
              </table:table-cell>
              <table:table-cell office:value-type="float" office:value="388137000">
                <text:p>388137000</text:p>
              </table:table-cell>
              <table:table-cell office:value-type="float" office:value="388924000">
                <text:p>388924000</text:p>
              </table:table-cell>
              <table:table-cell office:value-type="float" office:value="388151000">
                <text:p>388151000</text:p>
              </table:table-cell>
              <table:table-cell office:value-type="float" office:value="387442000">
                <text:p>387442000</text:p>
              </table:table-cell>
              <table:table-cell office:value-type="float" office:value="387732000">
                <text:p>387732000</text:p>
              </table:table-cell>
              <table:table-cell office:value-type="float" office:value="387678000">
                <text:p>387678000</text:p>
              </table:table-cell>
              <table:table-cell office:value-type="float" office:value="386278000">
                <text:p>386278000</text:p>
              </table:table-cell>
              <table:table-cell office:value-type="float" office:value="387658000">
                <text:p>387658000</text:p>
              </table:table-cell>
              <table:table-cell office:value-type="float" office:value="389036000">
                <text:p>389036000</text:p>
              </table:table-cell>
              <table:table-cell office:value-type="float" office:value="385859000">
                <text:p>385859000</text:p>
              </table:table-cell>
              <table:table-cell office:value-type="float" office:value="386672000">
                <text:p>386672000</text:p>
              </table:table-cell>
              <table:table-cell office:value-type="float" office:value="386856000">
                <text:p>386856000</text:p>
              </table:table-cell>
              <table:table-cell office:value-type="float" office:value="389669000">
                <text:p>389669000</text:p>
              </table:table-cell>
              <table:table-cell office:value-type="float" office:value="389537000">
                <text:p>389537000</text:p>
              </table:table-cell>
              <table:table-cell office:value-type="float" office:value="389164000">
                <text:p>389164000</text:p>
              </table:table-cell>
              <table:table-cell office:value-type="float" office:value="389004000">
                <text:p>389004000</text:p>
              </table:table-cell>
              <table:table-cell office:value-type="float" office:value="387807000">
                <text:p>387807000</text:p>
              </table:table-cell>
              <table:table-cell office:value-type="float" office:value="387807000">
                <text:p>387807000</text:p>
              </table:table-cell>
              <table:table-cell office:value-type="float" office:value="388628000">
                <text:p>388628000</text:p>
              </table:table-cell>
              <table:table-cell office:value-type="float" office:value="388590000">
                <text:p>388590000</text:p>
              </table:table-cell>
              <table:table-cell office:value-type="float" office:value="388243000">
                <text:p>388243000</text:p>
              </table:table-cell>
              <table:table-cell office:value-type="float" office:value="388151000">
                <text:p>388151000</text:p>
              </table:table-cell>
              <table:table-cell office:value-type="float" office:value="388399000">
                <text:p>388399000</text:p>
              </table:table-cell>
              <table:table-cell office:value-type="float" office:value="388540000">
                <text:p>388540000</text:p>
              </table:table-cell>
              <table:table-cell office:value-type="float" office:value="389505000">
                <text:p>389505000</text:p>
              </table:table-cell>
              <table:table-cell office:value-type="float" office:value="388072000">
                <text:p>388072000</text:p>
              </table:table-cell>
              <table:table-cell office:value-type="float" office:value="388848000">
                <text:p>388848000</text:p>
              </table:table-cell>
              <table:table-cell office:value-type="float" office:value="388237000">
                <text:p>388237000</text:p>
              </table:table-cell>
              <table:table-cell office:value-type="float" office:value="389211000">
                <text:p>389211000</text:p>
              </table:table-cell>
              <table:table-cell office:value-type="float" office:value="387492000">
                <text:p>387492000</text:p>
              </table:table-cell>
              <table:table-cell office:value-type="float" office:value="389005000">
                <text:p>389005000</text:p>
              </table:table-cell>
              <table:table-cell office:value-type="float" office:value="388592000">
                <text:p>388592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389078000">
                <text:p>389078000</text:p>
              </table:table-cell>
              <table:table-cell office:value-type="float" office:value="387289000">
                <text:p>387289000</text:p>
              </table:table-cell>
              <table:table-cell office:value-type="float" office:value="387461000">
                <text:p>387461000</text:p>
              </table:table-cell>
              <table:table-cell office:value-type="float" office:value="387927000">
                <text:p>387927000</text:p>
              </table:table-cell>
              <table:table-cell office:value-type="float" office:value="387423000">
                <text:p>387423000</text:p>
              </table:table-cell>
              <table:table-cell office:value-type="float" office:value="388746000">
                <text:p>388746000</text:p>
              </table:table-cell>
              <table:table-cell office:value-type="float" office:value="387541000">
                <text:p>387541000</text:p>
              </table:table-cell>
              <table:table-cell office:value-type="float" office:value="388385000">
                <text:p>388385000</text:p>
              </table:table-cell>
              <table:table-cell office:value-type="float" office:value="388752000">
                <text:p>388752000</text:p>
              </table:table-cell>
              <table:table-cell office:value-type="float" office:value="388198000">
                <text:p>388198000</text:p>
              </table:table-cell>
              <table:table-cell office:value-type="float" office:value="388287000">
                <text:p>388287000</text:p>
              </table:table-cell>
              <table:table-cell office:value-type="float" office:value="388224000">
                <text:p>388224000</text:p>
              </table:table-cell>
              <table:table-cell office:value-type="float" office:value="388886000">
                <text:p>388886000</text:p>
              </table:table-cell>
              <table:table-cell office:value-type="float" office:value="389963000">
                <text:p>389963000</text:p>
              </table:table-cell>
              <table:table-cell office:value-type="float" office:value="389263000">
                <text:p>389263000</text:p>
              </table:table-cell>
              <table:table-cell office:value-type="float" office:value="388905000">
                <text:p>388905000</text:p>
              </table:table-cell>
              <table:table-cell office:value-type="float" office:value="389233000">
                <text:p>389233000</text:p>
              </table:table-cell>
              <table:table-cell office:value-type="float" office:value="389452000">
                <text:p>389452000</text:p>
              </table:table-cell>
              <table:table-cell office:value-type="float" office:value="387453000">
                <text:p>387453000</text:p>
              </table:table-cell>
              <table:table-cell office:value-type="float" office:value="388628000">
                <text:p>388628000</text:p>
              </table:table-cell>
              <table:table-cell office:value-type="float" office:value="387703000">
                <text:p>387703000</text:p>
              </table:table-cell>
              <table:table-cell office:value-type="float" office:value="389337000">
                <text:p>389337000</text:p>
              </table:table-cell>
              <table:table-cell office:value-type="float" office:value="388830000">
                <text:p>388830000</text:p>
              </table:table-cell>
              <table:table-cell office:value-type="float" office:value="388396000">
                <text:p>388396000</text:p>
              </table:table-cell>
              <table:table-cell office:value-type="float" office:value="386974000">
                <text:p>386974000</text:p>
              </table:table-cell>
              <table:table-cell office:value-type="float" office:value="388353000">
                <text:p>388353000</text:p>
              </table:table-cell>
              <table:table-cell office:value-type="float" office:value="388751000">
                <text:p>388751000</text:p>
              </table:table-cell>
              <table:table-cell office:value-type="float" office:value="389114000">
                <text:p>389114000</text:p>
              </table:table-cell>
              <table:table-cell office:value-type="float" office:value="389178000">
                <text:p>389178000</text:p>
              </table:table-cell>
              <table:table-cell office:value-type="float" office:value="389226000">
                <text:p>389226000</text:p>
              </table:table-cell>
              <table:table-cell office:value-type="float" office:value="388012000">
                <text:p>388012000</text:p>
              </table:table-cell>
              <table:table-cell office:value-type="float" office:value="388791000">
                <text:p>388791000</text:p>
              </table:table-cell>
              <table:table-cell office:value-type="float" office:value="386965000">
                <text:p>386965000</text:p>
              </table:table-cell>
              <table:table-cell office:value-type="float" office:value="388219000">
                <text:p>388219000</text:p>
              </table:table-cell>
              <table:table-cell office:value-type="float" office:value="388772000">
                <text:p>388772000</text:p>
              </table:table-cell>
              <table:table-cell office:value-type="float" office:value="388510000">
                <text:p>388510000</text:p>
              </table:table-cell>
              <table:table-cell office:value-type="float" office:value="389276000">
                <text:p>389276000</text:p>
              </table:table-cell>
              <table:table-cell office:value-type="float" office:value="388375000">
                <text:p>388375000</text:p>
              </table:table-cell>
              <table:table-cell office:value-type="float" office:value="388328000">
                <text:p>388328000</text:p>
              </table:table-cell>
              <table:table-cell office:value-type="float" office:value="386833000">
                <text:p>386833000</text:p>
              </table:table-cell>
              <table:table-cell office:value-type="float" office:value="389090000">
                <text:p>389090000</text:p>
              </table:table-cell>
              <table:table-cell office:value-type="float" office:value="389090000">
                <text:p>389090000</text:p>
              </table:table-cell>
              <table:table-cell office:value-type="float" office:value="389240000">
                <text:p>389240000</text:p>
              </table:table-cell>
              <table:table-cell office:value-type="float" office:value="388703000">
                <text:p>388703000</text:p>
              </table:table-cell>
              <table:table-cell office:value-type="float" office:value="388279000">
                <text:p>388279000</text:p>
              </table:table-cell>
              <table:table-cell office:value-type="float" office:value="387002000">
                <text:p>387002000</text:p>
              </table:table-cell>
              <table:table-cell office:value-type="float" office:value="387567000">
                <text:p>387567000</text:p>
              </table:table-cell>
              <table:table-cell office:value-type="float" office:value="387757000">
                <text:p>387757000</text:p>
              </table:table-cell>
              <table:table-cell office:value-type="float" office:value="389450000">
                <text:p>389450000</text:p>
              </table:table-cell>
              <table:table-cell office:value-type="float" office:value="388477000">
                <text:p>388477000</text:p>
              </table:table-cell>
              <table:table-cell office:value-type="float" office:value="388558000">
                <text:p>388558000</text:p>
              </table:table-cell>
              <table:table-cell office:value-type="float" office:value="388494000">
                <text:p>388494000</text:p>
              </table:table-cell>
              <table:table-cell office:value-type="float" office:value="390044000">
                <text:p>390044000</text:p>
              </table:table-cell>
              <table:table-cell office:value-type="float" office:value="388659000">
                <text:p>388659000</text:p>
              </table:table-cell>
              <table:table-cell office:value-type="float" office:value="388562000">
                <text:p>388562000</text:p>
              </table:table-cell>
              <table:table-cell office:value-type="float" office:value="387837000">
                <text:p>387837000</text:p>
              </table:table-cell>
              <table:table-cell office:value-type="float" office:value="389677000">
                <text:p>389677000</text:p>
              </table:table-cell>
              <table:table-cell office:value-type="float" office:value="388769000">
                <text:p>388769000</text:p>
              </table:table-cell>
              <table:table-cell office:value-type="float" office:value="387646000">
                <text:p>387646000</text:p>
              </table:table-cell>
              <table:table-cell office:value-type="float" office:value="387406000">
                <text:p>387406000</text:p>
              </table:table-cell>
              <table:table-cell office:value-type="float" office:value="386633000">
                <text:p>386633000</text:p>
              </table:table-cell>
              <table:table-cell office:value-type="float" office:value="388864000">
                <text:p>388864000</text:p>
              </table:table-cell>
              <table:table-cell office:value-type="float" office:value="388560000">
                <text:p>388560000</text:p>
              </table:table-cell>
              <table:table-cell office:value-type="float" office:value="388763000">
                <text:p>388763000</text:p>
              </table:table-cell>
              <table:table-cell office:value-type="float" office:value="387319000">
                <text:p>387319000</text:p>
              </table:table-cell>
              <table:table-cell office:value-type="float" office:value="387871000">
                <text:p>387871000</text:p>
              </table:table-cell>
              <table:table-cell office:value-type="float" office:value="389512000">
                <text:p>389512000</text:p>
              </table:table-cell>
              <table:table-cell office:value-type="float" office:value="388029000">
                <text:p>388029000</text:p>
              </table:table-cell>
              <table:table-cell office:value-type="float" office:value="387334000">
                <text:p>387334000</text:p>
              </table:table-cell>
              <table:table-cell office:value-type="float" office:value="387459000">
                <text:p>387459000</text:p>
              </table:table-cell>
              <table:table-cell office:value-type="float" office:value="387834000">
                <text:p>387834000</text:p>
              </table:table-cell>
              <table:table-cell office:value-type="float" office:value="388088000">
                <text:p>388088000</text:p>
              </table:table-cell>
              <table:table-cell office:value-type="float" office:value="389111000">
                <text:p>389111000</text:p>
              </table:table-cell>
              <table:table-cell office:value-type="float" office:value="388260000">
                <text:p>388260000</text:p>
              </table:table-cell>
              <table:table-cell office:value-type="float" office:value="388413000">
                <text:p>388413000</text:p>
              </table:table-cell>
              <table:table-cell office:value-type="float" office:value="387974000">
                <text:p>387974000</text:p>
              </table:table-cell>
              <table:table-cell office:value-type="float" office:value="388448000">
                <text:p>388448000</text:p>
              </table:table-cell>
              <table:table-cell office:value-type="float" office:value="388220000">
                <text:p>388220000</text:p>
              </table:table-cell>
              <table:table-cell office:value-type="float" office:value="388506000">
                <text:p>388506000</text:p>
              </table:table-cell>
              <table:table-cell office:value-type="float" office:value="389296000">
                <text:p>389296000</text:p>
              </table:table-cell>
              <table:table-cell office:value-type="float" office:value="388756000">
                <text:p>388756000</text:p>
              </table:table-cell>
              <table:table-cell office:value-type="float" office:value="390101000">
                <text:p>390101000</text:p>
              </table:table-cell>
              <table:table-cell office:value-type="float" office:value="388259000">
                <text:p>388259000</text:p>
              </table:table-cell>
              <table:table-cell office:value-type="float" office:value="386875000">
                <text:p>386875000</text:p>
              </table:table-cell>
              <table:table-cell office:value-type="float" office:value="388469000">
                <text:p>388469000</text:p>
              </table:table-cell>
              <table:table-cell office:value-type="float" office:value="388607000">
                <text:p>388607000</text:p>
              </table:table-cell>
              <table:table-cell office:value-type="float" office:value="388636000">
                <text:p>388636000</text:p>
              </table:table-cell>
              <table:table-cell office:value-type="float" office:value="386987000">
                <text:p>386987000</text:p>
              </table:table-cell>
              <table:table-cell office:value-type="float" office:value="387614000">
                <text:p>387614000</text:p>
              </table:table-cell>
              <table:table-cell office:value-type="float" office:value="386371000">
                <text:p>386371000</text:p>
              </table:table-cell>
              <table:table-cell office:value-type="float" office:value="389315000">
                <text:p>389315000</text:p>
              </table:table-cell>
              <table:table-cell office:value-type="float" office:value="389611000">
                <text:p>389611000</text:p>
              </table:table-cell>
              <table:table-cell office:value-type="float" office:value="387745000">
                <text:p>387745000</text:p>
              </table:table-cell>
              <table:table-cell office:value-type="float" office:value="388461000">
                <text:p>388461000</text:p>
              </table:table-cell>
              <table:table-cell office:value-type="float" office:value="388348000">
                <text:p>388348000</text:p>
              </table:table-cell>
              <table:table-cell office:value-type="float" office:value="388910000">
                <text:p>388910000</text:p>
              </table:table-cell>
              <table:table-cell office:value-type="float" office:value="387002000">
                <text:p>387002000</text:p>
              </table:table-cell>
              <table:table-cell office:value-type="float" office:value="386886000">
                <text:p>386886000</text:p>
              </table:table-cell>
              <table:table-cell office:value-type="float" office:value="388216000">
                <text:p>388216000</text:p>
              </table:table-cell>
              <table:table-cell office:value-type="float" office:value="388764000">
                <text:p>388764000</text:p>
              </table:table-cell>
              <table:table-cell office:value-type="float" office:value="387750000">
                <text:p>387750000</text:p>
              </table:table-cell>
              <table:table-cell office:value-type="float" office:value="388262000">
                <text:p>388262000</text:p>
              </table:table-cell>
              <table:table-cell office:value-type="float" office:value="388281000">
                <text:p>388281000</text:p>
              </table:table-cell>
              <table:table-cell office:value-type="float" office:value="389291000">
                <text:p>389291000</text:p>
              </table:table-cell>
              <table:table-cell office:value-type="float" office:value="388736000">
                <text:p>388736000</text:p>
              </table:table-cell>
              <table:table-cell office:value-type="float" office:value="387604000">
                <text:p>387604000</text:p>
              </table:table-cell>
              <table:table-cell office:value-type="float" office:value="389036000">
                <text:p>389036000</text:p>
              </table:table-cell>
              <table:table-cell office:value-type="float" office:value="387722000">
                <text:p>387722000</text:p>
              </table:table-cell>
              <table:table-cell office:value-type="float" office:value="387678000">
                <text:p>387678000</text:p>
              </table:table-cell>
              <table:table-cell office:value-type="float" office:value="387523000">
                <text:p>387523000</text:p>
              </table:table-cell>
              <table:table-cell office:value-type="float" office:value="387732000">
                <text:p>387732000</text:p>
              </table:table-cell>
              <table:table-cell office:value-type="float" office:value="389416000">
                <text:p>389416000</text:p>
              </table:table-cell>
              <table:table-cell office:value-type="float" office:value="388288000">
                <text:p>388288000</text:p>
              </table:table-cell>
              <table:table-cell office:value-type="float" office:value="388173000">
                <text:p>388173000</text:p>
              </table:table-cell>
              <table:table-cell office:value-type="float" office:value="387795000">
                <text:p>387795000</text:p>
              </table:table-cell>
              <table:table-cell office:value-type="float" office:value="387990000">
                <text:p>387990000</text:p>
              </table:table-cell>
              <table:table-cell office:value-type="float" office:value="388088000">
                <text:p>388088000</text:p>
              </table:table-cell>
              <table:table-cell office:value-type="float" office:value="387409000">
                <text:p>387409000</text:p>
              </table:table-cell>
              <table:table-cell office:value-type="float" office:value="388177000">
                <text:p>388177000</text:p>
              </table:table-cell>
              <table:table-cell office:value-type="float" office:value="387621000">
                <text:p>387621000</text:p>
              </table:table-cell>
              <table:table-cell office:value-type="float" office:value="388919000">
                <text:p>388919000</text:p>
              </table:table-cell>
              <table:table-cell office:value-type="float" office:value="387864000">
                <text:p>387864000</text:p>
              </table:table-cell>
              <table:table-cell office:value-type="float" office:value="388308000">
                <text:p>388308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9712000">
                <text:p>389712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388271000">
                <text:p>388271000</text:p>
              </table:table-cell>
              <table:table-cell office:value-type="float" office:value="387669000">
                <text:p>387669000</text:p>
              </table:table-cell>
              <table:table-cell office:value-type="float" office:value="389448000">
                <text:p>389448000</text:p>
              </table:table-cell>
              <table:table-cell office:value-type="float" office:value="388945000">
                <text:p>388945000</text:p>
              </table:table-cell>
              <table:table-cell office:value-type="float" office:value="388125000">
                <text:p>388125000</text:p>
              </table:table-cell>
              <table:table-cell office:value-type="float" office:value="388968000">
                <text:p>388968000</text:p>
              </table:table-cell>
              <table:table-cell office:value-type="float" office:value="386218000">
                <text:p>386218000</text:p>
              </table:table-cell>
              <table:table-cell office:value-type="float" office:value="388349000">
                <text:p>388349000</text:p>
              </table:table-cell>
              <table:table-cell office:value-type="float" office:value="389621000">
                <text:p>389621000</text:p>
              </table:table-cell>
              <table:table-cell office:value-type="float" office:value="388045000">
                <text:p>388045000</text:p>
              </table:table-cell>
              <table:table-cell office:value-type="float" office:value="388720000">
                <text:p>388720000</text:p>
              </table:table-cell>
              <table:table-cell office:value-type="float" office:value="388944000">
                <text:p>388944000</text:p>
              </table:table-cell>
              <table:table-cell office:value-type="float" office:value="387633000">
                <text:p>387633000</text:p>
              </table:table-cell>
              <table:table-cell office:value-type="float" office:value="389561000">
                <text:p>389561000</text:p>
              </table:table-cell>
              <table:table-cell office:value-type="float" office:value="387452000">
                <text:p>387452000</text:p>
              </table:table-cell>
              <table:table-cell office:value-type="float" office:value="388170000">
                <text:p>388170000</text:p>
              </table:table-cell>
              <table:table-cell office:value-type="float" office:value="387976000">
                <text:p>387976000</text:p>
              </table:table-cell>
              <table:table-cell office:value-type="float" office:value="389419000">
                <text:p>389419000</text:p>
              </table:table-cell>
              <table:table-cell office:value-type="float" office:value="388433000">
                <text:p>388433000</text:p>
              </table:table-cell>
              <table:table-cell office:value-type="float" office:value="388878000">
                <text:p>388878000</text:p>
              </table:table-cell>
              <table:table-cell office:value-type="float" office:value="389444000">
                <text:p>389444000</text:p>
              </table:table-cell>
              <table:table-cell office:value-type="float" office:value="388073000">
                <text:p>388073000</text:p>
              </table:table-cell>
              <table:table-cell office:value-type="float" office:value="387015000">
                <text:p>387015000</text:p>
              </table:table-cell>
              <table:table-cell office:value-type="float" office:value="387802000">
                <text:p>387802000</text:p>
              </table:table-cell>
              <table:table-cell office:value-type="float" office:value="387953000">
                <text:p>387953000</text:p>
              </table:table-cell>
              <table:table-cell office:value-type="float" office:value="389087000">
                <text:p>389087000</text:p>
              </table:table-cell>
              <table:table-cell office:value-type="float" office:value="388681000">
                <text:p>388681000</text:p>
              </table:table-cell>
              <table:table-cell office:value-type="float" office:value="387973000">
                <text:p>387973000</text:p>
              </table:table-cell>
              <table:table-cell office:value-type="float" office:value="388352000">
                <text:p>388352000</text:p>
              </table:table-cell>
              <table:table-cell office:value-type="float" office:value="389265000">
                <text:p>389265000</text:p>
              </table:table-cell>
              <table:table-cell office:value-type="float" office:value="388409000">
                <text:p>388409000</text:p>
              </table:table-cell>
              <table:table-cell office:value-type="float" office:value="388707000">
                <text:p>388707000</text:p>
              </table:table-cell>
              <table:table-cell office:value-type="float" office:value="388360000">
                <text:p>388360000</text:p>
              </table:table-cell>
              <table:table-cell office:value-type="float" office:value="387779000">
                <text:p>387779000</text:p>
              </table:table-cell>
              <table:table-cell office:value-type="float" office:value="387750000">
                <text:p>387750000</text:p>
              </table:table-cell>
              <table:table-cell office:value-type="float" office:value="387163000">
                <text:p>387163000</text:p>
              </table:table-cell>
              <table:table-cell office:value-type="float" office:value="388208000">
                <text:p>388208000</text:p>
              </table:table-cell>
              <table:table-cell office:value-type="float" office:value="387260000">
                <text:p>387260000</text:p>
              </table:table-cell>
              <table:table-cell office:value-type="float" office:value="388636000">
                <text:p>388636000</text:p>
              </table:table-cell>
              <table:table-cell office:value-type="float" office:value="388165000">
                <text:p>388165000</text:p>
              </table:table-cell>
              <table:table-cell office:value-type="float" office:value="388325000">
                <text:p>388325000</text:p>
              </table:table-cell>
              <table:table-cell office:value-type="float" office:value="388268000">
                <text:p>388268000</text:p>
              </table:table-cell>
              <table:table-cell office:value-type="float" office:value="389200000">
                <text:p>389200000</text:p>
              </table:table-cell>
              <table:table-cell office:value-type="float" office:value="387172000">
                <text:p>387172000</text:p>
              </table:table-cell>
              <table:table-cell office:value-type="float" office:value="389468000">
                <text:p>389468000</text:p>
              </table:table-cell>
              <table:table-cell office:value-type="float" office:value="387267000">
                <text:p>387267000</text:p>
              </table:table-cell>
              <table:table-cell office:value-type="float" office:value="387797000">
                <text:p>387797000</text:p>
              </table:table-cell>
              <table:table-cell office:value-type="float" office:value="389059000">
                <text:p>389059000</text:p>
              </table:table-cell>
              <table:table-cell office:value-type="float" office:value="388089000">
                <text:p>388089000</text:p>
              </table:table-cell>
              <table:table-cell office:value-type="float" office:value="387685000">
                <text:p>387685000</text:p>
              </table:table-cell>
              <table:table-cell office:value-type="float" office:value="387327000">
                <text:p>387327000</text:p>
              </table:table-cell>
              <table:table-cell office:value-type="float" office:value="388046000">
                <text:p>388046000</text:p>
              </table:table-cell>
              <table:table-cell office:value-type="float" office:value="389976000">
                <text:p>389976000</text:p>
              </table:table-cell>
              <table:table-cell office:value-type="float" office:value="388116000">
                <text:p>388116000</text:p>
              </table:table-cell>
              <table:table-cell office:value-type="float" office:value="389047000">
                <text:p>389047000</text:p>
              </table:table-cell>
              <table:table-cell office:value-type="float" office:value="389061000">
                <text:p>389061000</text:p>
              </table:table-cell>
              <table:table-cell office:value-type="float" office:value="387861000">
                <text:p>387861000</text:p>
              </table:table-cell>
              <table:table-cell office:value-type="float" office:value="388642000">
                <text:p>388642000</text:p>
              </table:table-cell>
              <table:table-cell office:value-type="float" office:value="388865000">
                <text:p>388865000</text:p>
              </table:table-cell>
              <table:table-cell office:value-type="float" office:value="388272000">
                <text:p>388272000</text:p>
              </table:table-cell>
              <table:table-cell office:value-type="float" office:value="388197000">
                <text:p>388197000</text:p>
              </table:table-cell>
              <table:table-cell office:value-type="float" office:value="388888000">
                <text:p>388888000</text:p>
              </table:table-cell>
              <table:table-cell office:value-type="float" office:value="389191000">
                <text:p>389191000</text:p>
              </table:table-cell>
              <table:table-cell office:value-type="float" office:value="388607000">
                <text:p>388607000</text:p>
              </table:table-cell>
              <table:table-cell office:value-type="float" office:value="388574000">
                <text:p>388574000</text:p>
              </table:table-cell>
              <table:table-cell office:value-type="float" office:value="389280000">
                <text:p>389280000</text:p>
              </table:table-cell>
              <table:table-cell office:value-type="float" office:value="388393000">
                <text:p>388393000</text:p>
              </table:table-cell>
              <table:table-cell office:value-type="float" office:value="386965000">
                <text:p>386965000</text:p>
              </table:table-cell>
              <table:table-cell office:value-type="float" office:value="390170000">
                <text:p>390170000</text:p>
              </table:table-cell>
              <table:table-cell office:value-type="float" office:value="389108000">
                <text:p>389108000</text:p>
              </table:table-cell>
              <table:table-cell office:value-type="float" office:value="387435000">
                <text:p>387435000</text:p>
              </table:table-cell>
              <table:table-cell office:value-type="float" office:value="389465000">
                <text:p>389465000</text:p>
              </table:table-cell>
              <table:table-cell office:value-type="float" office:value="388978000">
                <text:p>388978000</text:p>
              </table:table-cell>
              <table:table-cell office:value-type="float" office:value="387319000">
                <text:p>387319000</text:p>
              </table:table-cell>
              <table:table-cell office:value-type="float" office:value="388056000">
                <text:p>388056000</text:p>
              </table:table-cell>
              <table:table-cell office:value-type="float" office:value="388875000">
                <text:p>388875000</text:p>
              </table:table-cell>
              <table:table-cell office:value-type="float" office:value="388791000">
                <text:p>388791000</text:p>
              </table:table-cell>
              <table:table-cell office:value-type="float" office:value="388872000">
                <text:p>388872000</text:p>
              </table:table-cell>
              <table:table-cell office:value-type="float" office:value="387737000">
                <text:p>387737000</text:p>
              </table:table-cell>
              <table:table-cell office:value-type="float" office:value="386929000">
                <text:p>386929000</text:p>
              </table:table-cell>
              <table:table-cell office:value-type="float" office:value="388995000">
                <text:p>388995000</text:p>
              </table:table-cell>
              <table:table-cell office:value-type="float" office:value="388022000">
                <text:p>388022000</text:p>
              </table:table-cell>
              <table:table-cell office:value-type="float" office:value="389364000">
                <text:p>389364000</text:p>
              </table:table-cell>
              <table:table-cell office:value-type="float" office:value="387644000">
                <text:p>387644000</text:p>
              </table:table-cell>
              <table:table-cell office:value-type="float" office:value="387915000">
                <text:p>387915000</text:p>
              </table:table-cell>
              <table:table-cell office:value-type="float" office:value="388155000">
                <text:p>388155000</text:p>
              </table:table-cell>
              <table:table-cell office:value-type="float" office:value="387486000">
                <text:p>387486000</text:p>
              </table:table-cell>
              <table:table-cell office:value-type="float" office:value="389630000">
                <text:p>389630000</text:p>
              </table:table-cell>
              <table:table-cell office:value-type="float" office:value="389659000">
                <text:p>389659000</text:p>
              </table:table-cell>
              <table:table-cell office:value-type="float" office:value="389525000">
                <text:p>389525000</text:p>
              </table:table-cell>
              <table:table-cell office:value-type="float" office:value="388888000">
                <text:p>388888000</text:p>
              </table:table-cell>
              <table:table-cell office:value-type="float" office:value="388324000">
                <text:p>388324000</text:p>
              </table:table-cell>
              <table:table-cell office:value-type="float" office:value="387629000">
                <text:p>387629000</text:p>
              </table:table-cell>
              <table:table-cell office:value-type="float" office:value="389329000">
                <text:p>389329000</text:p>
              </table:table-cell>
              <table:table-cell office:value-type="float" office:value="388935000">
                <text:p>388935000</text:p>
              </table:table-cell>
              <table:table-cell office:value-type="float" office:value="388019000">
                <text:p>388019000</text:p>
              </table:table-cell>
              <table:table-cell office:value-type="float" office:value="388696000">
                <text:p>388696000</text:p>
              </table:table-cell>
              <table:table-cell office:value-type="float" office:value="388092000">
                <text:p>388092000</text:p>
              </table:table-cell>
              <table:table-cell office:value-type="float" office:value="389807000">
                <text:p>389807000</text:p>
              </table:table-cell>
              <table:table-cell office:value-type="float" office:value="388775000">
                <text:p>388775000</text:p>
              </table:table-cell>
              <table:table-cell office:value-type="float" office:value="387500000">
                <text:p>387500000</text:p>
              </table:table-cell>
              <table:table-cell office:value-type="float" office:value="387870000">
                <text:p>387870000</text:p>
              </table:table-cell>
              <table:table-cell office:value-type="float" office:value="387031000">
                <text:p>387031000</text:p>
              </table:table-cell>
              <table:table-cell office:value-type="float" office:value="388813000">
                <text:p>388813000</text:p>
              </table:table-cell>
              <table:table-cell office:value-type="float" office:value="388704000">
                <text:p>388704000</text:p>
              </table:table-cell>
              <table:table-cell office:value-type="float" office:value="388672000">
                <text:p>388672000</text:p>
              </table:table-cell>
              <table:table-cell office:value-type="float" office:value="389295000">
                <text:p>389295000</text:p>
              </table:table-cell>
              <table:table-cell office:value-type="float" office:value="387802000">
                <text:p>387802000</text:p>
              </table:table-cell>
              <table:table-cell office:value-type="float" office:value="387543000">
                <text:p>387543000</text:p>
              </table:table-cell>
              <table:table-cell office:value-type="float" office:value="389775000">
                <text:p>389775000</text:p>
              </table:table-cell>
              <table:table-cell office:value-type="float" office:value="387924000">
                <text:p>387924000</text:p>
              </table:table-cell>
              <table:table-cell office:value-type="float" office:value="388000000">
                <text:p>388000000</text:p>
              </table:table-cell>
              <table:table-cell office:value-type="float" office:value="388103000">
                <text:p>388103000</text:p>
              </table:table-cell>
              <table:table-cell office:value-type="float" office:value="388994000">
                <text:p>388994000</text:p>
              </table:table-cell>
              <table:table-cell office:value-type="float" office:value="388656000">
                <text:p>388656000</text:p>
              </table:table-cell>
              <table:table-cell office:value-type="float" office:value="387715000">
                <text:p>387715000</text:p>
              </table:table-cell>
              <table:table-cell office:value-type="float" office:value="388498000">
                <text:p>388498000</text:p>
              </table:table-cell>
              <table:table-cell office:value-type="float" office:value="388402000">
                <text:p>388402000</text:p>
              </table:table-cell>
              <table:table-cell office:value-type="float" office:value="388026000">
                <text:p>388026000</text:p>
              </table:table-cell>
              <table:table-cell office:value-type="float" office:value="388242000">
                <text:p>388242000</text:p>
              </table:table-cell>
              <table:table-cell office:value-type="float" office:value="389326000">
                <text:p>389326000</text:p>
              </table:table-cell>
              <table:table-cell office:value-type="float" office:value="388150000">
                <text:p>388150000</text:p>
              </table:table-cell>
              <table:table-cell office:value-type="float" office:value="389268000">
                <text:p>389268000</text:p>
              </table:table-cell>
              <table:table-cell office:value-type="float" office:value="388692000">
                <text:p>388692000</text:p>
              </table:table-cell>
              <table:table-cell office:value-type="float" office:value="388178000">
                <text:p>388178000</text:p>
              </table:table-cell>
              <table:table-cell office:value-type="float" office:value="387524000">
                <text:p>387524000</text:p>
              </table:table-cell>
              <table:table-cell office:value-type="float" office:value="388473000">
                <text:p>388473000</text:p>
              </table:table-cell>
              <table:table-cell office:value-type="float" office:value="388034000">
                <text:p>388034000</text:p>
              </table:table-cell>
              <table:table-cell office:value-type="float" office:value="388600000">
                <text:p>388600000</text:p>
              </table:table-cell>
              <table:table-cell office:value-type="float" office:value="390430000">
                <text:p>390430000</text:p>
              </table:table-cell>
              <table:table-cell office:value-type="float" office:value="390430000">
                <text:p>390430000</text:p>
              </table:table-cell>
              <table:table-cell office:value-type="float" office:value="388046000">
                <text:p>388046000</text:p>
              </table:table-cell>
              <table:table-cell office:value-type="float" office:value="389277000">
                <text:p>389277000</text:p>
              </table:table-cell>
              <table:table-cell office:value-type="float" office:value="389196000">
                <text:p>389196000</text:p>
              </table:table-cell>
              <table:table-cell office:value-type="float" office:value="388700000">
                <text:p>388700000</text:p>
              </table:table-cell>
              <table:table-cell office:value-type="float" office:value="388801000">
                <text:p>388801000</text:p>
              </table:table-cell>
              <table:table-cell office:value-type="float" office:value="387972000">
                <text:p>387972000</text:p>
              </table:table-cell>
              <table:table-cell office:value-type="float" office:value="389213000">
                <text:p>389213000</text:p>
              </table:table-cell>
              <table:table-cell office:value-type="float" office:value="388602000">
                <text:p>388602000</text:p>
              </table:table-cell>
              <table:table-cell office:value-type="float" office:value="387709000">
                <text:p>387709000</text:p>
              </table:table-cell>
              <table:table-cell office:value-type="float" office:value="388634000">
                <text:p>388634000</text:p>
              </table:table-cell>
              <table:table-cell office:value-type="float" office:value="387551000">
                <text:p>387551000</text:p>
              </table:table-cell>
              <table:table-cell office:value-type="float" office:value="388465000">
                <text:p>388465000</text:p>
              </table:table-cell>
              <table:table-cell office:value-type="float" office:value="389192000">
                <text:p>389192000</text:p>
              </table:table-cell>
              <table:table-cell office:value-type="float" office:value="387835000">
                <text:p>387835000</text:p>
              </table:table-cell>
              <table:table-cell office:value-type="float" office:value="388771000">
                <text:p>388771000</text:p>
              </table:table-cell>
              <table:table-cell office:value-type="float" office:value="388759000">
                <text:p>388759000</text:p>
              </table:table-cell>
              <table:table-cell office:value-type="float" office:value="386771000">
                <text:p>386771000</text:p>
              </table:table-cell>
              <table:table-cell office:value-type="float" office:value="388687000">
                <text:p>388687000</text:p>
              </table:table-cell>
              <table:table-cell office:value-type="float" office:value="387096000">
                <text:p>387096000</text:p>
              </table:table-cell>
              <table:table-cell office:value-type="float" office:value="387733000">
                <text:p>387733000</text:p>
              </table:table-cell>
              <table:table-cell office:value-type="float" office:value="388768000">
                <text:p>388768000</text:p>
              </table:table-cell>
              <table:table-cell office:value-type="float" office:value="388885000">
                <text:p>388885000</text:p>
              </table:table-cell>
              <table:table-cell office:value-type="float" office:value="388652000">
                <text:p>388652000</text:p>
              </table:table-cell>
              <table:table-cell office:value-type="float" office:value="387325000">
                <text:p>387325000</text:p>
              </table:table-cell>
              <table:table-cell office:value-type="float" office:value="389634000">
                <text:p>389634000</text:p>
              </table:table-cell>
              <table:table-cell office:value-type="float" office:value="388058000">
                <text:p>388058000</text:p>
              </table:table-cell>
              <table:table-cell office:value-type="float" office:value="387774000">
                <text:p>387774000</text:p>
              </table:table-cell>
              <table:table-cell office:value-type="float" office:value="388943000">
                <text:p>388943000</text:p>
              </table:table-cell>
              <table:table-cell office:value-type="float" office:value="389119000">
                <text:p>389119000</text:p>
              </table:table-cell>
              <table:table-cell office:value-type="float" office:value="388911000">
                <text:p>388911000</text:p>
              </table:table-cell>
              <table:table-cell office:value-type="float" office:value="387206000">
                <text:p>387206000</text:p>
              </table:table-cell>
              <table:table-cell office:value-type="float" office:value="388612000">
                <text:p>388612000</text:p>
              </table:table-cell>
              <table:table-cell office:value-type="float" office:value="388967000">
                <text:p>388967000</text:p>
              </table:table-cell>
              <table:table-cell office:value-type="float" office:value="388494000">
                <text:p>388494000</text:p>
              </table:table-cell>
              <table:table-cell office:value-type="float" office:value="387793000">
                <text:p>387793000</text:p>
              </table:table-cell>
              <table:table-cell office:value-type="float" office:value="387626000">
                <text:p>387626000</text:p>
              </table:table-cell>
              <table:table-cell office:value-type="float" office:value="388304000">
                <text:p>388304000</text:p>
              </table:table-cell>
              <table:table-cell office:value-type="float" office:value="388441000">
                <text:p>388441000</text:p>
              </table:table-cell>
              <table:table-cell office:value-type="float" office:value="389417000">
                <text:p>389417000</text:p>
              </table:table-cell>
              <table:table-cell office:value-type="float" office:value="387396000">
                <text:p>387396000</text:p>
              </table:table-cell>
              <table:table-cell office:value-type="float" office:value="388896000">
                <text:p>388896000</text:p>
              </table:table-cell>
              <table:table-cell office:value-type="float" office:value="388559000">
                <text:p>388559000</text:p>
              </table:table-cell>
              <table:table-cell office:value-type="float" office:value="389263000">
                <text:p>389263000</text:p>
              </table:table-cell>
              <table:table-cell office:value-type="float" office:value="388634000">
                <text:p>388634000</text:p>
              </table:table-cell>
              <table:table-cell office:value-type="float" office:value="387947000">
                <text:p>387947000</text:p>
              </table:table-cell>
              <table:table-cell office:value-type="float" office:value="387948000">
                <text:p>387948000</text:p>
              </table:table-cell>
              <table:table-cell office:value-type="float" office:value="387483000">
                <text:p>387483000</text:p>
              </table:table-cell>
              <table:table-cell office:value-type="float" office:value="388423000">
                <text:p>388423000</text:p>
              </table:table-cell>
              <table:table-cell office:value-type="float" office:value="389231000">
                <text:p>389231000</text:p>
              </table:table-cell>
              <table:table-cell office:value-type="float" office:value="389165000">
                <text:p>389165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7610000">
                <text:p>387610000</text:p>
              </table:table-cell>
              <table:table-cell office:value-type="float" office:value="387054000">
                <text:p>387054000</text:p>
              </table:table-cell>
              <table:table-cell office:value-type="float" office:value="388962000">
                <text:p>388962000</text:p>
              </table:table-cell>
              <table:table-cell office:value-type="float" office:value="389159000">
                <text:p>389159000</text:p>
              </table:table-cell>
              <table:table-cell office:value-type="float" office:value="389057000">
                <text:p>389057000</text:p>
              </table:table-cell>
              <table:table-cell office:value-type="float" office:value="389002000">
                <text:p>389002000</text:p>
              </table:table-cell>
              <table:table-cell office:value-type="float" office:value="388699000">
                <text:p>388699000</text:p>
              </table:table-cell>
              <table:table-cell office:value-type="float" office:value="389652000">
                <text:p>389652000</text:p>
              </table:table-cell>
              <table:table-cell office:value-type="float" office:value="389533000">
                <text:p>389533000</text:p>
              </table:table-cell>
              <table:table-cell office:value-type="float" office:value="389315000">
                <text:p>389315000</text:p>
              </table:table-cell>
              <table:table-cell office:value-type="float" office:value="387533000">
                <text:p>387533000</text:p>
              </table:table-cell>
              <table:table-cell office:value-type="float" office:value="386839000">
                <text:p>386839000</text:p>
              </table:table-cell>
              <table:table-cell office:value-type="float" office:value="389330000">
                <text:p>389330000</text:p>
              </table:table-cell>
              <table:table-cell office:value-type="float" office:value="388706000">
                <text:p>388706000</text:p>
              </table:table-cell>
              <table:table-cell office:value-type="float" office:value="389326000">
                <text:p>389326000</text:p>
              </table:table-cell>
              <table:table-cell office:value-type="float" office:value="386985000">
                <text:p>386985000</text:p>
              </table:table-cell>
              <table:table-cell office:value-type="float" office:value="388385000">
                <text:p>388385000</text:p>
              </table:table-cell>
              <table:table-cell office:value-type="float" office:value="388963000">
                <text:p>388963000</text:p>
              </table:table-cell>
              <table:table-cell office:value-type="float" office:value="388431000">
                <text:p>388431000</text:p>
              </table:table-cell>
              <table:table-cell office:value-type="float" office:value="388445000">
                <text:p>388445000</text:p>
              </table:table-cell>
              <table:table-cell office:value-type="float" office:value="388404000">
                <text:p>388404000</text:p>
              </table:table-cell>
              <table:table-cell office:value-type="float" office:value="388156000">
                <text:p>388156000</text:p>
              </table:table-cell>
              <table:table-cell office:value-type="float" office:value="387726000">
                <text:p>387726000</text:p>
              </table:table-cell>
              <table:table-cell office:value-type="float" office:value="388917000">
                <text:p>388917000</text:p>
              </table:table-cell>
              <table:table-cell office:value-type="float" office:value="389612000">
                <text:p>389612000</text:p>
              </table:table-cell>
              <table:table-cell office:value-type="float" office:value="388623000">
                <text:p>388623000</text:p>
              </table:table-cell>
              <table:table-cell office:value-type="float" office:value="387840000">
                <text:p>387840000</text:p>
              </table:table-cell>
              <table:table-cell office:value-type="float" office:value="389559000">
                <text:p>389559000</text:p>
              </table:table-cell>
              <table:table-cell office:value-type="float" office:value="389793000">
                <text:p>389793000</text:p>
              </table:table-cell>
              <table:table-cell office:value-type="float" office:value="389795000">
                <text:p>389795000</text:p>
              </table:table-cell>
              <table:table-cell office:value-type="float" office:value="389005000">
                <text:p>389005000</text:p>
              </table:table-cell>
              <table:table-cell office:value-type="float" office:value="387964000">
                <text:p>387964000</text:p>
              </table:table-cell>
              <table:table-cell office:value-type="float" office:value="389494000">
                <text:p>389494000</text:p>
              </table:table-cell>
              <table:table-cell office:value-type="float" office:value="388310000">
                <text:p>388310000</text:p>
              </table:table-cell>
              <table:table-cell office:value-type="float" office:value="388908000">
                <text:p>388908000</text:p>
              </table:table-cell>
              <table:table-cell office:value-type="float" office:value="387996000">
                <text:p>387996000</text:p>
              </table:table-cell>
              <table:table-cell office:value-type="float" office:value="388560000">
                <text:p>388560000</text:p>
              </table:table-cell>
              <table:table-cell office:value-type="float" office:value="387801000">
                <text:p>387801000</text:p>
              </table:table-cell>
              <table:table-cell office:value-type="float" office:value="389195000">
                <text:p>389195000</text:p>
              </table:table-cell>
              <table:table-cell office:value-type="float" office:value="388076000">
                <text:p>388076000</text:p>
              </table:table-cell>
              <table:table-cell office:value-type="float" office:value="387184000">
                <text:p>387184000</text:p>
              </table:table-cell>
              <table:table-cell office:value-type="float" office:value="388637000">
                <text:p>388637000</text:p>
              </table:table-cell>
              <table:table-cell office:value-type="float" office:value="388153000">
                <text:p>388153000</text:p>
              </table:table-cell>
              <table:table-cell office:value-type="float" office:value="389221000">
                <text:p>389221000</text:p>
              </table:table-cell>
              <table:table-cell office:value-type="float" office:value="389684000">
                <text:p>389684000</text:p>
              </table:table-cell>
              <table:table-cell office:value-type="float" office:value="388214000">
                <text:p>388214000</text:p>
              </table:table-cell>
              <table:table-cell office:value-type="float" office:value="388740000">
                <text:p>388740000</text:p>
              </table:table-cell>
              <table:table-cell office:value-type="float" office:value="388332000">
                <text:p>388332000</text:p>
              </table:table-cell>
              <table:table-cell office:value-type="float" office:value="387832000">
                <text:p>387832000</text:p>
              </table:table-cell>
              <table:table-cell office:value-type="float" office:value="389240000">
                <text:p>389240000</text:p>
              </table:table-cell>
              <table:table-cell office:value-type="float" office:value="387744000">
                <text:p>387744000</text:p>
              </table:table-cell>
              <table:table-cell office:value-type="float" office:value="389184000">
                <text:p>389184000</text:p>
              </table:table-cell>
              <table:table-cell office:value-type="float" office:value="388774000">
                <text:p>388774000</text:p>
              </table:table-cell>
              <table:table-cell office:value-type="float" office:value="387015000">
                <text:p>387015000</text:p>
              </table:table-cell>
              <table:table-cell office:value-type="float" office:value="387982000">
                <text:p>387982000</text:p>
              </table:table-cell>
              <table:table-cell office:value-type="float" office:value="388455000">
                <text:p>388455000</text:p>
              </table:table-cell>
              <table:table-cell office:value-type="float" office:value="388356000">
                <text:p>388356000</text:p>
              </table:table-cell>
              <table:table-cell office:value-type="float" office:value="387971000">
                <text:p>387971000</text:p>
              </table:table-cell>
              <table:table-cell office:value-type="float" office:value="388434000">
                <text:p>388434000</text:p>
              </table:table-cell>
              <table:table-cell office:value-type="float" office:value="388081000">
                <text:p>388081000</text:p>
              </table:table-cell>
              <table:table-cell office:value-type="float" office:value="387626000">
                <text:p>387626000</text:p>
              </table:table-cell>
              <table:table-cell office:value-type="float" office:value="387740000">
                <text:p>387740000</text:p>
              </table:table-cell>
              <table:table-cell office:value-type="float" office:value="388321000">
                <text:p>388321000</text:p>
              </table:table-cell>
              <table:table-cell office:value-type="float" office:value="389846000">
                <text:p>389846000</text:p>
              </table:table-cell>
              <table:table-cell office:value-type="float" office:value="386930000">
                <text:p>386930000</text:p>
              </table:table-cell>
              <table:table-cell office:value-type="float" office:value="387133000">
                <text:p>387133000</text:p>
              </table:table-cell>
              <table:table-cell office:value-type="float" office:value="389211000">
                <text:p>389211000</text:p>
              </table:table-cell>
              <table:table-cell office:value-type="float" office:value="386754000">
                <text:p>386754000</text:p>
              </table:table-cell>
              <table:table-cell office:value-type="float" office:value="387697000">
                <text:p>387697000</text:p>
              </table:table-cell>
              <table:table-cell office:value-type="float" office:value="388902000">
                <text:p>388902000</text:p>
              </table:table-cell>
              <table:table-cell office:value-type="float" office:value="388292000">
                <text:p>388292000</text:p>
              </table:table-cell>
              <table:table-cell office:value-type="float" office:value="387964000">
                <text:p>387964000</text:p>
              </table:table-cell>
              <table:table-cell office:value-type="float" office:value="387846000">
                <text:p>387846000</text:p>
              </table:table-cell>
              <table:table-cell office:value-type="float" office:value="388443000">
                <text:p>388443000</text:p>
              </table:table-cell>
              <table:table-cell office:value-type="float" office:value="389054000">
                <text:p>389054000</text:p>
              </table:table-cell>
              <table:table-cell office:value-type="float" office:value="389099000">
                <text:p>389099000</text:p>
              </table:table-cell>
              <table:table-cell office:value-type="float" office:value="388899000">
                <text:p>388899000</text:p>
              </table:table-cell>
              <table:table-cell office:value-type="float" office:value="389077000">
                <text:p>389077000</text:p>
              </table:table-cell>
              <table:table-cell office:value-type="float" office:value="388903000">
                <text:p>388903000</text:p>
              </table:table-cell>
              <table:table-cell office:value-type="float" office:value="388657000">
                <text:p>388657000</text:p>
              </table:table-cell>
              <table:table-cell office:value-type="float" office:value="388104000">
                <text:p>388104000</text:p>
              </table:table-cell>
              <table:table-cell office:value-type="float" office:value="388043000">
                <text:p>388043000</text:p>
              </table:table-cell>
              <table:table-cell office:value-type="float" office:value="389437000">
                <text:p>389437000</text:p>
              </table:table-cell>
              <table:table-cell office:value-type="float" office:value="388737000">
                <text:p>388737000</text:p>
              </table:table-cell>
              <table:table-cell office:value-type="float" office:value="388148000">
                <text:p>388148000</text:p>
              </table:table-cell>
              <table:table-cell office:value-type="float" office:value="388054000">
                <text:p>388054000</text:p>
              </table:table-cell>
              <table:table-cell office:value-type="float" office:value="388879000">
                <text:p>388879000</text:p>
              </table:table-cell>
              <table:table-cell office:value-type="float" office:value="389655000">
                <text:p>389655000</text:p>
              </table:table-cell>
              <table:table-cell office:value-type="float" office:value="389145000">
                <text:p>389145000</text:p>
              </table:table-cell>
              <table:table-cell office:value-type="float" office:value="389806000">
                <text:p>389806000</text:p>
              </table:table-cell>
              <table:table-cell office:value-type="float" office:value="386490000">
                <text:p>386490000</text:p>
              </table:table-cell>
              <table:table-cell office:value-type="float" office:value="388978000">
                <text:p>388978000</text:p>
              </table:table-cell>
              <table:table-cell office:value-type="float" office:value="388568000">
                <text:p>388568000</text:p>
              </table:table-cell>
              <table:table-cell office:value-type="float" office:value="389087000">
                <text:p>389087000</text:p>
              </table:table-cell>
              <table:table-cell office:value-type="float" office:value="387501000">
                <text:p>387501000</text:p>
              </table:table-cell>
              <table:table-cell office:value-type="float" office:value="388572000">
                <text:p>388572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388314000">
                <text:p>388314000</text:p>
              </table:table-cell>
              <table:table-cell office:value-type="float" office:value="390017000">
                <text:p>390017000</text:p>
              </table:table-cell>
              <table:table-cell office:value-type="float" office:value="387884000">
                <text:p>387884000</text:p>
              </table:table-cell>
              <table:table-cell office:value-type="float" office:value="387965000">
                <text:p>387965000</text:p>
              </table:table-cell>
              <table:table-cell office:value-type="float" office:value="388576000">
                <text:p>388576000</text:p>
              </table:table-cell>
              <table:table-cell office:value-type="float" office:value="387338000">
                <text:p>387338000</text:p>
              </table:table-cell>
              <table:table-cell office:value-type="float" office:value="388370000">
                <text:p>388370000</text:p>
              </table:table-cell>
              <table:table-cell office:value-type="float" office:value="388735000">
                <text:p>388735000</text:p>
              </table:table-cell>
              <table:table-cell office:value-type="float" office:value="386841000">
                <text:p>386841000</text:p>
              </table:table-cell>
              <table:table-cell office:value-type="float" office:value="388451000">
                <text:p>388451000</text:p>
              </table:table-cell>
              <table:table-cell office:value-type="float" office:value="386776000">
                <text:p>386776000</text:p>
              </table:table-cell>
              <table:table-cell office:value-type="float" office:value="389588000">
                <text:p>389588000</text:p>
              </table:table-cell>
              <table:table-cell office:value-type="float" office:value="389694000">
                <text:p>389694000</text:p>
              </table:table-cell>
              <table:table-cell office:value-type="float" office:value="388946000">
                <text:p>388946000</text:p>
              </table:table-cell>
              <table:table-cell office:value-type="float" office:value="387465000">
                <text:p>387465000</text:p>
              </table:table-cell>
              <table:table-cell office:value-type="float" office:value="387939000">
                <text:p>387939000</text:p>
              </table:table-cell>
              <table:table-cell office:value-type="float" office:value="387881000">
                <text:p>387881000</text:p>
              </table:table-cell>
              <table:table-cell office:value-type="float" office:value="388715000">
                <text:p>388715000</text:p>
              </table:table-cell>
              <table:table-cell office:value-type="float" office:value="388397000">
                <text:p>388397000</text:p>
              </table:table-cell>
              <table:table-cell office:value-type="float" office:value="387954000">
                <text:p>387954000</text:p>
              </table:table-cell>
              <table:table-cell office:value-type="float" office:value="388868000">
                <text:p>388868000</text:p>
              </table:table-cell>
              <table:table-cell office:value-type="float" office:value="388781000">
                <text:p>388781000</text:p>
              </table:table-cell>
              <table:table-cell office:value-type="float" office:value="388872000">
                <text:p>388872000</text:p>
              </table:table-cell>
              <table:table-cell office:value-type="float" office:value="389239000">
                <text:p>389239000</text:p>
              </table:table-cell>
              <table:table-cell office:value-type="float" office:value="387762000">
                <text:p>387762000</text:p>
              </table:table-cell>
              <table:table-cell office:value-type="float" office:value="387859000">
                <text:p>387859000</text:p>
              </table:table-cell>
              <table:table-cell office:value-type="float" office:value="388759000">
                <text:p>388759000</text:p>
              </table:table-cell>
              <table:table-cell office:value-type="float" office:value="388886000">
                <text:p>388886000</text:p>
              </table:table-cell>
              <table:table-cell office:value-type="float" office:value="389629000">
                <text:p>389629000</text:p>
              </table:table-cell>
              <table:table-cell office:value-type="float" office:value="387556000">
                <text:p>387556000</text:p>
              </table:table-cell>
              <table:table-cell office:value-type="float" office:value="387452000">
                <text:p>387452000</text:p>
              </table:table-cell>
              <table:table-cell office:value-type="float" office:value="387451000">
                <text:p>387451000</text:p>
              </table:table-cell>
              <table:table-cell office:value-type="float" office:value="390212000">
                <text:p>390212000</text:p>
              </table:table-cell>
              <table:table-cell office:value-type="float" office:value="388936000">
                <text:p>388936000</text:p>
              </table:table-cell>
              <table:table-cell office:value-type="float" office:value="389589000">
                <text:p>389589000</text:p>
              </table:table-cell>
              <table:table-cell office:value-type="float" office:value="388900000">
                <text:p>388900000</text:p>
              </table:table-cell>
              <table:table-cell office:value-type="float" office:value="389311000">
                <text:p>389311000</text:p>
              </table:table-cell>
              <table:table-cell office:value-type="float" office:value="389842000">
                <text:p>389842000</text:p>
              </table:table-cell>
              <table:table-cell office:value-type="float" office:value="389118000">
                <text:p>389118000</text:p>
              </table:table-cell>
              <table:table-cell office:value-type="float" office:value="388994000">
                <text:p>388994000</text:p>
              </table:table-cell>
              <table:table-cell office:value-type="float" office:value="388225000">
                <text:p>388225000</text:p>
              </table:table-cell>
              <table:table-cell office:value-type="float" office:value="389557000">
                <text:p>389557000</text:p>
              </table:table-cell>
              <table:table-cell office:value-type="float" office:value="389037000">
                <text:p>389037000</text:p>
              </table:table-cell>
              <table:table-cell office:value-type="float" office:value="387718000">
                <text:p>387718000</text:p>
              </table:table-cell>
              <table:table-cell office:value-type="float" office:value="388966000">
                <text:p>388966000</text:p>
              </table:table-cell>
              <table:table-cell office:value-type="float" office:value="388135000">
                <text:p>388135000</text:p>
              </table:table-cell>
              <table:table-cell office:value-type="float" office:value="388624000">
                <text:p>388624000</text:p>
              </table:table-cell>
              <table:table-cell office:value-type="float" office:value="387973000">
                <text:p>387973000</text:p>
              </table:table-cell>
              <table:table-cell office:value-type="float" office:value="388057000">
                <text:p>388057000</text:p>
              </table:table-cell>
              <table:table-cell office:value-type="float" office:value="388104000">
                <text:p>388104000</text:p>
              </table:table-cell>
              <table:table-cell office:value-type="float" office:value="387743000">
                <text:p>387743000</text:p>
              </table:table-cell>
              <table:table-cell office:value-type="float" office:value="390108000">
                <text:p>390108000</text:p>
              </table:table-cell>
              <table:table-cell office:value-type="float" office:value="388398000">
                <text:p>388398000</text:p>
              </table:table-cell>
              <table:table-cell office:value-type="float" office:value="388643000">
                <text:p>388643000</text:p>
              </table:table-cell>
              <table:table-cell office:value-type="float" office:value="387553000">
                <text:p>387553000</text:p>
              </table:table-cell>
              <table:table-cell office:value-type="float" office:value="387833000">
                <text:p>387833000</text:p>
              </table:table-cell>
              <table:table-cell office:value-type="float" office:value="389031000">
                <text:p>389031000</text:p>
              </table:table-cell>
              <table:table-cell office:value-type="float" office:value="388895000">
                <text:p>388895000</text:p>
              </table:table-cell>
              <table:table-cell office:value-type="float" office:value="389209000">
                <text:p>389209000</text:p>
              </table:table-cell>
              <table:table-cell office:value-type="float" office:value="389452000">
                <text:p>389452000</text:p>
              </table:table-cell>
              <table:table-cell office:value-type="float" office:value="388040000">
                <text:p>388040000</text:p>
              </table:table-cell>
              <table:table-cell office:value-type="float" office:value="388476000">
                <text:p>388476000</text:p>
              </table:table-cell>
              <table:table-cell office:value-type="float" office:value="389027000">
                <text:p>389027000</text:p>
              </table:table-cell>
              <table:table-cell office:value-type="float" office:value="388864000">
                <text:p>388864000</text:p>
              </table:table-cell>
              <table:table-cell office:value-type="float" office:value="388175000">
                <text:p>388175000</text:p>
              </table:table-cell>
              <table:table-cell office:value-type="float" office:value="387601000">
                <text:p>387601000</text:p>
              </table:table-cell>
              <table:table-cell office:value-type="float" office:value="388236000">
                <text:p>388236000</text:p>
              </table:table-cell>
              <table:table-cell office:value-type="float" office:value="388197000">
                <text:p>388197000</text:p>
              </table:table-cell>
              <table:table-cell office:value-type="float" office:value="388646000">
                <text:p>388646000</text:p>
              </table:table-cell>
              <table:table-cell office:value-type="float" office:value="388989000">
                <text:p>388989000</text:p>
              </table:table-cell>
              <table:table-cell office:value-type="float" office:value="388229000">
                <text:p>388229000</text:p>
              </table:table-cell>
              <table:table-cell office:value-type="float" office:value="387635000">
                <text:p>387635000</text:p>
              </table:table-cell>
              <table:table-cell office:value-type="float" office:value="387202000">
                <text:p>387202000</text:p>
              </table:table-cell>
              <table:table-cell office:value-type="float" office:value="388531000">
                <text:p>388531000</text:p>
              </table:table-cell>
              <table:table-cell office:value-type="float" office:value="389497000">
                <text:p>389497000</text:p>
              </table:table-cell>
              <table:table-cell office:value-type="float" office:value="388733000">
                <text:p>388733000</text:p>
              </table:table-cell>
              <table:table-cell office:value-type="float" office:value="389459000">
                <text:p>389459000</text:p>
              </table:table-cell>
              <table:table-cell office:value-type="float" office:value="389598000">
                <text:p>389598000</text:p>
              </table:table-cell>
              <table:table-cell office:value-type="float" office:value="388962000">
                <text:p>388962000</text:p>
              </table:table-cell>
              <table:table-cell office:value-type="float" office:value="387794000">
                <text:p>387794000</text:p>
              </table:table-cell>
              <table:table-cell office:value-type="float" office:value="387698000">
                <text:p>387698000</text:p>
              </table:table-cell>
              <table:table-cell office:value-type="float" office:value="389273000">
                <text:p>389273000</text:p>
              </table:table-cell>
              <table:table-cell office:value-type="float" office:value="389346000">
                <text:p>389346000</text:p>
              </table:table-cell>
              <table:table-cell office:value-type="float" office:value="389546000">
                <text:p>389546000</text:p>
              </table:table-cell>
              <table:table-cell office:value-type="float" office:value="389045000">
                <text:p>389045000</text:p>
              </table:table-cell>
              <table:table-cell office:value-type="float" office:value="389045000">
                <text:p>389045000</text:p>
              </table:table-cell>
              <table:table-cell office:value-type="float" office:value="388676000">
                <text:p>388676000</text:p>
              </table:table-cell>
              <table:table-cell office:value-type="float" office:value="388698000">
                <text:p>388698000</text:p>
              </table:table-cell>
              <table:table-cell office:value-type="float" office:value="389690000">
                <text:p>389690000</text:p>
              </table:table-cell>
              <table:table-cell office:value-type="float" office:value="387929000">
                <text:p>387929000</text:p>
              </table:table-cell>
              <table:table-cell office:value-type="float" office:value="390282000">
                <text:p>390282000</text:p>
              </table:table-cell>
              <table:table-cell office:value-type="float" office:value="388295000">
                <text:p>388295000</text:p>
              </table:table-cell>
              <table:table-cell office:value-type="float" office:value="388491000">
                <text:p>388491000</text:p>
              </table:table-cell>
              <table:table-cell office:value-type="float" office:value="387652000">
                <text:p>387652000</text:p>
              </table:table-cell>
              <table:table-cell office:value-type="float" office:value="387651000">
                <text:p>387651000</text:p>
              </table:table-cell>
              <table:table-cell office:value-type="float" office:value="388787000">
                <text:p>388787000</text:p>
              </table:table-cell>
              <table:table-cell office:value-type="float" office:value="388703000">
                <text:p>388703000</text:p>
              </table:table-cell>
              <table:table-cell office:value-type="float" office:value="389678000">
                <text:p>389678000</text:p>
              </table:table-cell>
              <table:table-cell office:value-type="float" office:value="388865000">
                <text:p>388865000</text:p>
              </table:table-cell>
              <table:table-cell office:value-type="float" office:value="388865000">
                <text:p>388865000</text:p>
              </table:table-cell>
              <table:table-cell office:value-type="float" office:value="387811000">
                <text:p>387811000</text:p>
              </table:table-cell>
              <table:table-cell office:value-type="float" office:value="388324000">
                <text:p>388324000</text:p>
              </table:table-cell>
              <table:table-cell office:value-type="float" office:value="387528000">
                <text:p>387528000</text:p>
              </table:table-cell>
              <table:table-cell office:value-type="float" office:value="387406000">
                <text:p>387406000</text:p>
              </table:table-cell>
              <table:table-cell office:value-type="float" office:value="388299000">
                <text:p>388299000</text:p>
              </table:table-cell>
              <table:table-cell office:value-type="float" office:value="388284000">
                <text:p>388284000</text:p>
              </table:table-cell>
              <table:table-cell office:value-type="float" office:value="389150000">
                <text:p>389150000</text:p>
              </table:table-cell>
              <table:table-cell office:value-type="float" office:value="388376000">
                <text:p>388376000</text:p>
              </table:table-cell>
              <table:table-cell office:value-type="float" office:value="388270000">
                <text:p>388270000</text:p>
              </table:table-cell>
              <table:table-cell office:value-type="float" office:value="387905000">
                <text:p>387905000</text:p>
              </table:table-cell>
              <table:table-cell office:value-type="float" office:value="388293000">
                <text:p>388293000</text:p>
              </table:table-cell>
              <table:table-cell office:value-type="float" office:value="388692000">
                <text:p>388692000</text:p>
              </table:table-cell>
              <table:table-cell office:value-type="float" office:value="388637000">
                <text:p>388637000</text:p>
              </table:table-cell>
              <table:table-cell office:value-type="float" office:value="387646000">
                <text:p>387646000</text:p>
              </table:table-cell>
              <table:table-cell office:value-type="float" office:value="388570000">
                <text:p>388570000</text:p>
              </table:table-cell>
              <table:table-cell office:value-type="float" office:value="388692000">
                <text:p>388692000</text:p>
              </table:table-cell>
              <table:table-cell office:value-type="float" office:value="388233000">
                <text:p>388233000</text:p>
              </table:table-cell>
              <table:table-cell office:value-type="float" office:value="389641000">
                <text:p>389641000</text:p>
              </table:table-cell>
              <table:table-cell office:value-type="float" office:value="387532000">
                <text:p>387532000</text:p>
              </table:table-cell>
              <table:table-cell office:value-type="float" office:value="388314000">
                <text:p>388314000</text:p>
              </table:table-cell>
              <table:table-cell office:value-type="float" office:value="388621000">
                <text:p>388621000</text:p>
              </table:table-cell>
              <table:table-cell office:value-type="float" office:value="388977000">
                <text:p>388977000</text:p>
              </table:table-cell>
              <table:table-cell office:value-type="float" office:value="388475000">
                <text:p>388475000</text:p>
              </table:table-cell>
              <table:table-cell office:value-type="float" office:value="388856000">
                <text:p>388856000</text:p>
              </table:table-cell>
              <table:table-cell office:value-type="float" office:value="388408000">
                <text:p>388408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8688000">
                <text:p>388688000</text:p>
              </table:table-cell>
              <table:table-cell office:value-type="float" office:value="389359000">
                <text:p>389359000</text:p>
              </table:table-cell>
              <table:table-cell office:value-type="float" office:value="387264000">
                <text:p>387264000</text:p>
              </table:table-cell>
              <table:table-cell office:value-type="float" office:value="387890000">
                <text:p>387890000</text:p>
              </table:table-cell>
              <table:table-cell office:value-type="float" office:value="386694000">
                <text:p>386694000</text:p>
              </table:table-cell>
              <table:table-cell office:value-type="float" office:value="388376000">
                <text:p>388376000</text:p>
              </table:table-cell>
              <table:table-cell office:value-type="float" office:value="388565000">
                <text:p>388565000</text:p>
              </table:table-cell>
              <table:table-cell office:value-type="float" office:value="387461000">
                <text:p>387461000</text:p>
              </table:table-cell>
              <table:table-cell office:value-type="float" office:value="388765000">
                <text:p>388765000</text:p>
              </table:table-cell>
              <table:table-cell office:value-type="float" office:value="388627000">
                <text:p>388627000</text:p>
              </table:table-cell>
              <table:table-cell office:value-type="float" office:value="388439000">
                <text:p>388439000</text:p>
              </table:table-cell>
              <table:table-cell office:value-type="float" office:value="389490000">
                <text:p>389490000</text:p>
              </table:table-cell>
              <table:table-cell office:value-type="float" office:value="388597000">
                <text:p>388597000</text:p>
              </table:table-cell>
              <table:table-cell office:value-type="float" office:value="389202000">
                <text:p>389202000</text:p>
              </table:table-cell>
              <table:table-cell office:value-type="float" office:value="387571000">
                <text:p>387571000</text:p>
              </table:table-cell>
              <table:table-cell office:value-type="float" office:value="387497000">
                <text:p>387497000</text:p>
              </table:table-cell>
              <table:table-cell office:value-type="float" office:value="388971000">
                <text:p>388971000</text:p>
              </table:table-cell>
              <table:table-cell office:value-type="float" office:value="388532000">
                <text:p>388532000</text:p>
              </table:table-cell>
              <table:table-cell office:value-type="float" office:value="389328000">
                <text:p>389328000</text:p>
              </table:table-cell>
              <table:table-cell office:value-type="float" office:value="387388000">
                <text:p>387388000</text:p>
              </table:table-cell>
              <table:table-cell office:value-type="float" office:value="390175000">
                <text:p>390175000</text:p>
              </table:table-cell>
              <table:table-cell office:value-type="float" office:value="388588000">
                <text:p>388588000</text:p>
              </table:table-cell>
              <table:table-cell office:value-type="float" office:value="388282000">
                <text:p>388282000</text:p>
              </table:table-cell>
              <table:table-cell office:value-type="float" office:value="388210000">
                <text:p>388210000</text:p>
              </table:table-cell>
              <table:table-cell office:value-type="float" office:value="387868000">
                <text:p>387868000</text:p>
              </table:table-cell>
              <table:table-cell office:value-type="float" office:value="388537000">
                <text:p>388537000</text:p>
              </table:table-cell>
              <table:table-cell office:value-type="float" office:value="387612000">
                <text:p>387612000</text:p>
              </table:table-cell>
              <table:table-cell office:value-type="float" office:value="387902000">
                <text:p>387902000</text:p>
              </table:table-cell>
              <table:table-cell office:value-type="float" office:value="388487000">
                <text:p>388487000</text:p>
              </table:table-cell>
              <table:table-cell office:value-type="float" office:value="387421000">
                <text:p>387421000</text:p>
              </table:table-cell>
              <table:table-cell office:value-type="float" office:value="389540000">
                <text:p>389540000</text:p>
              </table:table-cell>
              <table:table-cell office:value-type="float" office:value="389304000">
                <text:p>389304000</text:p>
              </table:table-cell>
              <table:table-cell office:value-type="float" office:value="389421000">
                <text:p>389421000</text:p>
              </table:table-cell>
              <table:table-cell office:value-type="float" office:value="388381000">
                <text:p>388381000</text:p>
              </table:table-cell>
              <table:table-cell office:value-type="float" office:value="387262000">
                <text:p>387262000</text:p>
              </table:table-cell>
              <table:table-cell office:value-type="float" office:value="388344000">
                <text:p>388344000</text:p>
              </table:table-cell>
              <table:table-cell office:value-type="float" office:value="388633000">
                <text:p>388633000</text:p>
              </table:table-cell>
              <table:table-cell office:value-type="float" office:value="388741000">
                <text:p>388741000</text:p>
              </table:table-cell>
              <table:table-cell office:value-type="float" office:value="388784000">
                <text:p>388784000</text:p>
              </table:table-cell>
              <table:table-cell office:value-type="float" office:value="389016000">
                <text:p>389016000</text:p>
              </table:table-cell>
              <table:table-cell office:value-type="float" office:value="388540000">
                <text:p>388540000</text:p>
              </table:table-cell>
              <table:table-cell office:value-type="float" office:value="388030000">
                <text:p>388030000</text:p>
              </table:table-cell>
              <table:table-cell office:value-type="float" office:value="387765000">
                <text:p>387765000</text:p>
              </table:table-cell>
              <table:table-cell office:value-type="float" office:value="387431000">
                <text:p>387431000</text:p>
              </table:table-cell>
              <table:table-cell office:value-type="float" office:value="389171000">
                <text:p>389171000</text:p>
              </table:table-cell>
              <table:table-cell office:value-type="float" office:value="388430000">
                <text:p>388430000</text:p>
              </table:table-cell>
              <table:table-cell office:value-type="float" office:value="387575000">
                <text:p>387575000</text:p>
              </table:table-cell>
              <table:table-cell office:value-type="float" office:value="388060000">
                <text:p>388060000</text:p>
              </table:table-cell>
              <table:table-cell office:value-type="float" office:value="388474000">
                <text:p>388474000</text:p>
              </table:table-cell>
              <table:table-cell office:value-type="float" office:value="388969000">
                <text:p>388969000</text:p>
              </table:table-cell>
              <table:table-cell office:value-type="float" office:value="389495000">
                <text:p>389495000</text:p>
              </table:table-cell>
              <table:table-cell office:value-type="float" office:value="389514000">
                <text:p>389514000</text:p>
              </table:table-cell>
              <table:table-cell office:value-type="float" office:value="388006000">
                <text:p>388006000</text:p>
              </table:table-cell>
              <table:table-cell office:value-type="float" office:value="388425000">
                <text:p>388425000</text:p>
              </table:table-cell>
              <table:table-cell office:value-type="float" office:value="388690000">
                <text:p>388690000</text:p>
              </table:table-cell>
              <table:table-cell office:value-type="float" office:value="389664000">
                <text:p>389664000</text:p>
              </table:table-cell>
              <table:table-cell office:value-type="float" office:value="388832000">
                <text:p>388832000</text:p>
              </table:table-cell>
              <table:table-cell office:value-type="float" office:value="388006000">
                <text:p>38800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